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EX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table:style-name="ce1" office:value-type="string" calcext:value-type="string">
            <text:p>#0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]=[.A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3]=[.A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4]=[.A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5]=[.A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6]=[.A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7]=[.A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8]=[.A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9]=[.A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0]=[.A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1]=[.A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2]=[.A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3]=[.A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4]=[.A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5]=[.A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6]=[.A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7]=[.A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8]=[.A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19]=[.A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0]=[.A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1]=[.A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2]=[.A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3]=[.A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4]=[.A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5]=[.A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6]=[.A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7]=[.A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8]=[.A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29]=[.A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</text:p>
          </table:table-cell>
          <table:table-cell table:formula="of:=IF([.A30]=[.A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000</text:p>
          </table:table-cell>
          <table:table-cell table:formula="of:=IF([.A31]=[.A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000</text:p>
          </table:table-cell>
          <table:table-cell table:formula="of:=IF([.A32]=[.A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000f</text:p>
          </table:table-cell>
          <table:table-cell table:formula="of:=IF([.A33]=[.A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4]=[.A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5]=[.A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6]=[.A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7]=[.A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8]=[.A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39]=[.A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0]=[.A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1]=[.A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2]=[.A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3]=[.A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4]=[.A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5]=[.A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6]=[.A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7]=[.A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8]=[.A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49]=[.A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0]=[.A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1]=[.A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2]=[.A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3]=[.A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4]=[.A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5]=[.A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6]=[.A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7]=[.A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8]=[.A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59]=[.A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60]=[.A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61]=[.A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62]=[.A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63]=[.A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000f</text:p>
          </table:table-cell>
          <table:table-cell table:formula="of:=IF([.A64]=[.A6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0cff</text:p>
          </table:table-cell>
          <table:table-cell table:formula="of:=IF([.A65]=[.A6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0cff</text:p>
          </table:table-cell>
          <table:table-cell table:formula="of:=IF([.A66]=[.A6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1851</text:p>
          </table:table-cell>
          <table:table-cell table:formula="of:=IF([.A67]=[.A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415a</text:p>
          </table:table-cell>
          <table:table-cell table:formula="of:=IF([.A68]=[.A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65fc</text:p>
          </table:table-cell>
          <table:table-cell table:formula="of:=IF([.A69]=[.A7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06eac</text:p>
          </table:table-cell>
          <table:table-cell table:formula="of:=IF([.A70]=[.A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71c6</text:p>
          </table:table-cell>
          <table:table-cell table:formula="of:=IF([.A71]=[.A7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07acc</text:p>
          </table:table-cell>
          <table:table-cell table:formula="of:=IF([.A72]=[.A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7ad9</text:p>
          </table:table-cell>
          <table:table-cell table:formula="of:=IF([.A73]=[.A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000</text:p>
          </table:table-cell>
          <table:table-cell table:formula="of:=IF([.A74]=[.A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8000</text:p>
          </table:table-cell>
          <table:table-cell table:formula="of:=IF([.A75]=[.A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8000</text:p>
          </table:table-cell>
          <table:table-cell table:formula="of:=IF([.A76]=[.A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8000</text:p>
          </table:table-cell>
          <table:table-cell table:formula="of:=IF([.A77]=[.A7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83dc</text:p>
          </table:table-cell>
          <table:table-cell table:formula="of:=IF([.A78]=[.A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7ed</text:p>
          </table:table-cell>
          <table:table-cell table:formula="of:=IF([.A79]=[.A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9dc</text:p>
          </table:table-cell>
          <table:table-cell table:formula="of:=IF([.A80]=[.A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add</text:p>
          </table:table-cell>
          <table:table-cell table:formula="of:=IF([.A81]=[.A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d93</text:p>
          </table:table-cell>
          <table:table-cell table:formula="of:=IF([.A82]=[.A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8ef5</text:p>
          </table:table-cell>
          <table:table-cell table:formula="of:=IF([.A83]=[.A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8ef5</text:p>
          </table:table-cell>
          <table:table-cell table:formula="of:=IF([.A84]=[.A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8ef5</text:p>
          </table:table-cell>
          <table:table-cell table:formula="of:=IF([.A85]=[.A8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90ff</text:p>
          </table:table-cell>
          <table:table-cell table:formula="of:=IF([.A86]=[.A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913a</text:p>
          </table:table-cell>
          <table:table-cell table:formula="of:=IF([.A87]=[.A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88]=[.A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89]=[.A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0]=[.A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1]=[.A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2]=[.A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3]=[.A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4]=[.A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5]=[.A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6]=[.A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7]=[.A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913a</text:p>
          </table:table-cell>
          <table:table-cell table:formula="of:=IF([.A98]=[.A9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92ee</text:p>
          </table:table-cell>
          <table:table-cell table:formula="of:=IF([.A99]=[.A1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94f0</text:p>
          </table:table-cell>
          <table:table-cell table:formula="of:=IF([.A100]=[.A1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9577</text:p>
          </table:table-cell>
          <table:table-cell table:formula="of:=IF([.A101]=[.A1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9688</text:p>
          </table:table-cell>
          <table:table-cell table:formula="of:=IF([.A102]=[.A1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a0fc</text:p>
          </table:table-cell>
          <table:table-cell table:formula="of:=IF([.A103]=[.A1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aade</text:p>
          </table:table-cell>
          <table:table-cell table:formula="of:=IF([.A104]=[.A1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abec</text:p>
          </table:table-cell>
          <table:table-cell table:formula="of:=IF([.A105]=[.A1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abec</text:p>
          </table:table-cell>
          <table:table-cell table:formula="of:=IF([.A106]=[.A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abec</text:p>
          </table:table-cell>
          <table:table-cell table:formula="of:=IF([.A107]=[.A1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0bcd4</text:p>
          </table:table-cell>
          <table:table-cell table:formula="of:=IF([.A108]=[.A1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bcfb</text:p>
          </table:table-cell>
          <table:table-cell table:formula="of:=IF([.A109]=[.A1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0f</text:p>
          </table:table-cell>
          <table:table-cell table:formula="of:=IF([.A110]=[.A1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0f</text:p>
          </table:table-cell>
          <table:table-cell table:formula="of:=IF([.A111]=[.A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f</text:p>
          </table:table-cell>
          <table:table-cell table:formula="of:=IF([.A112]=[.A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0f</text:p>
          </table:table-cell>
          <table:table-cell table:formula="of:=IF([.A113]=[.A11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15093</text:p>
          </table:table-cell>
          <table:table-cell table:formula="of:=IF([.A114]=[.A1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15ca7</text:p>
          </table:table-cell>
          <table:table-cell table:formula="of:=IF([.A115]=[.A1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1ade7</text:p>
          </table:table-cell>
          <table:table-cell table:formula="of:=IF([.A116]=[.A1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1b1f8</text:p>
          </table:table-cell>
          <table:table-cell table:formula="of:=IF([.A117]=[.A1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1d3aa</text:p>
          </table:table-cell>
          <table:table-cell table:formula="of:=IF([.A118]=[.A1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266b3</text:p>
          </table:table-cell>
          <table:table-cell table:formula="of:=IF([.A119]=[.A1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266b3</text:p>
          </table:table-cell>
          <table:table-cell table:formula="of:=IF([.A120]=[.A12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277bd</text:p>
          </table:table-cell>
          <table:table-cell table:formula="of:=IF([.A121]=[.A1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288d1</text:p>
          </table:table-cell>
          <table:table-cell table:formula="of:=IF([.A122]=[.A1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288d1</text:p>
          </table:table-cell>
          <table:table-cell table:formula="of:=IF([.A123]=[.A1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28e7d</text:p>
          </table:table-cell>
          <table:table-cell table:formula="of:=IF([.A124]=[.A1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29499</text:p>
          </table:table-cell>
          <table:table-cell table:formula="of:=IF([.A125]=[.A1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34c77</text:p>
          </table:table-cell>
          <table:table-cell table:formula="of:=IF([.A126]=[.A12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36fad</text:p>
          </table:table-cell>
          <table:table-cell table:formula="of:=IF([.A127]=[.A1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036fad</text:p>
          </table:table-cell>
          <table:table-cell table:formula="of:=IF([.A128]=[.A12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3adeb</text:p>
          </table:table-cell>
          <table:table-cell table:formula="of:=IF([.A129]=[.A1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3c7dd</text:p>
          </table:table-cell>
          <table:table-cell table:formula="of:=IF([.A130]=[.A1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40404</text:p>
          </table:table-cell>
          <table:table-cell table:formula="of:=IF([.A131]=[.A1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49bf5</text:p>
          </table:table-cell>
          <table:table-cell table:formula="of:=IF([.A132]=[.A1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49bf5</text:p>
          </table:table-cell>
          <table:table-cell table:formula="of:=IF([.A133]=[.A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49bf5</text:p>
          </table:table-cell>
          <table:table-cell table:formula="of:=IF([.A134]=[.A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49bf5</text:p>
          </table:table-cell>
          <table:table-cell table:formula="of:=IF([.A135]=[.A13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4a</text:p>
          </table:table-cell>
          <table:table-cell table:formula="of:=IF([.A136]=[.A1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4a</text:p>
          </table:table-cell>
          <table:table-cell table:formula="of:=IF([.A137]=[.A13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569a0</text:p>
          </table:table-cell>
          <table:table-cell table:formula="of:=IF([.A138]=[.A1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5a5f9</text:p>
          </table:table-cell>
          <table:table-cell table:formula="of:=IF([.A139]=[.A1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5a5f9</text:p>
          </table:table-cell>
          <table:table-cell table:formula="of:=IF([.A140]=[.A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5a5f9</text:p>
          </table:table-cell>
          <table:table-cell table:formula="of:=IF([.A141]=[.A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5a5f9</text:p>
          </table:table-cell>
          <table:table-cell table:formula="of:=IF([.A142]=[.A14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8abd8</text:p>
          </table:table-cell>
          <table:table-cell table:formula="of:=IF([.A143]=[.A1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8bffc</text:p>
          </table:table-cell>
          <table:table-cell table:formula="of:=IF([.A144]=[.A1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97cf4</text:p>
          </table:table-cell>
          <table:table-cell table:formula="of:=IF([.A145]=[.A1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9b2df</text:p>
          </table:table-cell>
          <table:table-cell table:formula="of:=IF([.A146]=[.A1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9c37b</text:p>
          </table:table-cell>
          <table:table-cell table:formula="of:=IF([.A147]=[.A1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a87e2</text:p>
          </table:table-cell>
          <table:table-cell table:formula="of:=IF([.A148]=[.A1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aa8f0</text:p>
          </table:table-cell>
          <table:table-cell table:formula="of:=IF([.A149]=[.A15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ac4f0</text:p>
          </table:table-cell>
          <table:table-cell table:formula="of:=IF([.A150]=[.A1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b5ead</text:p>
          </table:table-cell>
          <table:table-cell table:formula="of:=IF([.A151]=[.A1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b5ead</text:p>
          </table:table-cell>
          <table:table-cell table:formula="of:=IF([.A152]=[.A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b5ead</text:p>
          </table:table-cell>
          <table:table-cell table:formula="of:=IF([.A153]=[.A1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b7cff</text:p>
          </table:table-cell>
          <table:table-cell table:formula="of:=IF([.A154]=[.A1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b93d3</text:p>
          </table:table-cell>
          <table:table-cell table:formula="of:=IF([.A155]=[.A1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b93d3</text:p>
          </table:table-cell>
          <table:table-cell table:formula="of:=IF([.A156]=[.A1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bb36f</text:p>
          </table:table-cell>
          <table:table-cell table:formula="of:=IF([.A157]=[.A1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c0c0c</text:p>
          </table:table-cell>
          <table:table-cell table:formula="of:=IF([.A158]=[.A1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c578c</text:p>
          </table:table-cell>
          <table:table-cell table:formula="of:=IF([.A159]=[.A1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c578c</text:p>
          </table:table-cell>
          <table:table-cell table:formula="of:=IF([.A160]=[.A16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c96df</text:p>
          </table:table-cell>
          <table:table-cell table:formula="of:=IF([.A161]=[.A1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c97df</text:p>
          </table:table-cell>
          <table:table-cell table:formula="of:=IF([.A162]=[.A1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cb6ff</text:p>
          </table:table-cell>
          <table:table-cell table:formula="of:=IF([.A163]=[.A1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cc</text:p>
          </table:table-cell>
          <table:table-cell table:formula="of:=IF([.A164]=[.A1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cc</text:p>
          </table:table-cell>
          <table:table-cell table:formula="of:=IF([.A165]=[.A16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cccfd</text:p>
          </table:table-cell>
          <table:table-cell table:formula="of:=IF([.A166]=[.A1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d52bf</text:p>
          </table:table-cell>
          <table:table-cell table:formula="of:=IF([.A167]=[.A1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d657a</text:p>
          </table:table-cell>
          <table:table-cell table:formula="of:=IF([.A168]=[.A1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d68ab</text:p>
          </table:table-cell>
          <table:table-cell table:formula="of:=IF([.A169]=[.A1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dbc8a</text:p>
          </table:table-cell>
          <table:table-cell table:formula="of:=IF([.A170]=[.A1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e88c8</text:p>
          </table:table-cell>
          <table:table-cell table:formula="of:=IF([.A171]=[.A1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e88c8</text:p>
          </table:table-cell>
          <table:table-cell table:formula="of:=IF([.A172]=[.A1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ea6d3</text:p>
          </table:table-cell>
          <table:table-cell table:formula="of:=IF([.A173]=[.A1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eabe7</text:p>
          </table:table-cell>
          <table:table-cell table:formula="of:=IF([.A174]=[.A1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eabe7</text:p>
          </table:table-cell>
          <table:table-cell table:formula="of:=IF([.A175]=[.A17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f2228</text:p>
          </table:table-cell>
          <table:table-cell table:formula="of:=IF([.A176]=[.A1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0f9d58</text:p>
          </table:table-cell>
          <table:table-cell table:formula="of:=IF([.A177]=[.A1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f9d58</text:p>
          </table:table-cell>
          <table:table-cell table:formula="of:=IF([.A178]=[.A1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fb285</text:p>
          </table:table-cell>
          <table:table-cell table:formula="of:=IF([.A179]=[.A1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0fb285</text:p>
          </table:table-cell>
          <table:table-cell table:formula="of:=IF([.A180]=[.A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fb285</text:p>
          </table:table-cell>
          <table:table-cell table:formula="of:=IF([.A181]=[.A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fb285</text:p>
          </table:table-cell>
          <table:table-cell table:formula="of:=IF([.A182]=[.A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0fb285</text:p>
          </table:table-cell>
          <table:table-cell table:formula="of:=IF([.A183]=[.A1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0ff</text:p>
          </table:table-cell>
          <table:table-cell table:formula="of:=IF([.A184]=[.A1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0adf5</text:p>
          </table:table-cell>
          <table:table-cell table:formula="of:=IF([.A185]=[.A1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0e7c4</text:p>
          </table:table-cell>
          <table:table-cell table:formula="of:=IF([.A186]=[.A1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11</text:p>
          </table:table-cell>
          <table:table-cell table:formula="of:=IF([.A187]=[.A1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15fb7</text:p>
          </table:table-cell>
          <table:table-cell table:formula="of:=IF([.A188]=[.A1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17</text:p>
          </table:table-cell>
          <table:table-cell table:formula="of:=IF([.A189]=[.A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17</text:p>
          </table:table-cell>
          <table:table-cell table:formula="of:=IF([.A190]=[.A1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17c13</text:p>
          </table:table-cell>
          <table:table-cell table:formula="of:=IF([.A191]=[.A1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17c13</text:p>
          </table:table-cell>
          <table:table-cell table:formula="of:=IF([.A192]=[.A19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21212</text:p>
          </table:table-cell>
          <table:table-cell table:formula="of:=IF([.A193]=[.A1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21919</text:p>
          </table:table-cell>
          <table:table-cell table:formula="of:=IF([.A194]=[.A1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2b78c</text:p>
          </table:table-cell>
          <table:table-cell table:formula="of:=IF([.A195]=[.A1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2b78c</text:p>
          </table:table-cell>
          <table:table-cell table:formula="of:=IF([.A196]=[.A19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37c42</text:p>
          </table:table-cell>
          <table:table-cell table:formula="of:=IF([.A197]=[.A1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38ed3</text:p>
          </table:table-cell>
          <table:table-cell table:formula="of:=IF([.A198]=[.A1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3b1d5</text:p>
          </table:table-cell>
          <table:table-cell table:formula="of:=IF([.A199]=[.A2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0]=[.A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1]=[.A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2]=[.A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3]=[.A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4]=[.A2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41414</text:p>
          </table:table-cell>
          <table:table-cell table:formula="of:=IF([.A205]=[.A2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463a5</text:p>
          </table:table-cell>
          <table:table-cell table:formula="of:=IF([.A206]=[.A2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463a5</text:p>
          </table:table-cell>
          <table:table-cell table:formula="of:=IF([.A207]=[.A2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464a6</text:p>
          </table:table-cell>
          <table:table-cell table:formula="of:=IF([.A208]=[.A2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47add</text:p>
          </table:table-cell>
          <table:table-cell table:formula="of:=IF([.A209]=[.A2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49287</text:p>
          </table:table-cell>
          <table:table-cell table:formula="of:=IF([.A210]=[.A2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4bd59</text:p>
          </table:table-cell>
          <table:table-cell table:formula="of:=IF([.A211]=[.A2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581ce</text:p>
          </table:table-cell>
          <table:table-cell table:formula="of:=IF([.A212]=[.A2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58f76</text:p>
          </table:table-cell>
          <table:table-cell table:formula="of:=IF([.A213]=[.A2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694f5</text:p>
          </table:table-cell>
          <table:table-cell table:formula="of:=IF([.A214]=[.A2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69ba1</text:p>
          </table:table-cell>
          <table:table-cell table:formula="of:=IF([.A215]=[.A2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6baf7</text:p>
          </table:table-cell>
          <table:table-cell table:formula="of:=IF([.A216]=[.A2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5261</text:p>
          </table:table-cell>
          <table:table-cell table:formula="of:=IF([.A217]=[.A2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5ddc</text:p>
          </table:table-cell>
          <table:table-cell table:formula="of:=IF([.A218]=[.A2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91f5</text:p>
          </table:table-cell>
          <table:table-cell table:formula="of:=IF([.A219]=[.A2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93e6</text:p>
          </table:table-cell>
          <table:table-cell table:formula="of:=IF([.A220]=[.A2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1]=[.A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2]=[.A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3]=[.A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4]=[.A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5]=[.A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6]=[.A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793e6</text:p>
          </table:table-cell>
          <table:table-cell table:formula="of:=IF([.A227]=[.A2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793ef</text:p>
          </table:table-cell>
          <table:table-cell table:formula="of:=IF([.A228]=[.A22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79903</text:p>
          </table:table-cell>
          <table:table-cell table:formula="of:=IF([.A229]=[.A2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99eb</text:p>
          </table:table-cell>
          <table:table-cell table:formula="of:=IF([.A230]=[.A2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7b5f9</text:p>
          </table:table-cell>
          <table:table-cell table:formula="of:=IF([.A231]=[.A2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81818</text:p>
          </table:table-cell>
          <table:table-cell table:formula="of:=IF([.A232]=[.A2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81818</text:p>
          </table:table-cell>
          <table:table-cell table:formula="of:=IF([.A233]=[.A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81818</text:p>
          </table:table-cell>
          <table:table-cell table:formula="of:=IF([.A234]=[.A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81818</text:p>
          </table:table-cell>
          <table:table-cell table:formula="of:=IF([.A235]=[.A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81818</text:p>
          </table:table-cell>
          <table:table-cell table:formula="of:=IF([.A236]=[.A23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890d0</text:p>
          </table:table-cell>
          <table:table-cell table:formula="of:=IF([.A237]=[.A2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897ec</text:p>
          </table:table-cell>
          <table:table-cell table:formula="of:=IF([.A238]=[.A23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8a203</text:p>
          </table:table-cell>
          <table:table-cell table:formula="of:=IF([.A239]=[.A2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8ae46</text:p>
          </table:table-cell>
          <table:table-cell table:formula="of:=IF([.A240]=[.A2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9536f</text:p>
          </table:table-cell>
          <table:table-cell table:formula="of:=IF([.A241]=[.A2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95c28</text:p>
          </table:table-cell>
          <table:table-cell table:formula="of:=IF([.A242]=[.A2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96260</text:p>
          </table:table-cell>
          <table:table-cell table:formula="of:=IF([.A243]=[.A2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96260</text:p>
          </table:table-cell>
          <table:table-cell table:formula="of:=IF([.A244]=[.A2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964c2</text:p>
          </table:table-cell>
          <table:table-cell table:formula="of:=IF([.A245]=[.A2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97cf1</text:p>
          </table:table-cell>
          <table:table-cell table:formula="of:=IF([.A246]=[.A2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97cf1</text:p>
          </table:table-cell>
          <table:table-cell table:formula="of:=IF([.A247]=[.A24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a1723</text:p>
          </table:table-cell>
          <table:table-cell table:formula="of:=IF([.A248]=[.A2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a1723</text:p>
          </table:table-cell>
          <table:table-cell table:formula="of:=IF([.A249]=[.A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723</text:p>
          </table:table-cell>
          <table:table-cell table:formula="of:=IF([.A250]=[.A25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a1a1a</text:p>
          </table:table-cell>
          <table:table-cell table:formula="of:=IF([.A251]=[.A2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2]=[.A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3]=[.A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4]=[.A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5]=[.A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6]=[.A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7]=[.A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8]=[.A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59]=[.A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60]=[.A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a1a1a</text:p>
          </table:table-cell>
          <table:table-cell table:formula="of:=IF([.A261]=[.A2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a1c1f</text:p>
          </table:table-cell>
          <table:table-cell table:formula="of:=IF([.A262]=[.A2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5fb4</text:p>
          </table:table-cell>
          <table:table-cell table:formula="of:=IF([.A263]=[.A26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a7fd4</text:p>
          </table:table-cell>
          <table:table-cell table:formula="of:=IF([.A264]=[.A2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a7fd4</text:p>
          </table:table-cell>
          <table:table-cell table:formula="of:=IF([.A265]=[.A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a7fd4</text:p>
          </table:table-cell>
          <table:table-cell table:formula="of:=IF([.A266]=[.A26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a81da</text:p>
          </table:table-cell>
          <table:table-cell table:formula="of:=IF([.A267]=[.A2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87e2</text:p>
          </table:table-cell>
          <table:table-cell table:formula="of:=IF([.A268]=[.A2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9cd1</text:p>
          </table:table-cell>
          <table:table-cell table:formula="of:=IF([.A269]=[.A2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a3dc</text:p>
          </table:table-cell>
          <table:table-cell table:formula="of:=IF([.A270]=[.A2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bc9c</text:p>
          </table:table-cell>
          <table:table-cell table:formula="of:=IF([.A271]=[.A2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ac63a</text:p>
          </table:table-cell>
          <table:table-cell table:formula="of:=IF([.A272]=[.A2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1f24</text:p>
          </table:table-cell>
          <table:table-cell table:formula="of:=IF([.A273]=[.A2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2a2a</text:p>
          </table:table-cell>
          <table:table-cell table:formula="of:=IF([.A274]=[.A2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3341</text:p>
          </table:table-cell>
          <table:table-cell table:formula="of:=IF([.A275]=[.A2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8cf4</text:p>
          </table:table-cell>
          <table:table-cell table:formula="of:=IF([.A276]=[.A2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91f4</text:p>
          </table:table-cell>
          <table:table-cell table:formula="of:=IF([.A277]=[.A2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92f4</text:p>
          </table:table-cell>
          <table:table-cell table:formula="of:=IF([.A278]=[.A2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b93f4</text:p>
          </table:table-cell>
          <table:table-cell table:formula="of:=IF([.A279]=[.A2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1c1c</text:p>
          </table:table-cell>
          <table:table-cell table:formula="of:=IF([.A280]=[.A2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c1c1c</text:p>
          </table:table-cell>
          <table:table-cell table:formula="of:=IF([.A281]=[.A28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c2d44</text:p>
          </table:table-cell>
          <table:table-cell table:formula="of:=IF([.A282]=[.A2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c2d44</text:p>
          </table:table-cell>
          <table:table-cell table:formula="of:=IF([.A283]=[.A2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c69d0</text:p>
          </table:table-cell>
          <table:table-cell table:formula="of:=IF([.A284]=[.A2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71d8</text:p>
          </table:table-cell>
          <table:table-cell table:formula="of:=IF([.A285]=[.A2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7cbf</text:p>
          </table:table-cell>
          <table:table-cell table:formula="of:=IF([.A286]=[.A2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8d43</text:p>
          </table:table-cell>
          <table:table-cell table:formula="of:=IF([.A287]=[.A2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95f5</text:p>
          </table:table-cell>
          <table:table-cell table:formula="of:=IF([.A288]=[.A2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c95f5</text:p>
          </table:table-cell>
          <table:table-cell table:formula="of:=IF([.A289]=[.A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95f5</text:p>
          </table:table-cell>
          <table:table-cell table:formula="of:=IF([.A290]=[.A2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c99e0</text:p>
          </table:table-cell>
          <table:table-cell table:formula="of:=IF([.A291]=[.A2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2]=[.A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3]=[.A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4]=[.A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5]=[.A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6]=[.A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7]=[.A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8]=[.A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9]=[.A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0]=[.A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1]=[.A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2]=[.A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3]=[.A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4]=[.A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5]=[.A30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c9bf5</text:p>
          </table:table-cell>
          <table:table-cell table:formula="of:=IF([.A306]=[.A3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a4d4</text:p>
          </table:table-cell>
          <table:table-cell table:formula="of:=IF([.A307]=[.A3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a8a8</text:p>
          </table:table-cell>
          <table:table-cell table:formula="of:=IF([.A308]=[.A3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09]=[.A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0]=[.A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1]=[.A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2]=[.A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3]=[.A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4]=[.A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ca8a8</text:p>
          </table:table-cell>
          <table:table-cell table:formula="of:=IF([.A315]=[.A3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cbedd</text:p>
          </table:table-cell>
          <table:table-cell table:formula="of:=IF([.A316]=[.A3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cd2ac</text:p>
          </table:table-cell>
          <table:table-cell table:formula="of:=IF([.A317]=[.A3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5a9e</text:p>
          </table:table-cell>
          <table:table-cell table:formula="of:=IF([.A318]=[.A3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89db</text:p>
          </table:table-cell>
          <table:table-cell table:formula="of:=IF([.A319]=[.A3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8af3</text:p>
          </table:table-cell>
          <table:table-cell table:formula="of:=IF([.A320]=[.A32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d8cbf</text:p>
          </table:table-cell>
          <table:table-cell table:formula="of:=IF([.A321]=[.A3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97f8</text:p>
          </table:table-cell>
          <table:table-cell table:formula="of:=IF([.A322]=[.A3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d97f8</text:p>
          </table:table-cell>
          <table:table-cell table:formula="of:=IF([.A323]=[.A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1d97f8</text:p>
          </table:table-cell>
          <table:table-cell table:formula="of:=IF([.A324]=[.A32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da0f6</text:p>
          </table:table-cell>
          <table:table-cell table:formula="of:=IF([.A325]=[.A3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a4f7</text:p>
          </table:table-cell>
          <table:table-cell table:formula="of:=IF([.A326]=[.A3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a7f7</text:p>
          </table:table-cell>
          <table:table-cell table:formula="of:=IF([.A327]=[.A3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da7f7</text:p>
          </table:table-cell>
          <table:table-cell table:formula="of:=IF([.A328]=[.A32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db7f3</text:p>
          </table:table-cell>
          <table:table-cell table:formula="of:=IF([.A329]=[.A3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c979</text:p>
          </table:table-cell>
          <table:table-cell table:formula="of:=IF([.A330]=[.A3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dd0d0</text:p>
          </table:table-cell>
          <table:table-cell table:formula="of:=IF([.A331]=[.A3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dd0d0</text:p>
          </table:table-cell>
          <table:table-cell table:formula="of:=IF([.A332]=[.A3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e2d2d</text:p>
          </table:table-cell>
          <table:table-cell table:formula="of:=IF([.A333]=[.A3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3440</text:p>
          </table:table-cell>
          <table:table-cell table:formula="of:=IF([.A334]=[.A3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3d4d</text:p>
          </table:table-cell>
          <table:table-cell table:formula="of:=IF([.A335]=[.A3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84d0</text:p>
          </table:table-cell>
          <table:table-cell table:formula="of:=IF([.A336]=[.A3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87e4</text:p>
          </table:table-cell>
          <table:table-cell table:formula="of:=IF([.A337]=[.A3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88e5</text:p>
          </table:table-cell>
          <table:table-cell table:formula="of:=IF([.A338]=[.A3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e88e5</text:p>
          </table:table-cell>
          <table:table-cell table:formula="of:=IF([.A339]=[.A34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ea362</text:p>
          </table:table-cell>
          <table:table-cell table:formula="of:=IF([.A340]=[.A3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a8f7</text:p>
          </table:table-cell>
          <table:table-cell table:formula="of:=IF([.A341]=[.A3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aaf7</text:p>
          </table:table-cell>
          <table:table-cell table:formula="of:=IF([.A342]=[.A3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bc7e</text:p>
          </table:table-cell>
          <table:table-cell table:formula="of:=IF([.A343]=[.A3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ee2fd</text:p>
          </table:table-cell>
          <table:table-cell table:formula="of:=IF([.A344]=[.A3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609e</text:p>
          </table:table-cell>
          <table:table-cell table:formula="of:=IF([.A345]=[.A3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8fd7</text:p>
          </table:table-cell>
          <table:table-cell table:formula="of:=IF([.A346]=[.A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f8fd7</text:p>
          </table:table-cell>
          <table:table-cell table:formula="of:=IF([.A347]=[.A34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f8ff8</text:p>
          </table:table-cell>
          <table:table-cell table:formula="of:=IF([.A348]=[.A3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97cf</text:p>
          </table:table-cell>
          <table:table-cell table:formula="of:=IF([.A349]=[.A3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9bff</text:p>
          </table:table-cell>
          <table:table-cell table:formula="of:=IF([.A350]=[.A3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9df8</text:p>
          </table:table-cell>
          <table:table-cell table:formula="of:=IF([.A351]=[.A3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a3f7</text:p>
          </table:table-cell>
          <table:table-cell table:formula="of:=IF([.A352]=[.A35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facf5</text:p>
          </table:table-cell>
          <table:table-cell table:formula="of:=IF([.A353]=[.A3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b1f8</text:p>
          </table:table-cell>
          <table:table-cell table:formula="of:=IF([.A354]=[.A3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b5f8</text:p>
          </table:table-cell>
          <table:table-cell table:formula="of:=IF([.A355]=[.A3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1fbd7f</text:p>
          </table:table-cell>
          <table:table-cell table:formula="of:=IF([.A356]=[.A3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1fbd7f</text:p>
          </table:table-cell>
          <table:table-cell table:formula="of:=IF([.A357]=[.A35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1fe092</text:p>
          </table:table-cell>
          <table:table-cell table:formula="of:=IF([.A358]=[.A3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01f1f</text:p>
          </table:table-cell>
          <table:table-cell table:formula="of:=IF([.A359]=[.A3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02020</text:p>
          </table:table-cell>
          <table:table-cell table:formula="of:=IF([.A360]=[.A3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02020</text:p>
          </table:table-cell>
          <table:table-cell table:formula="of:=IF([.A361]=[.A3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02224</text:p>
          </table:table-cell>
          <table:table-cell table:formula="of:=IF([.A362]=[.A3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02224</text:p>
          </table:table-cell>
          <table:table-cell table:formula="of:=IF([.A363]=[.A3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072ae</text:p>
          </table:table-cell>
          <table:table-cell table:formula="of:=IF([.A364]=[.A3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072ae</text:p>
          </table:table-cell>
          <table:table-cell table:formula="of:=IF([.A365]=[.A36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077bc</text:p>
          </table:table-cell>
          <table:table-cell table:formula="of:=IF([.A366]=[.A3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07ab7</text:p>
          </table:table-cell>
          <table:table-cell table:formula="of:=IF([.A367]=[.A36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095f2</text:p>
          </table:table-cell>
          <table:table-cell table:formula="of:=IF([.A368]=[.A3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09af9</text:p>
          </table:table-cell>
          <table:table-cell table:formula="of:=IF([.A369]=[.A3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0a5a7</text:p>
          </table:table-cell>
          <table:table-cell table:formula="of:=IF([.A370]=[.A3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0a5a7</text:p>
          </table:table-cell>
          <table:table-cell table:formula="of:=IF([.A371]=[.A37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0aa73</text:p>
          </table:table-cell>
          <table:table-cell table:formula="of:=IF([.A372]=[.A3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0aa73</text:p>
          </table:table-cell>
          <table:table-cell table:formula="of:=IF([.A373]=[.A37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0bd4d</text:p>
          </table:table-cell>
          <table:table-cell table:formula="of:=IF([.A374]=[.A3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2121</text:p>
          </table:table-cell>
          <table:table-cell table:formula="of:=IF([.A375]=[.A3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12121</text:p>
          </table:table-cell>
          <table:table-cell table:formula="of:=IF([.A376]=[.A3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12324</text:p>
          </table:table-cell>
          <table:table-cell table:formula="of:=IF([.A377]=[.A3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2a3c</text:p>
          </table:table-cell>
          <table:table-cell table:formula="of:=IF([.A378]=[.A3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674f</text:p>
          </table:table-cell>
          <table:table-cell table:formula="of:=IF([.A379]=[.A3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86ff</text:p>
          </table:table-cell>
          <table:table-cell table:formula="of:=IF([.A380]=[.A3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94cd</text:p>
          </table:table-cell>
          <table:table-cell table:formula="of:=IF([.A381]=[.A3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196f3</text:p>
          </table:table-cell>
          <table:table-cell table:formula="of:=IF([.A382]=[.A3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196f3</text:p>
          </table:table-cell>
          <table:table-cell table:formula="of:=IF([.A383]=[.A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196f3</text:p>
          </table:table-cell>
          <table:table-cell table:formula="of:=IF([.A384]=[.A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196f3</text:p>
          </table:table-cell>
          <table:table-cell table:formula="of:=IF([.A385]=[.A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196f3</text:p>
          </table:table-cell>
          <table:table-cell table:formula="of:=IF([.A386]=[.A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196f3</text:p>
          </table:table-cell>
          <table:table-cell table:formula="of:=IF([.A387]=[.A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196f3</text:p>
          </table:table-cell>
          <table:table-cell table:formula="of:=IF([.A388]=[.A3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9bd6</text:p>
          </table:table-cell>
          <table:table-cell table:formula="of:=IF([.A389]=[.A3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22222</text:p>
          </table:table-cell>
          <table:table-cell table:formula="of:=IF([.A390]=[.A3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22856</text:p>
          </table:table-cell>
          <table:table-cell table:formula="of:=IF([.A391]=[.A3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25a84</text:p>
          </table:table-cell>
          <table:table-cell table:formula="of:=IF([.A392]=[.A3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274d5</text:p>
          </table:table-cell>
          <table:table-cell table:formula="of:=IF([.A393]=[.A3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2323</text:p>
          </table:table-cell>
          <table:table-cell table:formula="of:=IF([.A394]=[.A3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32323</text:p>
          </table:table-cell>
          <table:table-cell table:formula="of:=IF([.A395]=[.A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323</text:p>
          </table:table-cell>
          <table:table-cell table:formula="of:=IF([.A396]=[.A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323</text:p>
          </table:table-cell>
          <table:table-cell table:formula="of:=IF([.A397]=[.A3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32629</text:p>
          </table:table-cell>
          <table:table-cell table:formula="of:=IF([.A398]=[.A39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399]=[.A4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400]=[.A4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401]=[.A4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402]=[.A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403]=[.A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32629</text:p>
          </table:table-cell>
          <table:table-cell table:formula="of:=IF([.A404]=[.A4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32f3e</text:p>
          </table:table-cell>
          <table:table-cell table:formula="of:=IF([.A405]=[.A4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3333</text:p>
          </table:table-cell>
          <table:table-cell table:formula="of:=IF([.A406]=[.A40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34db8</text:p>
          </table:table-cell>
          <table:table-cell table:formula="of:=IF([.A407]=[.A4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5292</text:p>
          </table:table-cell>
          <table:table-cell table:formula="of:=IF([.A408]=[.A4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76c5</text:p>
          </table:table-cell>
          <table:table-cell table:formula="of:=IF([.A409]=[.A4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8dcd</text:p>
          </table:table-cell>
          <table:table-cell table:formula="of:=IF([.A410]=[.A4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39bd1</text:p>
          </table:table-cell>
          <table:table-cell table:formula="of:=IF([.A411]=[.A4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1f31</text:p>
          </table:table-cell>
          <table:table-cell table:formula="of:=IF([.A412]=[.A4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2424</text:p>
          </table:table-cell>
          <table:table-cell table:formula="of:=IF([.A413]=[.A4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426c</text:p>
          </table:table-cell>
          <table:table-cell table:formula="of:=IF([.A414]=[.A4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6541</text:p>
          </table:table-cell>
          <table:table-cell table:formula="of:=IF([.A415]=[.A4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46541</text:p>
          </table:table-cell>
          <table:table-cell table:formula="of:=IF([.A416]=[.A4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49bd0</text:p>
          </table:table-cell>
          <table:table-cell table:formula="of:=IF([.A417]=[.A4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a9f7</text:p>
          </table:table-cell>
          <table:table-cell table:formula="of:=IF([.A418]=[.A41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4a9f7</text:p>
          </table:table-cell>
          <table:table-cell table:formula="of:=IF([.A419]=[.A42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4abeb</text:p>
          </table:table-cell>
          <table:table-cell table:formula="of:=IF([.A420]=[.A4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af6d</text:p>
          </table:table-cell>
          <table:table-cell table:formula="of:=IF([.A421]=[.A4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b29d</text:p>
          </table:table-cell>
          <table:table-cell table:formula="of:=IF([.A422]=[.A4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4b97a</text:p>
          </table:table-cell>
          <table:table-cell table:formula="of:=IF([.A423]=[.A4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55fdb</text:p>
          </table:table-cell>
          <table:table-cell table:formula="of:=IF([.A424]=[.A4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566d3</text:p>
          </table:table-cell>
          <table:table-cell table:formula="of:=IF([.A425]=[.A4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566d3</text:p>
          </table:table-cell>
          <table:table-cell table:formula="of:=IF([.A426]=[.A42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569bb</text:p>
          </table:table-cell>
          <table:table-cell table:formula="of:=IF([.A427]=[.A4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581b0</text:p>
          </table:table-cell>
          <table:table-cell table:formula="of:=IF([.A428]=[.A4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59f58</text:p>
          </table:table-cell>
          <table:table-cell table:formula="of:=IF([.A429]=[.A4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2532</text:p>
          </table:table-cell>
          <table:table-cell table:formula="of:=IF([.A430]=[.A4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2577</text:p>
          </table:table-cell>
          <table:table-cell table:formula="of:=IF([.A431]=[.A4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2577</text:p>
          </table:table-cell>
          <table:table-cell table:formula="of:=IF([.A432]=[.A4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63238</text:p>
          </table:table-cell>
          <table:table-cell table:formula="of:=IF([.A433]=[.A4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4]=[.A4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5]=[.A4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6]=[.A4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7]=[.A4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8]=[.A4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39]=[.A4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40]=[.A4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41]=[.A4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42]=[.A4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43]=[.A4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3238</text:p>
          </table:table-cell>
          <table:table-cell table:formula="of:=IF([.A444]=[.A4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63541</text:p>
          </table:table-cell>
          <table:table-cell table:formula="of:=IF([.A445]=[.A4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557c</text:p>
          </table:table-cell>
          <table:table-cell table:formula="of:=IF([.A446]=[.A4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5791</text:p>
          </table:table-cell>
          <table:table-cell table:formula="of:=IF([.A447]=[.A4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8bcf</text:p>
          </table:table-cell>
          <table:table-cell table:formula="of:=IF([.A448]=[.A4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8bcf</text:p>
          </table:table-cell>
          <table:table-cell table:formula="of:=IF([.A449]=[.A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8bcf</text:p>
          </table:table-cell>
          <table:table-cell table:formula="of:=IF([.A450]=[.A45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68bd2</text:p>
          </table:table-cell>
          <table:table-cell table:formula="of:=IF([.A451]=[.A4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a269</text:p>
          </table:table-cell>
          <table:table-cell table:formula="of:=IF([.A452]=[.A4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6a4ca</text:p>
          </table:table-cell>
          <table:table-cell table:formula="of:=IF([.A453]=[.A4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a4ca</text:p>
          </table:table-cell>
          <table:table-cell table:formula="of:=IF([.A454]=[.A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a4ca</text:p>
          </table:table-cell>
          <table:table-cell table:formula="of:=IF([.A455]=[.A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a4ca</text:p>
          </table:table-cell>
          <table:table-cell table:formula="of:=IF([.A456]=[.A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6a4ca</text:p>
          </table:table-cell>
          <table:table-cell table:formula="of:=IF([.A457]=[.A45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6b1ed</text:p>
          </table:table-cell>
          <table:table-cell table:formula="of:=IF([.A458]=[.A4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b1ed</text:p>
          </table:table-cell>
          <table:table-cell table:formula="of:=IF([.A459]=[.A46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6c6da</text:p>
          </table:table-cell>
          <table:table-cell table:formula="of:=IF([.A460]=[.A4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6c6da</text:p>
          </table:table-cell>
          <table:table-cell table:formula="of:=IF([.A461]=[.A4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72b2d</text:p>
          </table:table-cell>
          <table:table-cell table:formula="of:=IF([.A462]=[.A4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74069</text:p>
          </table:table-cell>
          <table:table-cell table:formula="of:=IF([.A463]=[.A4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74f74</text:p>
          </table:table-cell>
          <table:table-cell table:formula="of:=IF([.A464]=[.A4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76262</text:p>
          </table:table-cell>
          <table:table-cell table:formula="of:=IF([.A465]=[.A4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777a7</text:p>
          </table:table-cell>
          <table:table-cell table:formula="of:=IF([.A466]=[.A4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777c4</text:p>
          </table:table-cell>
          <table:table-cell table:formula="of:=IF([.A467]=[.A4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777c4</text:p>
          </table:table-cell>
          <table:table-cell table:formula="of:=IF([.A468]=[.A46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78768</text:p>
          </table:table-cell>
          <table:table-cell table:formula="of:=IF([.A469]=[.A47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78d14</text:p>
          </table:table-cell>
          <table:table-cell table:formula="of:=IF([.A470]=[.A4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78d14</text:p>
          </table:table-cell>
          <table:table-cell table:formula="of:=IF([.A471]=[.A47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7ae60</text:p>
          </table:table-cell>
          <table:table-cell table:formula="of:=IF([.A472]=[.A4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7ae60</text:p>
          </table:table-cell>
          <table:table-cell table:formula="of:=IF([.A473]=[.A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7ae60</text:p>
          </table:table-cell>
          <table:table-cell table:formula="of:=IF([.A474]=[.A47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82828</text:p>
          </table:table-cell>
          <table:table-cell table:formula="of:=IF([.A475]=[.A4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82a36</text:p>
          </table:table-cell>
          <table:table-cell table:formula="of:=IF([.A476]=[.A4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77]=[.A4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78]=[.A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79]=[.A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0]=[.A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1]=[.A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2]=[.A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3]=[.A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4]=[.A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5]=[.A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6]=[.A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7]=[.A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8]=[.A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89]=[.A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0]=[.A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1]=[.A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2]=[.A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3]=[.A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4]=[.A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5]=[.A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6]=[.A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7]=[.A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8]=[.A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499]=[.A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0]=[.A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1]=[.A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2]=[.A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3]=[.A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4]=[.A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5]=[.A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6]=[.A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7]=[.A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8]=[.A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09]=[.A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0]=[.A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1]=[.A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2]=[.A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3]=[.A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4]=[.A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5]=[.A5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6]=[.A5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7]=[.A5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8]=[.A5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19]=[.A5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0]=[.A5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1]=[.A5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2]=[.A5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3]=[.A5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4]=[.A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5]=[.A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6]=[.A5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7]=[.A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8]=[.A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29]=[.A5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0]=[.A5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1]=[.A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2]=[.A5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3]=[.A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4]=[.A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5]=[.A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6]=[.A5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7]=[.A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8]=[.A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39]=[.A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0]=[.A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1]=[.A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2]=[.A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3]=[.A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4]=[.A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5]=[.A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6]=[.A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7]=[.A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8]=[.A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49]=[.A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0]=[.A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1]=[.A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2]=[.A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3]=[.A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4]=[.A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5]=[.A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6]=[.A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7]=[.A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8]=[.A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59]=[.A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0]=[.A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1]=[.A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2]=[.A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3]=[.A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4]=[.A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5]=[.A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6]=[.A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7]=[.A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8]=[.A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69]=[.A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0]=[.A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1]=[.A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2]=[.A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3]=[.A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4]=[.A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5]=[.A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6]=[.A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7]=[.A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8]=[.A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79]=[.A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0]=[.A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1]=[.A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2]=[.A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3]=[.A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4]=[.A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5]=[.A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6]=[.A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7]=[.A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8]=[.A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89]=[.A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0]=[.A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1]=[.A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2]=[.A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3]=[.A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4]=[.A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5]=[.A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6]=[.A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7]=[.A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8]=[.A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599]=[.A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0]=[.A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1]=[.A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2]=[.A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3]=[.A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4]=[.A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5]=[.A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6]=[.A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7]=[.A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8]=[.A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09]=[.A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0]=[.A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1]=[.A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2]=[.A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3]=[.A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4]=[.A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5]=[.A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6]=[.A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7]=[.A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8]=[.A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19]=[.A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0]=[.A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1]=[.A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2]=[.A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3]=[.A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4]=[.A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5]=[.A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6]=[.A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7]=[.A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8]=[.A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29]=[.A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0]=[.A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1]=[.A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2]=[.A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3]=[.A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4]=[.A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5]=[.A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6]=[.A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7]=[.A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8]=[.A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39]=[.A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0]=[.A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1]=[.A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2]=[.A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3]=[.A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4]=[.A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5]=[.A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6]=[.A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7]=[.A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8]=[.A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49]=[.A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0]=[.A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1]=[.A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2]=[.A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3]=[.A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4]=[.A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5]=[.A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6]=[.A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7]=[.A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8]=[.A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59]=[.A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0]=[.A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1]=[.A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2]=[.A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3]=[.A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4]=[.A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5]=[.A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6]=[.A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7]=[.A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8]=[.A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69]=[.A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0]=[.A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1]=[.A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2]=[.A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3]=[.A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4]=[.A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5]=[.A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6]=[.A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7]=[.A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8]=[.A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79]=[.A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0]=[.A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1]=[.A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2]=[.A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3]=[.A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4]=[.A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5]=[.A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6]=[.A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7]=[.A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8]=[.A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89]=[.A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0]=[.A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1]=[.A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2]=[.A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3]=[.A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4]=[.A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5]=[.A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6]=[.A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7]=[.A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8]=[.A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699]=[.A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0]=[.A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1]=[.A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2]=[.A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3]=[.A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4]=[.A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5]=[.A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6]=[.A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7]=[.A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8]=[.A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09]=[.A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0]=[.A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1]=[.A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2]=[.A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3]=[.A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4]=[.A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5]=[.A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6]=[.A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7]=[.A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8]=[.A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19]=[.A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0]=[.A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1]=[.A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2]=[.A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3]=[.A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4]=[.A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5]=[.A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6]=[.A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7]=[.A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8]=[.A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29]=[.A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0]=[.A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1]=[.A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2]=[.A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3]=[.A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4]=[.A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5]=[.A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6]=[.A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7]=[.A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8]=[.A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39]=[.A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0]=[.A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1]=[.A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2]=[.A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3]=[.A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4]=[.A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5]=[.A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6]=[.A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7]=[.A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8]=[.A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49]=[.A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0]=[.A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1]=[.A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2]=[.A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3]=[.A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4]=[.A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5]=[.A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6]=[.A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7]=[.A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8]=[.A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59]=[.A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0]=[.A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1]=[.A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2]=[.A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3]=[.A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4]=[.A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5]=[.A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6]=[.A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7]=[.A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8]=[.A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69]=[.A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0]=[.A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1]=[.A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2]=[.A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3]=[.A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4]=[.A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5]=[.A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6]=[.A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7]=[.A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8]=[.A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79]=[.A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0]=[.A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1]=[.A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2]=[.A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3]=[.A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4]=[.A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5]=[.A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6]=[.A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7]=[.A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8]=[.A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89]=[.A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0]=[.A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1]=[.A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2]=[.A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3]=[.A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4]=[.A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5]=[.A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6]=[.A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7]=[.A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8]=[.A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799]=[.A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0]=[.A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1]=[.A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2]=[.A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3]=[.A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4]=[.A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5]=[.A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6]=[.A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7]=[.A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8]=[.A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09]=[.A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0]=[.A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1]=[.A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2]=[.A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3]=[.A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4]=[.A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5]=[.A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6]=[.A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7]=[.A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8]=[.A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19]=[.A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0]=[.A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1]=[.A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2]=[.A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3]=[.A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4]=[.A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5]=[.A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6]=[.A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7]=[.A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8]=[.A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29]=[.A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0]=[.A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1]=[.A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2]=[.A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3]=[.A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4]=[.A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5]=[.A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6]=[.A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82a36</text:p>
          </table:table-cell>
          <table:table-cell table:formula="of:=IF([.A837]=[.A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38]=[.A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39]=[.A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0]=[.A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1]=[.A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2]=[.A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3]=[.A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4]=[.A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5]=[.A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6]=[.A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7]=[.A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8]=[.A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9]=[.A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0]=[.A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1]=[.A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2]=[.A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3]=[.A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4]=[.A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5]=[.A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6]=[.A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7]=[.A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8]=[.A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9]=[.A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0]=[.A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1]=[.A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2]=[.A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3]=[.A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4]=[.A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5]=[.A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6]=[.A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7]=[.A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8]=[.A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9]=[.A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0]=[.A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1]=[.A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2]=[.A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3]=[.A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4]=[.A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5]=[.A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6]=[.A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7]=[.A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8]=[.A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9]=[.A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0]=[.A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1]=[.A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2]=[.A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3]=[.A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4]=[.A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5]=[.A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6]=[.A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7]=[.A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8]=[.A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9]=[.A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0]=[.A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1]=[.A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2]=[.A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3]=[.A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4]=[.A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5]=[.A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6]=[.A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7]=[.A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8]=[.A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9]=[.A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0]=[.A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1]=[.A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2]=[.A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3]=[.A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4]=[.A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5]=[.A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6]=[.A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7]=[.A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8]=[.A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9]=[.A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0]=[.A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1]=[.A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2]=[.A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3]=[.A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4]=[.A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5]=[.A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6]=[.A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7]=[.A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8]=[.A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9]=[.A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0]=[.A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1]=[.A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2]=[.A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3]=[.A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4]=[.A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5]=[.A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6]=[.A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7]=[.A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8]=[.A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9]=[.A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0]=[.A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1]=[.A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2]=[.A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3]=[.A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4]=[.A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5]=[.A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6]=[.A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7]=[.A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8]=[.A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9]=[.A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0]=[.A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1]=[.A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2]=[.A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3]=[.A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4]=[.A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5]=[.A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6]=[.A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7]=[.A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8]=[.A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9]=[.A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0]=[.A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1]=[.A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2]=[.A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3]=[.A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4]=[.A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5]=[.A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6]=[.A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7]=[.A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8]=[.A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9]=[.A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0]=[.A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1]=[.A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2]=[.A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3]=[.A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4]=[.A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5]=[.A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6]=[.A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7]=[.A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8]=[.A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9]=[.A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0]=[.A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1]=[.A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2]=[.A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3]=[.A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4]=[.A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5]=[.A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6]=[.A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7]=[.A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8]=[.A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9]=[.A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0]=[.A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1]=[.A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2]=[.A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3]=[.A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4]=[.A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5]=[.A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6]=[.A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7]=[.A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8]=[.A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9]=[.A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0]=[.A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1]=[.A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2]=[.A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3]=[.A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4]=[.A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5]=[.A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6]=[.A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7]=[.A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8]=[.A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9]=[.A1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0]=[.A1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1]=[.A1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2]=[.A1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3]=[.A1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4]=[.A1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5]=[.A1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6]=[.A1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7]=[.A1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8]=[.A1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9]=[.A1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0]=[.A1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1]=[.A1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2]=[.A1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3]=[.A1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4]=[.A1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5]=[.A1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6]=[.A1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7]=[.A1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8]=[.A1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9]=[.A1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0]=[.A1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1]=[.A1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2]=[.A1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3]=[.A1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4]=[.A1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5]=[.A1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6]=[.A1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7]=[.A1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8]=[.A1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9]=[.A1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0]=[.A1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1]=[.A1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2]=[.A1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3]=[.A1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4]=[.A1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5]=[.A1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6]=[.A1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7]=[.A1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8]=[.A1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9]=[.A1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0]=[.A1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1]=[.A1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2]=[.A1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3]=[.A1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4]=[.A1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5]=[.A1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6]=[.A1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7]=[.A1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8]=[.A1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9]=[.A10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0]=[.A10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1]=[.A10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2]=[.A1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3]=[.A1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4]=[.A1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5]=[.A1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6]=[.A1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7]=[.A1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8]=[.A1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9]=[.A1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0]=[.A1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1]=[.A1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2]=[.A1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3]=[.A1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4]=[.A1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5]=[.A1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6]=[.A1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7]=[.A1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8]=[.A1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9]=[.A1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0]=[.A1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1]=[.A1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2]=[.A1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3]=[.A1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4]=[.A1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5]=[.A1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6]=[.A1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7]=[.A1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8]=[.A1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9]=[.A1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0]=[.A1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1]=[.A1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2]=[.A1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3]=[.A1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4]=[.A1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5]=[.A1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6]=[.A1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7]=[.A1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8]=[.A1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9]=[.A1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0]=[.A1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1]=[.A1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2]=[.A1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3]=[.A1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4]=[.A1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5]=[.A1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6]=[.A1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7]=[.A1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8]=[.A1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9]=[.A1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0]=[.A1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1]=[.A1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2]=[.A1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3]=[.A1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4]=[.A1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5]=[.A1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6]=[.A1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7]=[.A1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8]=[.A1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9]=[.A1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0]=[.A1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1]=[.A1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2]=[.A1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3]=[.A1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4]=[.A1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5]=[.A1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6]=[.A1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7]=[.A1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8]=[.A1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9]=[.A112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83751</text:p>
          </table:table-cell>
          <table:table-cell table:formula="of:=IF([.A1120]=[.A11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86da8</text:p>
          </table:table-cell>
          <table:table-cell table:formula="of:=IF([.A1121]=[.A11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86da8</text:p>
          </table:table-cell>
          <table:table-cell table:formula="of:=IF([.A1122]=[.A112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883b6</text:p>
          </table:table-cell>
          <table:table-cell table:formula="of:=IF([.A1123]=[.A11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886c7</text:p>
          </table:table-cell>
          <table:table-cell table:formula="of:=IF([.A1124]=[.A11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8b2f0</text:p>
          </table:table-cell>
          <table:table-cell table:formula="of:=IF([.A1125]=[.A11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92</text:p>
          </table:table-cell>
          <table:table-cell table:formula="of:=IF([.A1126]=[.A11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971d5</text:p>
          </table:table-cell>
          <table:table-cell table:formula="of:=IF([.A1127]=[.A11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980b9</text:p>
          </table:table-cell>
          <table:table-cell table:formula="of:=IF([.A1128]=[.A11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98fc4</text:p>
          </table:table-cell>
          <table:table-cell table:formula="of:=IF([.A1129]=[.A11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9aae2</text:p>
          </table:table-cell>
          <table:table-cell table:formula="of:=IF([.A1130]=[.A11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9aae2</text:p>
          </table:table-cell>
          <table:table-cell table:formula="of:=IF([.A1131]=[.A1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9aae2</text:p>
          </table:table-cell>
          <table:table-cell table:formula="of:=IF([.A1132]=[.A11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9b6f6</text:p>
          </table:table-cell>
          <table:table-cell table:formula="of:=IF([.A1133]=[.A11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a2a2a</text:p>
          </table:table-cell>
          <table:table-cell table:formula="of:=IF([.A1134]=[.A11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a2a2a</text:p>
          </table:table-cell>
          <table:table-cell table:formula="of:=IF([.A1135]=[.A1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a2a2a</text:p>
          </table:table-cell>
          <table:table-cell table:formula="of:=IF([.A1136]=[.A1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a2a2a</text:p>
          </table:table-cell>
          <table:table-cell table:formula="of:=IF([.A1137]=[.A1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a2a2a</text:p>
          </table:table-cell>
          <table:table-cell table:formula="of:=IF([.A1138]=[.A11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a2c2f</text:p>
          </table:table-cell>
          <table:table-cell table:formula="of:=IF([.A1139]=[.A11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a2c2f</text:p>
          </table:table-cell>
          <table:table-cell table:formula="of:=IF([.A1140]=[.A114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a3838</text:p>
          </table:table-cell>
          <table:table-cell table:formula="of:=IF([.A1141]=[.A11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a4f5d</text:p>
          </table:table-cell>
          <table:table-cell table:formula="of:=IF([.A1142]=[.A11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a55c4</text:p>
          </table:table-cell>
          <table:table-cell table:formula="of:=IF([.A1143]=[.A11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a69b1</text:p>
          </table:table-cell>
          <table:table-cell table:formula="of:=IF([.A1144]=[.A11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a8d70</text:p>
          </table:table-cell>
          <table:table-cell table:formula="of:=IF([.A1145]=[.A11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b2b2b</text:p>
          </table:table-cell>
          <table:table-cell table:formula="of:=IF([.A1146]=[.A11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47]=[.A1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48]=[.A1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49]=[.A1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0]=[.A1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1]=[.A1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2]=[.A1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3]=[.A1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4]=[.A1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5]=[.A1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6]=[.A1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7]=[.A1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8]=[.A1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59]=[.A1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0]=[.A1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1]=[.A1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2]=[.A1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3]=[.A1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4]=[.A1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5]=[.A1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6]=[.A1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7]=[.A1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8]=[.A1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69]=[.A1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70]=[.A1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71]=[.A1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b2b2b</text:p>
          </table:table-cell>
          <table:table-cell table:formula="of:=IF([.A1172]=[.A11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b2b2c</text:p>
          </table:table-cell>
          <table:table-cell table:formula="of:=IF([.A1173]=[.A11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b2f34</text:p>
          </table:table-cell>
          <table:table-cell table:formula="of:=IF([.A1174]=[.A11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b898f</text:p>
          </table:table-cell>
          <table:table-cell table:formula="of:=IF([.A1175]=[.A11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b898f</text:p>
          </table:table-cell>
          <table:table-cell table:formula="of:=IF([.A1176]=[.A11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bac8f</text:p>
          </table:table-cell>
          <table:table-cell table:formula="of:=IF([.A1177]=[.A11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2c2c</text:p>
          </table:table-cell>
          <table:table-cell table:formula="of:=IF([.A1178]=[.A11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2f3f</text:p>
          </table:table-cell>
          <table:table-cell table:formula="of:=IF([.A1179]=[.A11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3135</text:p>
          </table:table-cell>
          <table:table-cell table:formula="of:=IF([.A1180]=[.A11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c3135</text:p>
          </table:table-cell>
          <table:table-cell table:formula="of:=IF([.A1181]=[.A1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c3135</text:p>
          </table:table-cell>
          <table:table-cell table:formula="of:=IF([.A1182]=[.A118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c363f</text:p>
          </table:table-cell>
          <table:table-cell table:formula="of:=IF([.A1183]=[.A11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3d3d</text:p>
          </table:table-cell>
          <table:table-cell table:formula="of:=IF([.A1184]=[.A11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3e50</text:p>
          </table:table-cell>
          <table:table-cell table:formula="of:=IF([.A1185]=[.A11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88fa</text:p>
          </table:table-cell>
          <table:table-cell table:formula="of:=IF([.A1186]=[.A11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8cf5</text:p>
          </table:table-cell>
          <table:table-cell table:formula="of:=IF([.A1187]=[.A11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9148</text:p>
          </table:table-cell>
          <table:table-cell table:formula="of:=IF([.A1188]=[.A11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99d8</text:p>
          </table:table-cell>
          <table:table-cell table:formula="of:=IF([.A1189]=[.A1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c99d8</text:p>
          </table:table-cell>
          <table:table-cell table:formula="of:=IF([.A1190]=[.A11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c9bff</text:p>
          </table:table-cell>
          <table:table-cell table:formula="of:=IF([.A1191]=[.A11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cc36c</text:p>
          </table:table-cell>
          <table:table-cell table:formula="of:=IF([.A1192]=[.A11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d2d2d</text:p>
          </table:table-cell>
          <table:table-cell table:formula="of:=IF([.A1193]=[.A11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d2d2d</text:p>
          </table:table-cell>
          <table:table-cell table:formula="of:=IF([.A1194]=[.A1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d2d2d</text:p>
          </table:table-cell>
          <table:table-cell table:formula="of:=IF([.A1195]=[.A1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d2d2d</text:p>
          </table:table-cell>
          <table:table-cell table:formula="of:=IF([.A1196]=[.A1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d2d2d</text:p>
          </table:table-cell>
          <table:table-cell table:formula="of:=IF([.A1197]=[.A1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d2d2d</text:p>
          </table:table-cell>
          <table:table-cell table:formula="of:=IF([.A1198]=[.A119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d3135</text:p>
          </table:table-cell>
          <table:table-cell table:formula="of:=IF([.A1199]=[.A12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d3542</text:p>
          </table:table-cell>
          <table:table-cell table:formula="of:=IF([.A1200]=[.A12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d3542</text:p>
          </table:table-cell>
          <table:table-cell table:formula="of:=IF([.A1201]=[.A120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d9cf2</text:p>
          </table:table-cell>
          <table:table-cell table:formula="of:=IF([.A1202]=[.A12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d9cf2</text:p>
          </table:table-cell>
          <table:table-cell table:formula="of:=IF([.A1203]=[.A120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da4ad</text:p>
          </table:table-cell>
          <table:table-cell table:formula="of:=IF([.A1204]=[.A12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da8e6</text:p>
          </table:table-cell>
          <table:table-cell table:formula="of:=IF([.A1205]=[.A12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dc58d</text:p>
          </table:table-cell>
          <table:table-cell table:formula="of:=IF([.A1206]=[.A12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dc58d</text:p>
          </table:table-cell>
          <table:table-cell table:formula="of:=IF([.A1207]=[.A12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e2e2e</text:p>
          </table:table-cell>
          <table:table-cell table:formula="of:=IF([.A1208]=[.A12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e2e2e</text:p>
          </table:table-cell>
          <table:table-cell table:formula="of:=IF([.A1209]=[.A121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e3436</text:p>
          </table:table-cell>
          <table:table-cell table:formula="of:=IF([.A1210]=[.A12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1]=[.A1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2]=[.A1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3]=[.A1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4]=[.A1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5]=[.A1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6]=[.A1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7]=[.A1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36</text:p>
          </table:table-cell>
          <table:table-cell table:formula="of:=IF([.A1218]=[.A12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e3440</text:p>
          </table:table-cell>
          <table:table-cell table:formula="of:=IF([.A1219]=[.A12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0]=[.A1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1]=[.A1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2]=[.A1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3]=[.A1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4]=[.A1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5]=[.A1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e3440</text:p>
          </table:table-cell>
          <table:table-cell table:formula="of:=IF([.A1226]=[.A122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e3842</text:p>
          </table:table-cell>
          <table:table-cell table:formula="of:=IF([.A1227]=[.A12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57b1</text:p>
          </table:table-cell>
          <table:table-cell table:formula="of:=IF([.A1228]=[.A12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5d89</text:p>
          </table:table-cell>
          <table:table-cell table:formula="of:=IF([.A1229]=[.A12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90e8</text:p>
          </table:table-cell>
          <table:table-cell table:formula="of:=IF([.A1230]=[.A12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997c</text:p>
          </table:table-cell>
          <table:table-cell table:formula="of:=IF([.A1231]=[.A12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b67d</text:p>
          </table:table-cell>
          <table:table-cell table:formula="of:=IF([.A1232]=[.A12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c27e</text:p>
          </table:table-cell>
          <table:table-cell table:formula="of:=IF([.A1233]=[.A12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ecbff</text:p>
          </table:table-cell>
          <table:table-cell table:formula="of:=IF([.A1234]=[.A12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ecbff</text:p>
          </table:table-cell>
          <table:table-cell table:formula="of:=IF([.A1235]=[.A123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f3133</text:p>
          </table:table-cell>
          <table:table-cell table:formula="of:=IF([.A1236]=[.A12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3234</text:p>
          </table:table-cell>
          <table:table-cell table:formula="of:=IF([.A1237]=[.A12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3337</text:p>
          </table:table-cell>
          <table:table-cell table:formula="of:=IF([.A1238]=[.A12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f3337</text:p>
          </table:table-cell>
          <table:table-cell table:formula="of:=IF([.A1239]=[.A1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3337</text:p>
          </table:table-cell>
          <table:table-cell table:formula="of:=IF([.A1240]=[.A1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3337</text:p>
          </table:table-cell>
          <table:table-cell table:formula="of:=IF([.A1241]=[.A1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3337</text:p>
          </table:table-cell>
          <table:table-cell table:formula="of:=IF([.A1242]=[.A124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f3942</text:p>
          </table:table-cell>
          <table:table-cell table:formula="of:=IF([.A1243]=[.A12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5b93</text:p>
          </table:table-cell>
          <table:table-cell table:formula="of:=IF([.A1244]=[.A12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5da4</text:p>
          </table:table-cell>
          <table:table-cell table:formula="of:=IF([.A1245]=[.A12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f5da4</text:p>
          </table:table-cell>
          <table:table-cell table:formula="of:=IF([.A1246]=[.A124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f5fdd</text:p>
          </table:table-cell>
          <table:table-cell table:formula="of:=IF([.A1247]=[.A12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f5fdd</text:p>
          </table:table-cell>
          <table:table-cell table:formula="of:=IF([.A1248]=[.A124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f6693</text:p>
          </table:table-cell>
          <table:table-cell table:formula="of:=IF([.A1249]=[.A12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8dac</text:p>
          </table:table-cell>
          <table:table-cell table:formula="of:=IF([.A1250]=[.A12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f8dac</text:p>
          </table:table-cell>
          <table:table-cell table:formula="of:=IF([.A1251]=[.A1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8dac</text:p>
          </table:table-cell>
          <table:table-cell table:formula="of:=IF([.A1252]=[.A1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8dac</text:p>
          </table:table-cell>
          <table:table-cell table:formula="of:=IF([.A1253]=[.A1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8dac</text:p>
          </table:table-cell>
          <table:table-cell table:formula="of:=IF([.A1254]=[.A125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2f8ddd</text:p>
          </table:table-cell>
          <table:table-cell table:formula="of:=IF([.A1255]=[.A12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98af</text:p>
          </table:table-cell>
          <table:table-cell table:formula="of:=IF([.A1256]=[.A12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9f81</text:p>
          </table:table-cell>
          <table:table-cell table:formula="of:=IF([.A1257]=[.A12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b96c</text:p>
          </table:table-cell>
          <table:table-cell table:formula="of:=IF([.A1258]=[.A12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2fd36d</text:p>
          </table:table-cell>
          <table:table-cell table:formula="of:=IF([.A1259]=[.A12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2fd36d</text:p>
          </table:table-cell>
          <table:table-cell table:formula="of:=IF([.A1260]=[.A1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2fd36d</text:p>
          </table:table-cell>
          <table:table-cell table:formula="of:=IF([.A1261]=[.A12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03030</text:p>
          </table:table-cell>
          <table:table-cell table:formula="of:=IF([.A1262]=[.A12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3]=[.A1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4]=[.A1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5]=[.A1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6]=[.A1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7]=[.A1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8]=[.A1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69]=[.A1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70]=[.A1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71]=[.A1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72]=[.A1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030</text:p>
          </table:table-cell>
          <table:table-cell table:formula="of:=IF([.A1273]=[.A127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03334</text:p>
          </table:table-cell>
          <table:table-cell table:formula="of:=IF([.A1274]=[.A12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03335</text:p>
          </table:table-cell>
          <table:table-cell table:formula="of:=IF([.A1275]=[.A12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03335</text:p>
          </table:table-cell>
          <table:table-cell table:formula="of:=IF([.A1276]=[.A1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335</text:p>
          </table:table-cell>
          <table:table-cell table:formula="of:=IF([.A1277]=[.A1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335</text:p>
          </table:table-cell>
          <table:table-cell table:formula="of:=IF([.A1278]=[.A1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03335</text:p>
          </table:table-cell>
          <table:table-cell table:formula="of:=IF([.A1279]=[.A128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04776</text:p>
          </table:table-cell>
          <table:table-cell table:formula="of:=IF([.A1280]=[.A12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08fcf</text:p>
          </table:table-cell>
          <table:table-cell table:formula="of:=IF([.A1281]=[.A12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08fcf</text:p>
          </table:table-cell>
          <table:table-cell table:formula="of:=IF([.A1282]=[.A12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3097f4</text:p>
          </table:table-cell>
          <table:table-cell table:formula="of:=IF([.A1283]=[.A12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3097f4</text:p>
          </table:table-cell>
          <table:table-cell table:formula="of:=IF([.A1284]=[.A128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12b33</text:p>
          </table:table-cell>
          <table:table-cell table:formula="of:=IF([.A1285]=[.A12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3131</text:p>
          </table:table-cell>
          <table:table-cell table:formula="of:=IF([.A1286]=[.A12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13131</text:p>
          </table:table-cell>
          <table:table-cell table:formula="of:=IF([.A1287]=[.A128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13336</text:p>
          </table:table-cell>
          <table:table-cell table:formula="of:=IF([.A1288]=[.A12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3437</text:p>
          </table:table-cell>
          <table:table-cell table:formula="of:=IF([.A1289]=[.A12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13437</text:p>
          </table:table-cell>
          <table:table-cell table:formula="of:=IF([.A1290]=[.A12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1363b</text:p>
          </table:table-cell>
          <table:table-cell table:formula="of:=IF([.A1291]=[.A12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3642</text:p>
          </table:table-cell>
          <table:table-cell table:formula="of:=IF([.A1292]=[.A12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4149</text:p>
          </table:table-cell>
          <table:table-cell table:formula="of:=IF([.A1293]=[.A12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4277</text:p>
          </table:table-cell>
          <table:table-cell table:formula="of:=IF([.A1294]=[.A12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295]=[.A1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296]=[.A1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297]=[.A1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298]=[.A1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299]=[.A1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300]=[.A1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301]=[.A1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14277</text:p>
          </table:table-cell>
          <table:table-cell table:formula="of:=IF([.A1302]=[.A130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1a6da</text:p>
          </table:table-cell>
          <table:table-cell table:formula="of:=IF([.A1303]=[.A13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1a6da</text:p>
          </table:table-cell>
          <table:table-cell table:formula="of:=IF([.A1304]=[.A13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1af54</text:p>
          </table:table-cell>
          <table:table-cell table:formula="of:=IF([.A1305]=[.A13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1c6b7</text:p>
          </table:table-cell>
          <table:table-cell table:formula="of:=IF([.A1306]=[.A13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1e5d2</text:p>
          </table:table-cell>
          <table:table-cell table:formula="of:=IF([.A1307]=[.A13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23940</text:p>
          </table:table-cell>
          <table:table-cell table:formula="of:=IF([.A1308]=[.A13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24090</text:p>
          </table:table-cell>
          <table:table-cell table:formula="of:=IF([.A1309]=[.A131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26197</text:p>
          </table:table-cell>
          <table:table-cell table:formula="of:=IF([.A1310]=[.A13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292fe</text:p>
          </table:table-cell>
          <table:table-cell table:formula="of:=IF([.A1311]=[.A13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2a3d7</text:p>
          </table:table-cell>
          <table:table-cell table:formula="of:=IF([.A1312]=[.A13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2a3d7</text:p>
          </table:table-cell>
          <table:table-cell table:formula="of:=IF([.A1313]=[.A1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2a3d7</text:p>
          </table:table-cell>
          <table:table-cell table:formula="of:=IF([.A1314]=[.A1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2a3d7</text:p>
          </table:table-cell>
          <table:table-cell table:formula="of:=IF([.A1315]=[.A1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2a3d7</text:p>
          </table:table-cell>
          <table:table-cell table:formula="of:=IF([.A1316]=[.A13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2a8ff</text:p>
          </table:table-cell>
          <table:table-cell table:formula="of:=IF([.A1317]=[.A13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2ca70</text:p>
          </table:table-cell>
          <table:table-cell table:formula="of:=IF([.A1318]=[.A13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0002</text:p>
          </table:table-cell>
          <table:table-cell table:formula="of:=IF([.A1319]=[.A13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3</text:p>
          </table:table-cell>
          <table:table-cell table:formula="of:=IF([.A1320]=[.A13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1]=[.A1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2]=[.A1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3]=[.A1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4]=[.A1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5]=[.A1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6]=[.A1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7]=[.A1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8]=[.A1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29]=[.A1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0]=[.A1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1]=[.A1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2]=[.A1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3]=[.A1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4]=[.A1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5]=[.A1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6]=[.A1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7]=[.A1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8]=[.A1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39]=[.A1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0]=[.A1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1]=[.A1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2]=[.A1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3]=[.A1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4]=[.A1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5]=[.A1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6]=[.A1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7]=[.A1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8]=[.A1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49]=[.A1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0]=[.A1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1]=[.A1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2]=[.A1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3]=[.A1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4]=[.A1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5]=[.A1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6]=[.A1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7]=[.A1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8]=[.A1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59]=[.A1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0]=[.A1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1]=[.A1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2]=[.A1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3]=[.A1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4]=[.A1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5]=[.A1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6]=[.A1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7]=[.A1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8]=[.A1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69]=[.A1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70]=[.A1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71]=[.A1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72]=[.A1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73]=[.A1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</text:p>
          </table:table-cell>
          <table:table-cell table:formula="of:=IF([.A1374]=[.A1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33</text:p>
          </table:table-cell>
          <table:table-cell table:formula="of:=IF([.A1375]=[.A137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33639</text:p>
          </table:table-cell>
          <table:table-cell table:formula="of:=IF([.A1376]=[.A13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33639</text:p>
          </table:table-cell>
          <table:table-cell table:formula="of:=IF([.A1377]=[.A1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3639</text:p>
          </table:table-cell>
          <table:table-cell table:formula="of:=IF([.A1378]=[.A13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3393e</text:p>
          </table:table-cell>
          <table:table-cell table:formula="of:=IF([.A1379]=[.A13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3393e</text:p>
          </table:table-cell>
          <table:table-cell table:formula="of:=IF([.A1380]=[.A13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34d5c</text:p>
          </table:table-cell>
          <table:table-cell table:formula="of:=IF([.A1381]=[.A13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34d5c</text:p>
          </table:table-cell>
          <table:table-cell table:formula="of:=IF([.A1382]=[.A1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4d5c</text:p>
          </table:table-cell>
          <table:table-cell table:formula="of:=IF([.A1383]=[.A1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4d5c</text:p>
          </table:table-cell>
          <table:table-cell table:formula="of:=IF([.A1384]=[.A1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34d5c</text:p>
          </table:table-cell>
          <table:table-cell table:formula="of:=IF([.A1385]=[.A138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3678e</text:p>
          </table:table-cell>
          <table:table-cell table:formula="of:=IF([.A1386]=[.A13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84ba</text:p>
          </table:table-cell>
          <table:table-cell table:formula="of:=IF([.A1387]=[.A13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855a</text:p>
          </table:table-cell>
          <table:table-cell table:formula="of:=IF([.A1388]=[.A13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9cc0</text:p>
          </table:table-cell>
          <table:table-cell table:formula="of:=IF([.A1389]=[.A13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a5ff</text:p>
          </table:table-cell>
          <table:table-cell table:formula="of:=IF([.A1390]=[.A13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b394</text:p>
          </table:table-cell>
          <table:table-cell table:formula="of:=IF([.A1391]=[.A13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d17a</text:p>
          </table:table-cell>
          <table:table-cell table:formula="of:=IF([.A1392]=[.A13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3d4ff</text:p>
          </table:table-cell>
          <table:table-cell table:formula="of:=IF([.A1393]=[.A13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41c05</text:p>
          </table:table-cell>
          <table:table-cell table:formula="of:=IF([.A1394]=[.A13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434c8</text:p>
          </table:table-cell>
          <table:table-cell table:formula="of:=IF([.A1395]=[.A13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434c8</text:p>
          </table:table-cell>
          <table:table-cell table:formula="of:=IF([.A1396]=[.A1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434c8</text:p>
          </table:table-cell>
          <table:table-cell table:formula="of:=IF([.A1397]=[.A13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43739</text:p>
          </table:table-cell>
          <table:table-cell table:formula="of:=IF([.A1398]=[.A13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471b9</text:p>
          </table:table-cell>
          <table:table-cell table:formula="of:=IF([.A1399]=[.A140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47ab4</text:p>
          </table:table-cell>
          <table:table-cell table:formula="of:=IF([.A1400]=[.A14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4a853</text:p>
          </table:table-cell>
          <table:table-cell table:formula="of:=IF([.A1401]=[.A14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4b05c</text:p>
          </table:table-cell>
          <table:table-cell table:formula="of:=IF([.A1402]=[.A14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4b05c</text:p>
          </table:table-cell>
          <table:table-cell table:formula="of:=IF([.A1403]=[.A140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4c47f</text:p>
          </table:table-cell>
          <table:table-cell table:formula="of:=IF([.A1404]=[.A14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1135</text:p>
          </table:table-cell>
          <table:table-cell table:formula="of:=IF([.A1405]=[.A14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373a</text:p>
          </table:table-cell>
          <table:table-cell table:formula="of:=IF([.A1406]=[.A14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383b</text:p>
          </table:table-cell>
          <table:table-cell table:formula="of:=IF([.A1407]=[.A14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5687</text:p>
          </table:table-cell>
          <table:table-cell table:formula="of:=IF([.A1408]=[.A14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55687</text:p>
          </table:table-cell>
          <table:table-cell table:formula="of:=IF([.A1409]=[.A141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578c7</text:p>
          </table:table-cell>
          <table:table-cell table:formula="of:=IF([.A1410]=[.A14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578c7</text:p>
          </table:table-cell>
          <table:table-cell table:formula="of:=IF([.A1411]=[.A14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578c7</text:p>
          </table:table-cell>
          <table:table-cell table:formula="of:=IF([.A1412]=[.A14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578c7</text:p>
          </table:table-cell>
          <table:table-cell table:formula="of:=IF([.A1413]=[.A14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578c7</text:p>
          </table:table-cell>
          <table:table-cell table:formula="of:=IF([.A1414]=[.A14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578c7</text:p>
          </table:table-cell>
          <table:table-cell table:formula="of:=IF([.A1415]=[.A14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57e56</text:p>
          </table:table-cell>
          <table:table-cell table:formula="of:=IF([.A1416]=[.A14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84e4</text:p>
          </table:table-cell>
          <table:table-cell table:formula="of:=IF([.A1417]=[.A14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584e4</text:p>
          </table:table-cell>
          <table:table-cell table:formula="of:=IF([.A1418]=[.A14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585f3</text:p>
          </table:table-cell>
          <table:table-cell table:formula="of:=IF([.A1419]=[.A14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9cf3</text:p>
          </table:table-cell>
          <table:table-cell table:formula="of:=IF([.A1420]=[.A14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a0f3</text:p>
          </table:table-cell>
          <table:table-cell table:formula="of:=IF([.A1421]=[.A14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a3c7</text:p>
          </table:table-cell>
          <table:table-cell table:formula="of:=IF([.A1422]=[.A14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5bf5c</text:p>
          </table:table-cell>
          <table:table-cell table:formula="of:=IF([.A1423]=[.A14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3949</text:p>
          </table:table-cell>
          <table:table-cell table:formula="of:=IF([.A1424]=[.A14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25]=[.A1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26]=[.A1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27]=[.A14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28]=[.A1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29]=[.A1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30]=[.A1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31]=[.A1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32]=[.A1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33]=[.A1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63949</text:p>
          </table:table-cell>
          <table:table-cell table:formula="of:=IF([.A1434]=[.A14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63c3e</text:p>
          </table:table-cell>
          <table:table-cell table:formula="of:=IF([.A1435]=[.A14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4b7b</text:p>
          </table:table-cell>
          <table:table-cell table:formula="of:=IF([.A1436]=[.A14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80b2</text:p>
          </table:table-cell>
          <table:table-cell table:formula="of:=IF([.A1437]=[.A14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86dd</text:p>
          </table:table-cell>
          <table:table-cell table:formula="of:=IF([.A1438]=[.A14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9557</text:p>
          </table:table-cell>
          <table:table-cell table:formula="of:=IF([.A1439]=[.A14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bdf8</text:p>
          </table:table-cell>
          <table:table-cell table:formula="of:=IF([.A1440]=[.A14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6c5f0</text:p>
          </table:table-cell>
          <table:table-cell table:formula="of:=IF([.A1441]=[.A14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73737</text:p>
          </table:table-cell>
          <table:table-cell table:formula="of:=IF([.A1442]=[.A144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73737</text:p>
          </table:table-cell>
          <table:table-cell table:formula="of:=IF([.A1443]=[.A144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73738</text:p>
          </table:table-cell>
          <table:table-cell table:formula="of:=IF([.A1444]=[.A144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73738</text:p>
          </table:table-cell>
          <table:table-cell table:formula="of:=IF([.A1445]=[.A144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73a3d</text:p>
          </table:table-cell>
          <table:table-cell table:formula="of:=IF([.A1446]=[.A14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73a3d</text:p>
          </table:table-cell>
          <table:table-cell table:formula="of:=IF([.A1447]=[.A14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3a3d</text:p>
          </table:table-cell>
          <table:table-cell table:formula="of:=IF([.A1448]=[.A144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74651</text:p>
          </table:table-cell>
          <table:table-cell table:formula="of:=IF([.A1449]=[.A14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7474f</text:p>
          </table:table-cell>
          <table:table-cell table:formula="of:=IF([.A1450]=[.A14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1]=[.A1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2]=[.A1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3]=[.A1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4]=[.A1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5]=[.A1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6]=[.A1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7]=[.A1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8]=[.A1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59]=[.A1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60]=[.A1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7474f</text:p>
          </table:table-cell>
          <table:table-cell table:formula="of:=IF([.A1461]=[.A14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75295</text:p>
          </table:table-cell>
          <table:table-cell table:formula="of:=IF([.A1462]=[.A14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776ab</text:p>
          </table:table-cell>
          <table:table-cell table:formula="of:=IF([.A1463]=[.A14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77c36</text:p>
          </table:table-cell>
          <table:table-cell table:formula="of:=IF([.A1464]=[.A146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7a6e6</text:p>
          </table:table-cell>
          <table:table-cell table:formula="of:=IF([.A1465]=[.A146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7a7e5</text:p>
          </table:table-cell>
          <table:table-cell table:formula="of:=IF([.A1466]=[.A14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37a7e5</text:p>
          </table:table-cell>
          <table:table-cell table:formula="of:=IF([.A1467]=[.A14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7c871</text:p>
          </table:table-cell>
          <table:table-cell table:formula="of:=IF([.A1468]=[.A14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3838</text:p>
          </table:table-cell>
          <table:table-cell table:formula="of:=IF([.A1469]=[.A14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3838</text:p>
          </table:table-cell>
          <table:table-cell table:formula="of:=IF([.A1470]=[.A14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3838</text:p>
          </table:table-cell>
          <table:table-cell table:formula="of:=IF([.A1471]=[.A147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3b3e</text:p>
          </table:table-cell>
          <table:table-cell table:formula="of:=IF([.A1472]=[.A14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4148</text:p>
          </table:table-cell>
          <table:table-cell table:formula="of:=IF([.A1473]=[.A14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5373</text:p>
          </table:table-cell>
          <table:table-cell table:formula="of:=IF([.A1474]=[.A14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7fe7</text:p>
          </table:table-cell>
          <table:table-cell table:formula="of:=IF([.A1475]=[.A14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7fe7</text:p>
          </table:table-cell>
          <table:table-cell table:formula="of:=IF([.A1476]=[.A14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89e9</text:p>
          </table:table-cell>
          <table:table-cell table:formula="of:=IF([.A1477]=[.A14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78]=[.A1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79]=[.A1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0]=[.A1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1]=[.A1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2]=[.A1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3]=[.A1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4]=[.A1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5]=[.A1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6]=[.A1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7]=[.A1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8]=[.A1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89]=[.A1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90]=[.A1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9e9</text:p>
          </table:table-cell>
          <table:table-cell table:formula="of:=IF([.A1491]=[.A149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8dd4</text:p>
          </table:table-cell>
          <table:table-cell table:formula="of:=IF([.A1492]=[.A14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8dd4</text:p>
          </table:table-cell>
          <table:table-cell table:formula="of:=IF([.A1493]=[.A149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8e3c</text:p>
          </table:table-cell>
          <table:table-cell table:formula="of:=IF([.A1494]=[.A1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8e3c</text:p>
          </table:table-cell>
          <table:table-cell table:formula="of:=IF([.A1495]=[.A1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e3c</text:p>
          </table:table-cell>
          <table:table-cell table:formula="of:=IF([.A1496]=[.A1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8e3c</text:p>
          </table:table-cell>
          <table:table-cell table:formula="of:=IF([.A1497]=[.A14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91ff</text:p>
          </table:table-cell>
          <table:table-cell table:formula="of:=IF([.A1498]=[.A14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a0d4</text:p>
          </table:table-cell>
          <table:table-cell table:formula="of:=IF([.A1499]=[.A15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a0d4</text:p>
          </table:table-cell>
          <table:table-cell table:formula="of:=IF([.A1500]=[.A150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8aaeb</text:p>
          </table:table-cell>
          <table:table-cell table:formula="of:=IF([.A1501]=[.A15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aeff</text:p>
          </table:table-cell>
          <table:table-cell table:formula="of:=IF([.A1502]=[.A15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8d23a</text:p>
          </table:table-cell>
          <table:table-cell table:formula="of:=IF([.A1503]=[.A15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8d23a</text:p>
          </table:table-cell>
          <table:table-cell table:formula="of:=IF([.A1504]=[.A1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8d23a</text:p>
          </table:table-cell>
          <table:table-cell table:formula="of:=IF([.A1505]=[.A150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93939</text:p>
          </table:table-cell>
          <table:table-cell table:formula="of:=IF([.A1506]=[.A15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9719b</text:p>
          </table:table-cell>
          <table:table-cell table:formula="of:=IF([.A1507]=[.A15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97ae3</text:p>
          </table:table-cell>
          <table:table-cell table:formula="of:=IF([.A1508]=[.A15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989da</text:p>
          </table:table-cell>
          <table:table-cell table:formula="of:=IF([.A1509]=[.A15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989da</text:p>
          </table:table-cell>
          <table:table-cell table:formula="of:=IF([.A1510]=[.A151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9c458</text:p>
          </table:table-cell>
          <table:table-cell table:formula="of:=IF([.A1511]=[.A15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3670</text:p>
          </table:table-cell>
          <table:table-cell table:formula="of:=IF([.A1512]=[.A15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3a3a</text:p>
          </table:table-cell>
          <table:table-cell table:formula="of:=IF([.A1513]=[.A15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a3a3a</text:p>
          </table:table-cell>
          <table:table-cell table:formula="of:=IF([.A1514]=[.A151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a3c3d</text:p>
          </table:table-cell>
          <table:table-cell table:formula="of:=IF([.A1515]=[.A15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3e46</text:p>
          </table:table-cell>
          <table:table-cell table:formula="of:=IF([.A1516]=[.A15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497d</text:p>
          </table:table-cell>
          <table:table-cell table:formula="of:=IF([.A1517]=[.A15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5d7f</text:p>
          </table:table-cell>
          <table:table-cell table:formula="of:=IF([.A1518]=[.A15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81cc</text:p>
          </table:table-cell>
          <table:table-cell table:formula="of:=IF([.A1519]=[.A152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a9d4a</text:p>
          </table:table-cell>
          <table:table-cell table:formula="of:=IF([.A1520]=[.A15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a2f4</text:p>
          </table:table-cell>
          <table:table-cell table:formula="of:=IF([.A1521]=[.A15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a5ff</text:p>
          </table:table-cell>
          <table:table-cell table:formula="of:=IF([.A1522]=[.A15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af684</text:p>
          </table:table-cell>
          <table:table-cell table:formula="of:=IF([.A1523]=[.A15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af684</text:p>
          </table:table-cell>
          <table:table-cell table:formula="of:=IF([.A1524]=[.A1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af684</text:p>
          </table:table-cell>
          <table:table-cell table:formula="of:=IF([.A1525]=[.A1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af684</text:p>
          </table:table-cell>
          <table:table-cell table:formula="of:=IF([.A1526]=[.A15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3b549d</text:p>
          </table:table-cell>
          <table:table-cell table:formula="of:=IF([.A1527]=[.A152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b549e</text:p>
          </table:table-cell>
          <table:table-cell table:formula="of:=IF([.A1528]=[.A15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b6bd4</text:p>
          </table:table-cell>
          <table:table-cell table:formula="of:=IF([.A1529]=[.A15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b6dbb</text:p>
          </table:table-cell>
          <table:table-cell table:formula="of:=IF([.A1530]=[.A15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b83b2</text:p>
          </table:table-cell>
          <table:table-cell table:formula="of:=IF([.A1531]=[.A15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b843a</text:p>
          </table:table-cell>
          <table:table-cell table:formula="of:=IF([.A1532]=[.A15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b843a</text:p>
          </table:table-cell>
          <table:table-cell table:formula="of:=IF([.A1533]=[.A1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b843a</text:p>
          </table:table-cell>
          <table:table-cell table:formula="of:=IF([.A1534]=[.A1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b843a</text:p>
          </table:table-cell>
          <table:table-cell table:formula="of:=IF([.A1535]=[.A1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b843a</text:p>
          </table:table-cell>
          <table:table-cell table:formula="of:=IF([.A1536]=[.A153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bbfff</text:p>
          </table:table-cell>
          <table:table-cell table:formula="of:=IF([.A1537]=[.A15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bbfff</text:p>
          </table:table-cell>
          <table:table-cell table:formula="of:=IF([.A1538]=[.A15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c1d66</text:p>
          </table:table-cell>
          <table:table-cell table:formula="of:=IF([.A1539]=[.A15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2c2c</text:p>
          </table:table-cell>
          <table:table-cell table:formula="of:=IF([.A1540]=[.A15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3f42</text:p>
          </table:table-cell>
          <table:table-cell table:formula="of:=IF([.A1541]=[.A15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4860</text:p>
          </table:table-cell>
          <table:table-cell table:formula="of:=IF([.A1542]=[.A154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c56a1</text:p>
          </table:table-cell>
          <table:table-cell table:formula="of:=IF([.A1543]=[.A15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6eac</text:p>
          </table:table-cell>
          <table:table-cell table:formula="of:=IF([.A1544]=[.A15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8dd4</text:p>
          </table:table-cell>
          <table:table-cell table:formula="of:=IF([.A1545]=[.A15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a33b</text:p>
          </table:table-cell>
          <table:table-cell table:formula="of:=IF([.A1546]=[.A15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ca9e7</text:p>
          </table:table-cell>
          <table:table-cell table:formula="of:=IF([.A1547]=[.A15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3d3d</text:p>
          </table:table-cell>
          <table:table-cell table:formula="of:=IF([.A1548]=[.A15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d3d3d</text:p>
          </table:table-cell>
          <table:table-cell table:formula="of:=IF([.A1549]=[.A15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d3f47</text:p>
          </table:table-cell>
          <table:table-cell table:formula="of:=IF([.A1550]=[.A15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4043</text:p>
          </table:table-cell>
          <table:table-cell table:formula="of:=IF([.A1551]=[.A15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4144</text:p>
          </table:table-cell>
          <table:table-cell table:formula="of:=IF([.A1552]=[.A15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d4144</text:p>
          </table:table-cell>
          <table:table-cell table:formula="of:=IF([.A1553]=[.A15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d424e</text:p>
          </table:table-cell>
          <table:table-cell table:formula="of:=IF([.A1554]=[.A15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d424e</text:p>
          </table:table-cell>
          <table:table-cell table:formula="of:=IF([.A1555]=[.A155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d6fab</text:p>
          </table:table-cell>
          <table:table-cell table:formula="of:=IF([.A1556]=[.A15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aee9</text:p>
          </table:table-cell>
          <table:table-cell table:formula="of:=IF([.A1557]=[.A15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daee9</text:p>
          </table:table-cell>
          <table:table-cell table:formula="of:=IF([.A1558]=[.A1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daee9</text:p>
          </table:table-cell>
          <table:table-cell table:formula="of:=IF([.A1559]=[.A156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db0e3</text:p>
          </table:table-cell>
          <table:table-cell table:formula="of:=IF([.A1560]=[.A15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b8ff</text:p>
          </table:table-cell>
          <table:table-cell table:formula="of:=IF([.A1561]=[.A156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db8ff</text:p>
          </table:table-cell>
          <table:table-cell table:formula="of:=IF([.A1562]=[.A1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db8ff</text:p>
          </table:table-cell>
          <table:table-cell table:formula="of:=IF([.A1563]=[.A15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dc89a</text:p>
          </table:table-cell>
          <table:table-cell table:formula="of:=IF([.A1564]=[.A15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de365</text:p>
          </table:table-cell>
          <table:table-cell table:formula="of:=IF([.A1565]=[.A15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2723</text:p>
          </table:table-cell>
          <table:table-cell table:formula="of:=IF([.A1566]=[.A15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3e3e</text:p>
          </table:table-cell>
          <table:table-cell table:formula="of:=IF([.A1567]=[.A15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e3e3e</text:p>
          </table:table-cell>
          <table:table-cell table:formula="of:=IF([.A1568]=[.A156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e4143</text:p>
          </table:table-cell>
          <table:table-cell table:formula="of:=IF([.A1569]=[.A15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e4143</text:p>
          </table:table-cell>
          <table:table-cell table:formula="of:=IF([.A1570]=[.A1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143</text:p>
          </table:table-cell>
          <table:table-cell table:formula="of:=IF([.A1571]=[.A1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143</text:p>
          </table:table-cell>
          <table:table-cell table:formula="of:=IF([.A1572]=[.A15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e4245</text:p>
          </table:table-cell>
          <table:table-cell table:formula="of:=IF([.A1573]=[.A15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4]=[.A1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5]=[.A1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6]=[.A1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7]=[.A1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8]=[.A1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79]=[.A1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0]=[.A1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1]=[.A1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2]=[.A1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3]=[.A1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4]=[.A1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5]=[.A1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6]=[.A1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4245</text:p>
          </table:table-cell>
          <table:table-cell table:formula="of:=IF([.A1587]=[.A158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e424d</text:p>
          </table:table-cell>
          <table:table-cell table:formula="of:=IF([.A1588]=[.A15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74b7</text:p>
          </table:table-cell>
          <table:table-cell table:formula="of:=IF([.A1589]=[.A15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e74b7</text:p>
          </table:table-cell>
          <table:table-cell table:formula="of:=IF([.A1590]=[.A1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74b7</text:p>
          </table:table-cell>
          <table:table-cell table:formula="of:=IF([.A1591]=[.A159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e8ded</text:p>
          </table:table-cell>
          <table:table-cell table:formula="of:=IF([.A1592]=[.A15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e8ded</text:p>
          </table:table-cell>
          <table:table-cell table:formula="of:=IF([.A1593]=[.A1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8ded</text:p>
          </table:table-cell>
          <table:table-cell table:formula="of:=IF([.A1594]=[.A1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8ded</text:p>
          </table:table-cell>
          <table:table-cell table:formula="of:=IF([.A1595]=[.A1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8ded</text:p>
          </table:table-cell>
          <table:table-cell table:formula="of:=IF([.A1596]=[.A1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e8ded</text:p>
          </table:table-cell>
          <table:table-cell table:formula="of:=IF([.A1597]=[.A15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e97f2</text:p>
          </table:table-cell>
          <table:table-cell table:formula="of:=IF([.A1598]=[.A15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a7f9</text:p>
          </table:table-cell>
          <table:table-cell table:formula="of:=IF([.A1599]=[.A16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acff</text:p>
          </table:table-cell>
          <table:table-cell table:formula="of:=IF([.A1600]=[.A16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b13b</text:p>
          </table:table-cell>
          <table:table-cell table:formula="of:=IF([.A1601]=[.A16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ecac7</text:p>
          </table:table-cell>
          <table:table-cell table:formula="of:=IF([.A1602]=[.A16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3f3f</text:p>
          </table:table-cell>
          <table:table-cell table:formula="of:=IF([.A1603]=[.A16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4]=[.A1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5]=[.A1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6]=[.A1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7]=[.A1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8]=[.A1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3f3f3f</text:p>
          </table:table-cell>
          <table:table-cell table:formula="of:=IF([.A1609]=[.A161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f4144</text:p>
          </table:table-cell>
          <table:table-cell table:formula="of:=IF([.A1610]=[.A16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444f</text:p>
          </table:table-cell>
          <table:table-cell table:formula="of:=IF([.A1611]=[.A16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51b5</text:p>
          </table:table-cell>
          <table:table-cell table:formula="of:=IF([.A1612]=[.A16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f51b5</text:p>
          </table:table-cell>
          <table:table-cell table:formula="of:=IF([.A1613]=[.A1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f51b5</text:p>
          </table:table-cell>
          <table:table-cell table:formula="of:=IF([.A1614]=[.A1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f51b5</text:p>
          </table:table-cell>
          <table:table-cell table:formula="of:=IF([.A1615]=[.A16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f96b9</text:p>
          </table:table-cell>
          <table:table-cell table:formula="of:=IF([.A1616]=[.A16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f96b9</text:p>
          </table:table-cell>
          <table:table-cell table:formula="of:=IF([.A1617]=[.A161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f9cd3</text:p>
          </table:table-cell>
          <table:table-cell table:formula="of:=IF([.A1618]=[.A16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9f4a</text:p>
          </table:table-cell>
          <table:table-cell table:formula="of:=IF([.A1619]=[.A16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a13d</text:p>
          </table:table-cell>
          <table:table-cell table:formula="of:=IF([.A1620]=[.A16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a7d7</text:p>
          </table:table-cell>
          <table:table-cell table:formula="of:=IF([.A1621]=[.A16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3fa7d7</text:p>
          </table:table-cell>
          <table:table-cell table:formula="of:=IF([.A1622]=[.A162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3fb66c</text:p>
          </table:table-cell>
          <table:table-cell table:formula="of:=IF([.A1623]=[.A16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3fbd68</text:p>
          </table:table-cell>
          <table:table-cell table:formula="of:=IF([.A1624]=[.A16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220f</text:p>
          </table:table-cell>
          <table:table-cell table:formula="of:=IF([.A1625]=[.A16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3b3c</text:p>
          </table:table-cell>
          <table:table-cell table:formula="of:=IF([.A1626]=[.A16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4552</text:p>
          </table:table-cell>
          <table:table-cell table:formula="of:=IF([.A1627]=[.A16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5474</text:p>
          </table:table-cell>
          <table:table-cell table:formula="of:=IF([.A1628]=[.A16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5757</text:p>
          </table:table-cell>
          <table:table-cell table:formula="of:=IF([.A1629]=[.A16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b0e8</text:p>
          </table:table-cell>
          <table:table-cell table:formula="of:=IF([.A1630]=[.A16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0b3e9</text:p>
          </table:table-cell>
          <table:table-cell table:formula="of:=IF([.A1631]=[.A16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14141</text:p>
          </table:table-cell>
          <table:table-cell table:formula="of:=IF([.A1632]=[.A16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169a5</text:p>
          </table:table-cell>
          <table:table-cell table:formula="of:=IF([.A1633]=[.A16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19bc8</text:p>
          </table:table-cell>
          <table:table-cell table:formula="of:=IF([.A1634]=[.A16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1f045</text:p>
          </table:table-cell>
          <table:table-cell table:formula="of:=IF([.A1635]=[.A16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1f3fd</text:p>
          </table:table-cell>
          <table:table-cell table:formula="of:=IF([.A1636]=[.A16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3c50</text:p>
          </table:table-cell>
          <table:table-cell table:formula="of:=IF([.A1637]=[.A16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4048</text:p>
          </table:table-cell>
          <table:table-cell table:formula="of:=IF([.A1638]=[.A16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39]=[.A1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40]=[.A1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41]=[.A1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42]=[.A1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43]=[.A1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048</text:p>
          </table:table-cell>
          <table:table-cell table:formula="of:=IF([.A1644]=[.A16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24242</text:p>
          </table:table-cell>
          <table:table-cell table:formula="of:=IF([.A1645]=[.A16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24242</text:p>
          </table:table-cell>
          <table:table-cell table:formula="of:=IF([.A1646]=[.A1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24242</text:p>
          </table:table-cell>
          <table:table-cell table:formula="of:=IF([.A1647]=[.A164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24649</text:p>
          </table:table-cell>
          <table:table-cell table:formula="of:=IF([.A1648]=[.A16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24649</text:p>
          </table:table-cell>
          <table:table-cell table:formula="of:=IF([.A1649]=[.A16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27e49</text:p>
          </table:table-cell>
          <table:table-cell table:formula="of:=IF([.A1650]=[.A16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81ea</text:p>
          </table:table-cell>
          <table:table-cell table:formula="of:=IF([.A1651]=[.A16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84ce</text:p>
          </table:table-cell>
          <table:table-cell table:formula="of:=IF([.A1652]=[.A16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85f4</text:p>
          </table:table-cell>
          <table:table-cell table:formula="of:=IF([.A1653]=[.A16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285f4</text:p>
          </table:table-cell>
          <table:table-cell table:formula="of:=IF([.A1654]=[.A165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29bd4</text:p>
          </table:table-cell>
          <table:table-cell table:formula="of:=IF([.A1655]=[.A16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a5f5</text:p>
          </table:table-cell>
          <table:table-cell table:formula="of:=IF([.A1656]=[.A16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afe6</text:p>
          </table:table-cell>
          <table:table-cell table:formula="of:=IF([.A1657]=[.A16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2bc5e</text:p>
          </table:table-cell>
          <table:table-cell table:formula="of:=IF([.A1658]=[.A16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0201</text:p>
          </table:table-cell>
          <table:table-cell table:formula="of:=IF([.A1659]=[.A16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30201</text:p>
          </table:table-cell>
          <table:table-cell table:formula="of:=IF([.A1660]=[.A166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34b55</text:p>
          </table:table-cell>
          <table:table-cell table:formula="of:=IF([.A1661]=[.A16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557d</text:p>
          </table:table-cell>
          <table:table-cell table:formula="of:=IF([.A1662]=[.A16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80b4</text:p>
          </table:table-cell>
          <table:table-cell table:formula="of:=IF([.A1663]=[.A16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953b</text:p>
          </table:table-cell>
          <table:table-cell table:formula="of:=IF([.A1664]=[.A16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a047</text:p>
          </table:table-cell>
          <table:table-cell table:formula="of:=IF([.A1665]=[.A166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3a047</text:p>
          </table:table-cell>
          <table:table-cell table:formula="of:=IF([.A1666]=[.A1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3a047</text:p>
          </table:table-cell>
          <table:table-cell table:formula="of:=IF([.A1667]=[.A1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3a047</text:p>
          </table:table-cell>
          <table:table-cell table:formula="of:=IF([.A1668]=[.A16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43a0df</text:p>
          </table:table-cell>
          <table:table-cell table:formula="of:=IF([.A1669]=[.A16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3c340</text:p>
          </table:table-cell>
          <table:table-cell table:formula="of:=IF([.A1670]=[.A16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4475a</text:p>
          </table:table-cell>
          <table:table-cell table:formula="of:=IF([.A1671]=[.A16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2]=[.A1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3]=[.A1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4]=[.A1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5]=[.A1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6]=[.A1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7]=[.A1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8]=[.A1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79]=[.A1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0]=[.A1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1]=[.A1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2]=[.A1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3]=[.A1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4]=[.A1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5]=[.A1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6]=[.A1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7]=[.A1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8]=[.A1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89]=[.A1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0]=[.A1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1]=[.A1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2]=[.A1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3]=[.A1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4]=[.A1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5]=[.A1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6]=[.A1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7]=[.A1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8]=[.A1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699]=[.A1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0]=[.A1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1]=[.A1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2]=[.A1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3]=[.A1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4]=[.A1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5]=[.A1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6]=[.A1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7]=[.A1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8]=[.A1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09]=[.A1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0]=[.A1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1]=[.A1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2]=[.A1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3]=[.A1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4]=[.A1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5]=[.A1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6]=[.A1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7]=[.A1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8]=[.A1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19]=[.A1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0]=[.A1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1]=[.A1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2]=[.A1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3]=[.A1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4]=[.A1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5]=[.A1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6]=[.A1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7]=[.A1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8]=[.A1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29]=[.A1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0]=[.A1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1]=[.A1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2]=[.A1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3]=[.A1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4]=[.A1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5]=[.A1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6]=[.A1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7]=[.A1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8]=[.A1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39]=[.A1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0]=[.A1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1]=[.A1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2]=[.A1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3]=[.A1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4]=[.A1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5]=[.A1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6]=[.A1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7]=[.A1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8]=[.A1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49]=[.A1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0]=[.A1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1]=[.A1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2]=[.A1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3]=[.A1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4]=[.A1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5]=[.A1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6]=[.A1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7]=[.A1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8]=[.A1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59]=[.A1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0]=[.A1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1]=[.A1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2]=[.A1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3]=[.A1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4]=[.A1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5]=[.A1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6]=[.A1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7]=[.A1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8]=[.A1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69]=[.A1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0]=[.A1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1]=[.A1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2]=[.A1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3]=[.A1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4]=[.A1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5]=[.A1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6]=[.A1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7]=[.A1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8]=[.A1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79]=[.A1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0]=[.A1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1]=[.A1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2]=[.A1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3]=[.A1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4]=[.A1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5]=[.A1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6]=[.A1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7]=[.A1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8]=[.A1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89]=[.A1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0]=[.A1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1]=[.A1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2]=[.A1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3]=[.A1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4]=[.A1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5]=[.A1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6]=[.A1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7]=[.A1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8]=[.A1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799]=[.A1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0]=[.A1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1]=[.A1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2]=[.A1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3]=[.A1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4]=[.A1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5]=[.A1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475a</text:p>
          </table:table-cell>
          <table:table-cell table:formula="of:=IF([.A1806]=[.A1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7]=[.A1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8]=[.A1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9]=[.A1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0]=[.A1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1]=[.A1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2]=[.A1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3]=[.A1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4]=[.A1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5]=[.A1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6]=[.A1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7]=[.A1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8]=[.A1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9]=[.A182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4484c</text:p>
          </table:table-cell>
          <table:table-cell table:formula="of:=IF([.A1820]=[.A18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4494c</text:p>
          </table:table-cell>
          <table:table-cell table:formula="of:=IF([.A1821]=[.A18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484c2</text:p>
          </table:table-cell>
          <table:table-cell table:formula="of:=IF([.A1822]=[.A182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4a5f3</text:p>
          </table:table-cell>
          <table:table-cell table:formula="of:=IF([.A1823]=[.A18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4b799</text:p>
          </table:table-cell>
          <table:table-cell table:formula="of:=IF([.A1824]=[.A18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4c367</text:p>
          </table:table-cell>
          <table:table-cell table:formula="of:=IF([.A1825]=[.A18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26]=[.A1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27]=[.A1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28]=[.A1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29]=[.A1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0]=[.A1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1]=[.A1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2]=[.A1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3]=[.A1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4]=[.A1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5]=[.A1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6]=[.A1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7]=[.A1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8]=[.A1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39]=[.A1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0]=[.A1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1]=[.A1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2]=[.A1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3]=[.A1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4]=[.A1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5]=[.A1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6]=[.A1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7]=[.A1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8]=[.A1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49]=[.A1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0]=[.A1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1]=[.A1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2]=[.A1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3]=[.A1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4]=[.A1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5]=[.A1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6]=[.A1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7]=[.A1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8]=[.A1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59]=[.A1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60]=[.A1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4c367</text:p>
          </table:table-cell>
          <table:table-cell table:formula="of:=IF([.A1861]=[.A18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54050</text:p>
          </table:table-cell>
          <table:table-cell table:formula="of:=IF([.A1862]=[.A18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5474f</text:p>
          </table:table-cell>
          <table:table-cell table:formula="of:=IF([.A1863]=[.A18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55a64</text:p>
          </table:table-cell>
          <table:table-cell table:formula="of:=IF([.A1864]=[.A18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55a64</text:p>
          </table:table-cell>
          <table:table-cell table:formula="of:=IF([.A1865]=[.A1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55a64</text:p>
          </table:table-cell>
          <table:table-cell table:formula="of:=IF([.A1866]=[.A1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7]=[.A1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8]=[.A1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9]=[.A187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57eff</text:p>
          </table:table-cell>
          <table:table-cell table:formula="of:=IF([.A1870]=[.A18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57eff</text:p>
          </table:table-cell>
          <table:table-cell table:formula="of:=IF([.A1871]=[.A1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57eff</text:p>
          </table:table-cell>
          <table:table-cell table:formula="of:=IF([.A1872]=[.A1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57eff</text:p>
          </table:table-cell>
          <table:table-cell table:formula="of:=IF([.A1873]=[.A187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586f9</text:p>
          </table:table-cell>
          <table:table-cell table:formula="of:=IF([.A1874]=[.A18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592d6</text:p>
          </table:table-cell>
          <table:table-cell table:formula="of:=IF([.A1875]=[.A18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5a300</text:p>
          </table:table-cell>
          <table:table-cell table:formula="of:=IF([.A1876]=[.A1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5a300</text:p>
          </table:table-cell>
          <table:table-cell table:formula="of:=IF([.A1877]=[.A187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5a943</text:p>
          </table:table-cell>
          <table:table-cell table:formula="of:=IF([.A1878]=[.A187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5a943</text:p>
          </table:table-cell>
          <table:table-cell table:formula="of:=IF([.A1879]=[.A1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5a943</text:p>
          </table:table-cell>
          <table:table-cell table:formula="of:=IF([.A1880]=[.A18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5d157</text:p>
          </table:table-cell>
          <table:table-cell table:formula="of:=IF([.A1881]=[.A18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1900</text:p>
          </table:table-cell>
          <table:table-cell table:formula="of:=IF([.A1882]=[.A18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2aae</text:p>
          </table:table-cell>
          <table:table-cell table:formula="of:=IF([.A1883]=[.A18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2e7a</text:p>
          </table:table-cell>
          <table:table-cell table:formula="of:=IF([.A1884]=[.A18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3246</text:p>
          </table:table-cell>
          <table:table-cell table:formula="of:=IF([.A1885]=[.A18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4646</text:p>
          </table:table-cell>
          <table:table-cell table:formula="of:=IF([.A1886]=[.A18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5051</text:p>
          </table:table-cell>
          <table:table-cell table:formula="of:=IF([.A1887]=[.A18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65051</text:p>
          </table:table-cell>
          <table:table-cell table:formula="of:=IF([.A1888]=[.A188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675ab</text:p>
          </table:table-cell>
          <table:table-cell table:formula="of:=IF([.A1889]=[.A18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7fab</text:p>
          </table:table-cell>
          <table:table-cell table:formula="of:=IF([.A1890]=[.A189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67fab</text:p>
          </table:table-cell>
          <table:table-cell table:formula="of:=IF([.A1891]=[.A1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67fab</text:p>
          </table:table-cell>
          <table:table-cell table:formula="of:=IF([.A1892]=[.A189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687b4</text:p>
          </table:table-cell>
          <table:table-cell table:formula="of:=IF([.A1893]=[.A18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a926</text:p>
          </table:table-cell>
          <table:table-cell table:formula="of:=IF([.A1894]=[.A18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5]=[.A1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6]=[.A1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7]=[.A18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6a9d6</text:p>
          </table:table-cell>
          <table:table-cell table:formula="of:=IF([.A1898]=[.A18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a9ee</text:p>
          </table:table-cell>
          <table:table-cell table:formula="of:=IF([.A1899]=[.A19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6a9ee</text:p>
          </table:table-cell>
          <table:table-cell table:formula="of:=IF([.A1900]=[.A19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46aa97</text:p>
          </table:table-cell>
          <table:table-cell table:formula="of:=IF([.A1901]=[.A19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abd2</text:p>
          </table:table-cell>
          <table:table-cell table:formula="of:=IF([.A1902]=[.A19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b044</text:p>
          </table:table-cell>
          <table:table-cell table:formula="of:=IF([.A1903]=[.A19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c66a</text:p>
          </table:table-cell>
          <table:table-cell table:formula="of:=IF([.A1904]=[.A190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5]=[.A1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6]=[.A1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7]=[.A1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8]=[.A1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9]=[.A1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0]=[.A1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1]=[.A1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2]=[.A1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3]=[.A1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4]=[.A1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5]=[.A1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6]=[.A19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6cde5</text:p>
          </table:table-cell>
          <table:table-cell table:formula="of:=IF([.A1917]=[.A19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6d177</text:p>
          </table:table-cell>
          <table:table-cell table:formula="of:=IF([.A1918]=[.A19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3286</text:p>
          </table:table-cell>
          <table:table-cell table:formula="of:=IF([.A1919]=[.A19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4747</text:p>
          </table:table-cell>
          <table:table-cell table:formula="of:=IF([.A1920]=[.A19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74747</text:p>
          </table:table-cell>
          <table:table-cell table:formula="of:=IF([.A1921]=[.A1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74747</text:p>
          </table:table-cell>
          <table:table-cell table:formula="of:=IF([.A1922]=[.A192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74f50</text:p>
          </table:table-cell>
          <table:table-cell table:formula="of:=IF([.A1923]=[.A19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4f54</text:p>
          </table:table-cell>
          <table:table-cell table:formula="of:=IF([.A1924]=[.A19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6acc</text:p>
          </table:table-cell>
          <table:table-cell table:formula="of:=IF([.A1925]=[.A19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7dc1</text:p>
          </table:table-cell>
          <table:table-cell table:formula="of:=IF([.A1926]=[.A19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77dc1</text:p>
          </table:table-cell>
          <table:table-cell table:formula="of:=IF([.A1927]=[.A19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783b0</text:p>
          </table:table-cell>
          <table:table-cell table:formula="of:=IF([.A1928]=[.A19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79ae5</text:p>
          </table:table-cell>
          <table:table-cell table:formula="of:=IF([.A1929]=[.A19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79ae5</text:p>
          </table:table-cell>
          <table:table-cell table:formula="of:=IF([.A1930]=[.A193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7a5bf</text:p>
          </table:table-cell>
          <table:table-cell table:formula="of:=IF([.A1931]=[.A19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7a9de</text:p>
          </table:table-cell>
          <table:table-cell table:formula="of:=IF([.A1932]=[.A19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83c8f</text:p>
          </table:table-cell>
          <table:table-cell table:formula="of:=IF([.A1933]=[.A19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86afb</text:p>
          </table:table-cell>
          <table:table-cell table:formula="of:=IF([.A1934]=[.A19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86afb</text:p>
          </table:table-cell>
          <table:table-cell table:formula="of:=IF([.A1935]=[.A193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893db</text:p>
          </table:table-cell>
          <table:table-cell table:formula="of:=IF([.A1936]=[.A19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893db</text:p>
          </table:table-cell>
          <table:table-cell table:formula="of:=IF([.A1937]=[.A1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893db</text:p>
          </table:table-cell>
          <table:table-cell table:formula="of:=IF([.A1938]=[.A19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8b9c7</text:p>
          </table:table-cell>
          <table:table-cell table:formula="of:=IF([.A1939]=[.A19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8cd7c</text:p>
          </table:table-cell>
          <table:table-cell table:formula="of:=IF([.A1940]=[.A19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9494c</text:p>
          </table:table-cell>
          <table:table-cell table:formula="of:=IF([.A1941]=[.A19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9494c</text:p>
          </table:table-cell>
          <table:table-cell table:formula="of:=IF([.A1942]=[.A1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494c</text:p>
          </table:table-cell>
          <table:table-cell table:formula="of:=IF([.A1943]=[.A1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494c</text:p>
          </table:table-cell>
          <table:table-cell table:formula="of:=IF([.A1944]=[.A1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494c</text:p>
          </table:table-cell>
          <table:table-cell table:formula="of:=IF([.A1945]=[.A194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985cc</text:p>
          </table:table-cell>
          <table:table-cell table:formula="of:=IF([.A1946]=[.A19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98cd8</text:p>
          </table:table-cell>
          <table:table-cell table:formula="of:=IF([.A1947]=[.A19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98cd8</text:p>
          </table:table-cell>
          <table:table-cell table:formula="of:=IF([.A1948]=[.A1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8cd8</text:p>
          </table:table-cell>
          <table:table-cell table:formula="of:=IF([.A1949]=[.A1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8cd8</text:p>
          </table:table-cell>
          <table:table-cell table:formula="of:=IF([.A1950]=[.A1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8cd8</text:p>
          </table:table-cell>
          <table:table-cell table:formula="of:=IF([.A1951]=[.A1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8cd8</text:p>
          </table:table-cell>
          <table:table-cell table:formula="of:=IF([.A1952]=[.A195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992fd</text:p>
          </table:table-cell>
          <table:table-cell table:formula="of:=IF([.A1953]=[.A19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99648</text:p>
          </table:table-cell>
          <table:table-cell table:formula="of:=IF([.A1954]=[.A19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99648</text:p>
          </table:table-cell>
          <table:table-cell table:formula="of:=IF([.A1955]=[.A1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9648</text:p>
          </table:table-cell>
          <table:table-cell table:formula="of:=IF([.A1956]=[.A1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9648</text:p>
          </table:table-cell>
          <table:table-cell table:formula="of:=IF([.A1957]=[.A1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9648</text:p>
          </table:table-cell>
          <table:table-cell table:formula="of:=IF([.A1958]=[.A195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997ff</text:p>
          </table:table-cell>
          <table:table-cell table:formula="of:=IF([.A1959]=[.A19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997ff</text:p>
          </table:table-cell>
          <table:table-cell table:formula="of:=IF([.A1960]=[.A1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97ff</text:p>
          </table:table-cell>
          <table:table-cell table:formula="of:=IF([.A1961]=[.A1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97ff</text:p>
          </table:table-cell>
          <table:table-cell table:formula="of:=IF([.A1962]=[.A196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9bde3</text:p>
          </table:table-cell>
          <table:table-cell table:formula="of:=IF([.A1963]=[.A196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9bde3</text:p>
          </table:table-cell>
          <table:table-cell table:formula="of:=IF([.A1964]=[.A1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bde3</text:p>
          </table:table-cell>
          <table:table-cell table:formula="of:=IF([.A1965]=[.A1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bde3</text:p>
          </table:table-cell>
          <table:table-cell table:formula="of:=IF([.A1966]=[.A1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9bde3</text:p>
          </table:table-cell>
          <table:table-cell table:formula="of:=IF([.A1967]=[.A19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9bef8</text:p>
          </table:table-cell>
          <table:table-cell table:formula="of:=IF([.A1968]=[.A19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9bf3d</text:p>
          </table:table-cell>
          <table:table-cell table:formula="of:=IF([.A1969]=[.A19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a4850</text:p>
          </table:table-cell>
          <table:table-cell table:formula="of:=IF([.A1970]=[.A19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a4850</text:p>
          </table:table-cell>
          <table:table-cell table:formula="of:=IF([.A1971]=[.A1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a4850</text:p>
          </table:table-cell>
          <table:table-cell table:formula="of:=IF([.A1972]=[.A19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a4a4f</text:p>
          </table:table-cell>
          <table:table-cell table:formula="of:=IF([.A1973]=[.A19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a606a</text:p>
          </table:table-cell>
          <table:table-cell table:formula="of:=IF([.A1974]=[.A19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a7ae1</text:p>
          </table:table-cell>
          <table:table-cell table:formula="of:=IF([.A1975]=[.A19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a7ae1</text:p>
          </table:table-cell>
          <table:table-cell table:formula="of:=IF([.A1976]=[.A19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aaee8</text:p>
          </table:table-cell>
          <table:table-cell table:formula="of:=IF([.A1977]=[.A19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aaee8</text:p>
          </table:table-cell>
          <table:table-cell table:formula="of:=IF([.A1978]=[.A19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ab871</text:p>
          </table:table-cell>
          <table:table-cell table:formula="of:=IF([.A1979]=[.A19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abd7e</text:p>
          </table:table-cell>
          <table:table-cell table:formula="of:=IF([.A1980]=[.A19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ac73e</text:p>
          </table:table-cell>
          <table:table-cell table:formula="of:=IF([.A1981]=[.A19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6488</text:p>
          </table:table-cell>
          <table:table-cell table:formula="of:=IF([.A1982]=[.A19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69a4</text:p>
          </table:table-cell>
          <table:table-cell table:formula="of:=IF([.A1983]=[.A19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81c4</text:p>
          </table:table-cell>
          <table:table-cell table:formula="of:=IF([.A1984]=[.A19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8adf</text:p>
          </table:table-cell>
          <table:table-cell table:formula="of:=IF([.A1985]=[.A19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92d6</text:p>
          </table:table-cell>
          <table:table-cell table:formula="of:=IF([.A1986]=[.A19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b92d6</text:p>
          </table:table-cell>
          <table:table-cell table:formula="of:=IF([.A1987]=[.A1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b92d6</text:p>
          </table:table-cell>
          <table:table-cell table:formula="of:=IF([.A1988]=[.A1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b92d6</text:p>
          </table:table-cell>
          <table:table-cell table:formula="of:=IF([.A1989]=[.A199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babbe</text:p>
          </table:table-cell>
          <table:table-cell table:formula="of:=IF([.A1990]=[.A19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ae4f</text:p>
          </table:table-cell>
          <table:table-cell table:formula="of:=IF([.A1991]=[.A19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bd239</text:p>
          </table:table-cell>
          <table:table-cell table:formula="of:=IF([.A1992]=[.A19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c37d1</text:p>
          </table:table-cell>
          <table:table-cell table:formula="of:=IF([.A1993]=[.A19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3a91</text:p>
          </table:table-cell>
          <table:table-cell table:formula="of:=IF([.A1994]=[.A19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4c4c</text:p>
          </table:table-cell>
          <table:table-cell table:formula="of:=IF([.A1995]=[.A19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5053</text:p>
          </table:table-cell>
          <table:table-cell table:formula="of:=IF([.A1996]=[.A19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5263</text:p>
          </table:table-cell>
          <table:table-cell table:formula="of:=IF([.A1997]=[.A19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5969</text:p>
          </table:table-cell>
          <table:table-cell table:formula="of:=IF([.A1998]=[.A19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627f</text:p>
          </table:table-cell>
          <table:table-cell table:formula="of:=IF([.A1999]=[.A20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83ca</text:p>
          </table:table-cell>
          <table:table-cell table:formula="of:=IF([.A2000]=[.A20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8cff</text:p>
          </table:table-cell>
          <table:table-cell table:formula="of:=IF([.A2001]=[.A20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c8cff</text:p>
          </table:table-cell>
          <table:table-cell table:formula="of:=IF([.A2002]=[.A2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c8cff</text:p>
          </table:table-cell>
          <table:table-cell table:formula="of:=IF([.A2003]=[.A2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c8cff</text:p>
          </table:table-cell>
          <table:table-cell table:formula="of:=IF([.A2004]=[.A20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c8fbf</text:p>
          </table:table-cell>
          <table:table-cell table:formula="of:=IF([.A2005]=[.A20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8fd8</text:p>
          </table:table-cell>
          <table:table-cell table:formula="of:=IF([.A2006]=[.A20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c8fd8</text:p>
          </table:table-cell>
          <table:table-cell table:formula="of:=IF([.A2007]=[.A20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ca3e5</text:p>
          </table:table-cell>
          <table:table-cell table:formula="of:=IF([.A2008]=[.A20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caf50</text:p>
          </table:table-cell>
          <table:table-cell table:formula="of:=IF([.A2009]=[.A20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caf50</text:p>
          </table:table-cell>
          <table:table-cell table:formula="of:=IF([.A2010]=[.A2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caf50</text:p>
          </table:table-cell>
          <table:table-cell table:formula="of:=IF([.A2011]=[.A2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caf50</text:p>
          </table:table-cell>
          <table:table-cell table:formula="of:=IF([.A2012]=[.A2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caf50</text:p>
          </table:table-cell>
          <table:table-cell table:formula="of:=IF([.A2013]=[.A2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caf50</text:p>
          </table:table-cell>
          <table:table-cell table:formula="of:=IF([.A2014]=[.A201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d0e93</text:p>
          </table:table-cell>
          <table:table-cell table:formula="of:=IF([.A2015]=[.A20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d7280</text:p>
          </table:table-cell>
          <table:table-cell table:formula="of:=IF([.A2016]=[.A20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d8bd1</text:p>
          </table:table-cell>
          <table:table-cell table:formula="of:=IF([.A2017]=[.A20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d8bd1</text:p>
          </table:table-cell>
          <table:table-cell table:formula="of:=IF([.A2018]=[.A20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d8dd8</text:p>
          </table:table-cell>
          <table:table-cell table:formula="of:=IF([.A2019]=[.A20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db6ac</text:p>
          </table:table-cell>
          <table:table-cell table:formula="of:=IF([.A2020]=[.A20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db6ac</text:p>
          </table:table-cell>
          <table:table-cell table:formula="of:=IF([.A2021]=[.A202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dcb32</text:p>
          </table:table-cell>
          <table:table-cell table:formula="of:=IF([.A2022]=[.A20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dcb32</text:p>
          </table:table-cell>
          <table:table-cell table:formula="of:=IF([.A2023]=[.A20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dce7a</text:p>
          </table:table-cell>
          <table:table-cell table:formula="of:=IF([.A2024]=[.A20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e4f4e</text:p>
          </table:table-cell>
          <table:table-cell table:formula="of:=IF([.A2025]=[.A20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e76b2</text:p>
          </table:table-cell>
          <table:table-cell table:formula="of:=IF([.A2026]=[.A20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e7aa2</text:p>
          </table:table-cell>
          <table:table-cell table:formula="of:=IF([.A2027]=[.A20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e7ba0</text:p>
          </table:table-cell>
          <table:table-cell table:formula="of:=IF([.A2028]=[.A20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e99f3</text:p>
          </table:table-cell>
          <table:table-cell table:formula="of:=IF([.A2029]=[.A20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e99f3</text:p>
          </table:table-cell>
          <table:table-cell table:formula="of:=IF([.A2030]=[.A2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e99f3</text:p>
          </table:table-cell>
          <table:table-cell table:formula="of:=IF([.A2031]=[.A2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e99f3</text:p>
          </table:table-cell>
          <table:table-cell table:formula="of:=IF([.A2032]=[.A20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eb84b</text:p>
          </table:table-cell>
          <table:table-cell table:formula="of:=IF([.A2033]=[.A20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eb84b</text:p>
          </table:table-cell>
          <table:table-cell table:formula="of:=IF([.A2034]=[.A20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f4f4f</text:p>
          </table:table-cell>
          <table:table-cell table:formula="of:=IF([.A2035]=[.A203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36]=[.A2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37]=[.A2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38]=[.A2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39]=[.A2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0]=[.A2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1]=[.A2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2]=[.A2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3]=[.A2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4]=[.A2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5]=[.A2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6]=[.A2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7]=[.A2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8]=[.A2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4f4f4f</text:p>
          </table:table-cell>
          <table:table-cell table:formula="of:=IF([.A2049]=[.A20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4f61eb</text:p>
          </table:table-cell>
          <table:table-cell table:formula="of:=IF([.A2050]=[.A20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fc26c</text:p>
          </table:table-cell>
          <table:table-cell table:formula="of:=IF([.A2051]=[.A20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4fcf71</text:p>
          </table:table-cell>
          <table:table-cell table:formula="of:=IF([.A2052]=[.A20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5050</text:p>
          </table:table-cell>
          <table:table-cell table:formula="of:=IF([.A2053]=[.A2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4]=[.A2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5]=[.A2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6]=[.A2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7]=[.A2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8]=[.A2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59]=[.A2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0]=[.A2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1]=[.A2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2]=[.A2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3]=[.A2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4]=[.A2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5]=[.A2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6]=[.A2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7]=[.A2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8]=[.A2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69]=[.A2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0]=[.A2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1]=[.A2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2]=[.A2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3]=[.A2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4]=[.A2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5]=[.A2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6]=[.A2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7]=[.A2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8]=[.A2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79]=[.A2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0]=[.A2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1]=[.A2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2]=[.A2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3]=[.A2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4]=[.A2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5]=[.A2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6]=[.A2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7]=[.A2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8]=[.A2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89]=[.A2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0]=[.A2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1]=[.A2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2]=[.A2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3]=[.A2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4]=[.A2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5]=[.A2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6]=[.A2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7]=[.A2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8]=[.A2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099]=[.A2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0]=[.A2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1]=[.A2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2]=[.A2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3]=[.A2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4]=[.A2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5]=[.A2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6]=[.A2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7]=[.A2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8]=[.A2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09]=[.A2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0]=[.A2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1]=[.A2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2]=[.A2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3]=[.A2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4]=[.A2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5]=[.A2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6]=[.A2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7]=[.A2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8]=[.A2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19]=[.A2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0]=[.A2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1]=[.A2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2]=[.A2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3]=[.A2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4]=[.A2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5]=[.A2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6]=[.A2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7]=[.A2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8]=[.A2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29]=[.A2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0]=[.A2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1]=[.A2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2]=[.A2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3]=[.A2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4]=[.A2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5]=[.A2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6]=[.A2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7]=[.A2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8]=[.A2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39]=[.A2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0]=[.A2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1]=[.A2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2]=[.A2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3]=[.A2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4]=[.A2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5]=[.A2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6]=[.A2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7]=[.A2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8]=[.A2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49]=[.A2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0]=[.A2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1]=[.A2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2]=[.A2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3]=[.A2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4]=[.A2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5]=[.A2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6]=[.A2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7]=[.A2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8]=[.A2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59]=[.A2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0]=[.A2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1]=[.A2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2]=[.A2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3]=[.A2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4]=[.A2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5]=[.A2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6]=[.A2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7]=[.A2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8]=[.A2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69]=[.A2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0]=[.A2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1]=[.A2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2]=[.A2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3]=[.A2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4]=[.A2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5]=[.A2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6]=[.A2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7]=[.A2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8]=[.A2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79]=[.A2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0]=[.A2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1]=[.A2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2]=[.A2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3]=[.A2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4]=[.A2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5]=[.A2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6]=[.A2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7]=[.A2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8]=[.A2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89]=[.A2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0]=[.A2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1]=[.A2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2]=[.A2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3]=[.A2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4]=[.A2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5]=[.A2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6]=[.A2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7]=[.A2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8]=[.A2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199]=[.A2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0]=[.A2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1]=[.A2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2]=[.A2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3]=[.A2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4]=[.A2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5]=[.A2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6]=[.A2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7]=[.A2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8]=[.A2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09]=[.A2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0]=[.A2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1]=[.A2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2]=[.A2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3]=[.A2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4]=[.A2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5]=[.A2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6]=[.A2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7]=[.A2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8]=[.A2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19]=[.A2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0]=[.A2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1]=[.A2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2]=[.A2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3]=[.A2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4]=[.A2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5]=[.A2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6]=[.A2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7]=[.A2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8]=[.A2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29]=[.A2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0]=[.A2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1]=[.A2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2]=[.A2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3]=[.A2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4]=[.A2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5]=[.A2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6]=[.A2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7]=[.A2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8]=[.A2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39]=[.A2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0]=[.A2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1]=[.A2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2]=[.A2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3]=[.A2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4]=[.A2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5]=[.A2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6]=[.A2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7]=[.A2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8]=[.A2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49]=[.A2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0]=[.A2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1]=[.A2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2]=[.A2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3]=[.A2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4]=[.A2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5]=[.A2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6]=[.A2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7]=[.A2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8]=[.A2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59]=[.A2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0]=[.A2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1]=[.A2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2]=[.A2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3]=[.A2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4]=[.A2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5]=[.A2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6]=[.A2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7]=[.A2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8]=[.A2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69]=[.A2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0]=[.A2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1]=[.A2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2]=[.A2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3]=[.A2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4]=[.A2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5]=[.A2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6]=[.A2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7]=[.A2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8]=[.A2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79]=[.A2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0]=[.A2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1]=[.A2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2]=[.A2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3]=[.A2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4]=[.A2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5]=[.A2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6]=[.A2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7]=[.A2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8]=[.A2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89]=[.A2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0]=[.A2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1]=[.A2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2]=[.A2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3]=[.A2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4]=[.A2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5]=[.A2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6]=[.A2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7]=[.A2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8]=[.A2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299]=[.A2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0]=[.A2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1]=[.A2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2]=[.A2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3]=[.A2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4]=[.A2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5]=[.A2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6]=[.A2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7]=[.A2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8]=[.A2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09]=[.A2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0]=[.A2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1]=[.A2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2]=[.A2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3]=[.A2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4]=[.A2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5]=[.A2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6]=[.A2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7]=[.A2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8]=[.A2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19]=[.A2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20]=[.A2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5050</text:p>
          </table:table-cell>
          <table:table-cell table:formula="of:=IF([.A2321]=[.A2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5050</text:p>
          </table:table-cell>
          <table:table-cell table:formula="of:=IF([.A2322]=[.A2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5050</text:p>
          </table:table-cell>
          <table:table-cell table:formula="of:=IF([.A2323]=[.A23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059c9</text:p>
          </table:table-cell>
          <table:table-cell table:formula="of:=IF([.A2324]=[.A23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059c9</text:p>
          </table:table-cell>
          <table:table-cell table:formula="of:=IF([.A2325]=[.A232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090c3</text:p>
          </table:table-cell>
          <table:table-cell table:formula="of:=IF([.A2326]=[.A23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a85f</text:p>
          </table:table-cell>
          <table:table-cell table:formula="of:=IF([.A2327]=[.A23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b4ec</text:p>
          </table:table-cell>
          <table:table-cell table:formula="of:=IF([.A2328]=[.A23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b721</text:p>
          </table:table-cell>
          <table:table-cell table:formula="of:=IF([.A2329]=[.A233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0b9dc</text:p>
          </table:table-cell>
          <table:table-cell table:formula="of:=IF([.A2330]=[.A23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e6ff</text:p>
          </table:table-cell>
          <table:table-cell table:formula="of:=IF([.A2331]=[.A23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0fa7b</text:p>
          </table:table-cell>
          <table:table-cell table:formula="of:=IF([.A2332]=[.A23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3]=[.A2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4]=[.A2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5]=[.A2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6]=[.A2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7]=[.A2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8]=[.A2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0fa7b</text:p>
          </table:table-cell>
          <table:table-cell table:formula="of:=IF([.A2339]=[.A2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0]=[.A2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1]=[.A2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2]=[.A234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15d68</text:p>
          </table:table-cell>
          <table:table-cell table:formula="of:=IF([.A2343]=[.A23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15d85</text:p>
          </table:table-cell>
          <table:table-cell table:formula="of:=IF([.A2344]=[.A234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45]=[.A2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46]=[.A2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47]=[.A2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48]=[.A2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49]=[.A2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0]=[.A2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1]=[.A2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2]=[.A2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3]=[.A2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4]=[.A2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5]=[.A2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6]=[.A2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7]=[.A2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8]=[.A2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59]=[.A2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0]=[.A2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1]=[.A2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2]=[.A2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3]=[.A2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4]=[.A2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5]=[.A2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6]=[.A2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7]=[.A2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8]=[.A2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69]=[.A2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70]=[.A2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71]=[.A2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72]=[.A2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15d85</text:p>
          </table:table-cell>
          <table:table-cell table:formula="of:=IF([.A2373]=[.A2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4]=[.A2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5]=[.A2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6]=[.A23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182bb</text:p>
          </table:table-cell>
          <table:table-cell table:formula="of:=IF([.A2377]=[.A23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19c26</text:p>
          </table:table-cell>
          <table:table-cell table:formula="of:=IF([.A2378]=[.A23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1a7e3</text:p>
          </table:table-cell>
          <table:table-cell table:formula="of:=IF([.A2379]=[.A23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1bbb7</text:p>
          </table:table-cell>
          <table:table-cell table:formula="of:=IF([.A2380]=[.A23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1bbb7</text:p>
          </table:table-cell>
          <table:table-cell table:formula="of:=IF([.A2381]=[.A238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1c164</text:p>
          </table:table-cell>
          <table:table-cell table:formula="of:=IF([.A2382]=[.A238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1db51</text:p>
          </table:table-cell>
          <table:table-cell table:formula="of:=IF([.A2383]=[.A23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4ca3</text:p>
          </table:table-cell>
          <table:table-cell table:formula="of:=IF([.A2384]=[.A23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5252</text:p>
          </table:table-cell>
          <table:table-cell table:formula="of:=IF([.A2385]=[.A23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5292</text:p>
          </table:table-cell>
          <table:table-cell table:formula="of:=IF([.A2386]=[.A238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252c5</text:p>
          </table:table-cell>
          <table:table-cell table:formula="of:=IF([.A2387]=[.A23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94e2</text:p>
          </table:table-cell>
          <table:table-cell table:formula="of:=IF([.A2388]=[.A23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89]=[.A2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0]=[.A2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1]=[.A2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2]=[.A2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3]=[.A2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4]=[.A2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5]=[.A2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6]=[.A2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7]=[.A23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294e2</text:p>
          </table:table-cell>
          <table:table-cell table:formula="of:=IF([.A2398]=[.A23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294e2</text:p>
          </table:table-cell>
          <table:table-cell table:formula="of:=IF([.A2399]=[.A240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299dc</text:p>
          </table:table-cell>
          <table:table-cell table:formula="of:=IF([.A2400]=[.A24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b99b</text:p>
          </table:table-cell>
          <table:table-cell table:formula="of:=IF([.A2401]=[.A24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bfe2</text:p>
          </table:table-cell>
          <table:table-cell table:formula="of:=IF([.A2402]=[.A24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c8ff</text:p>
          </table:table-cell>
          <table:table-cell table:formula="of:=IF([.A2403]=[.A24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cec0</text:p>
          </table:table-cell>
          <table:table-cell table:formula="of:=IF([.A2404]=[.A24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2e27a</text:p>
          </table:table-cell>
          <table:table-cell table:formula="of:=IF([.A2405]=[.A24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35353</text:p>
          </table:table-cell>
          <table:table-cell table:formula="of:=IF([.A2406]=[.A24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35353</text:p>
          </table:table-cell>
          <table:table-cell table:formula="of:=IF([.A2407]=[.A24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35353</text:p>
          </table:table-cell>
          <table:table-cell table:formula="of:=IF([.A2408]=[.A24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35353</text:p>
          </table:table-cell>
          <table:table-cell table:formula="of:=IF([.A2409]=[.A24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35353</text:p>
          </table:table-cell>
          <table:table-cell table:formula="of:=IF([.A2410]=[.A24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35353</text:p>
          </table:table-cell>
          <table:table-cell table:formula="of:=IF([.A2411]=[.A241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43117</text:p>
          </table:table-cell>
          <table:table-cell table:formula="of:=IF([.A2412]=[.A24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46e7a</text:p>
          </table:table-cell>
          <table:table-cell table:formula="of:=IF([.A2413]=[.A24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46e7a</text:p>
          </table:table-cell>
          <table:table-cell table:formula="of:=IF([.A2414]=[.A241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48b53</text:p>
          </table:table-cell>
          <table:table-cell table:formula="of:=IF([.A2415]=[.A24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4a1ea</text:p>
          </table:table-cell>
          <table:table-cell table:formula="of:=IF([.A2416]=[.A24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43c7</text:p>
          </table:table-cell>
          <table:table-cell table:formula="of:=IF([.A2417]=[.A24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649b</text:p>
          </table:table-cell>
          <table:table-cell table:formula="of:=IF([.A2418]=[.A24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7cae</text:p>
          </table:table-cell>
          <table:table-cell table:formula="of:=IF([.A2419]=[.A24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57cae</text:p>
          </table:table-cell>
          <table:table-cell table:formula="of:=IF([.A2420]=[.A242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584cd</text:p>
          </table:table-cell>
          <table:table-cell table:formula="of:=IF([.A2421]=[.A24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96ff</text:p>
          </table:table-cell>
          <table:table-cell table:formula="of:=IF([.A2422]=[.A24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9bcb</text:p>
          </table:table-cell>
          <table:table-cell table:formula="of:=IF([.A2423]=[.A24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9def</text:p>
          </table:table-cell>
          <table:table-cell table:formula="of:=IF([.A2424]=[.A24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a2ff</text:p>
          </table:table-cell>
          <table:table-cell table:formula="of:=IF([.A2425]=[.A24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5a73e</text:p>
          </table:table-cell>
          <table:table-cell table:formula="of:=IF([.A2426]=[.A24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60505</text:p>
          </table:table-cell>
          <table:table-cell table:formula="of:=IF([.A2427]=[.A2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60505</text:p>
          </table:table-cell>
          <table:table-cell table:formula="of:=IF([.A2428]=[.A242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6606e</text:p>
          </table:table-cell>
          <table:table-cell table:formula="of:=IF([.A2429]=[.A24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687e3</text:p>
          </table:table-cell>
          <table:table-cell table:formula="of:=IF([.A2430]=[.A2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687e3</text:p>
          </table:table-cell>
          <table:table-cell table:formula="of:=IF([.A2431]=[.A2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687e3</text:p>
          </table:table-cell>
          <table:table-cell table:formula="of:=IF([.A2432]=[.A2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687e3</text:p>
          </table:table-cell>
          <table:table-cell table:formula="of:=IF([.A2433]=[.A2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687e3</text:p>
          </table:table-cell>
          <table:table-cell table:formula="of:=IF([.A2434]=[.A24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69c3b</text:p>
          </table:table-cell>
          <table:table-cell table:formula="of:=IF([.A2435]=[.A24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69e41</text:p>
          </table:table-cell>
          <table:table-cell table:formula="of:=IF([.A2436]=[.A24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6c55c</text:p>
          </table:table-cell>
          <table:table-cell table:formula="of:=IF([.A2437]=[.A24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74a5c</text:p>
          </table:table-cell>
          <table:table-cell table:formula="of:=IF([.A2438]=[.A24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767bf</text:p>
          </table:table-cell>
          <table:table-cell table:formula="of:=IF([.A2439]=[.A24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771bf</text:p>
          </table:table-cell>
          <table:table-cell table:formula="of:=IF([.A2440]=[.A24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793f7</text:p>
          </table:table-cell>
          <table:table-cell table:formula="of:=IF([.A2441]=[.A24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7cfc2</text:p>
          </table:table-cell>
          <table:table-cell table:formula="of:=IF([.A2442]=[.A24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85858</text:p>
          </table:table-cell>
          <table:table-cell table:formula="of:=IF([.A2443]=[.A24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85c5f</text:p>
          </table:table-cell>
          <table:table-cell table:formula="of:=IF([.A2444]=[.A24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884f4</text:p>
          </table:table-cell>
          <table:table-cell table:formula="of:=IF([.A2445]=[.A24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5884f4</text:p>
          </table:table-cell>
          <table:table-cell table:formula="of:=IF([.A2446]=[.A24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884f4</text:p>
          </table:table-cell>
          <table:table-cell table:formula="of:=IF([.A2447]=[.A244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891d9</text:p>
          </table:table-cell>
          <table:table-cell table:formula="of:=IF([.A2448]=[.A24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8b072</text:p>
          </table:table-cell>
          <table:table-cell table:formula="of:=IF([.A2449]=[.A24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2c64</text:p>
          </table:table-cell>
          <table:table-cell table:formula="of:=IF([.A2450]=[.A24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92c64</text:p>
          </table:table-cell>
          <table:table-cell table:formula="of:=IF([.A2451]=[.A245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94759</text:p>
          </table:table-cell>
          <table:table-cell table:formula="of:=IF([.A2452]=[.A24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94759</text:p>
          </table:table-cell>
          <table:table-cell table:formula="of:=IF([.A2453]=[.A2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94759</text:p>
          </table:table-cell>
          <table:table-cell table:formula="of:=IF([.A2454]=[.A2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94759</text:p>
          </table:table-cell>
          <table:table-cell table:formula="of:=IF([.A2455]=[.A2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94759</text:p>
          </table:table-cell>
          <table:table-cell table:formula="of:=IF([.A2456]=[.A24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968a2</text:p>
          </table:table-cell>
          <table:table-cell table:formula="of:=IF([.A2457]=[.A24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968a2</text:p>
          </table:table-cell>
          <table:table-cell table:formula="of:=IF([.A2458]=[.A245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984eb</text:p>
          </table:table-cell>
          <table:table-cell table:formula="of:=IF([.A2459]=[.A24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9636</text:p>
          </table:table-cell>
          <table:table-cell table:formula="of:=IF([.A2460]=[.A24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97f3</text:p>
          </table:table-cell>
          <table:table-cell table:formula="of:=IF([.A2461]=[.A24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9ccd</text:p>
          </table:table-cell>
          <table:table-cell table:formula="of:=IF([.A2462]=[.A24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bc04</text:p>
          </table:table-cell>
          <table:table-cell table:formula="of:=IF([.A2463]=[.A24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9f</text:p>
          </table:table-cell>
          <table:table-cell table:formula="of:=IF([.A2464]=[.A24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a5a5a</text:p>
          </table:table-cell>
          <table:table-cell table:formula="of:=IF([.A2465]=[.A24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ad85d</text:p>
          </table:table-cell>
          <table:table-cell table:formula="of:=IF([.A2466]=[.A24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ad85d</text:p>
          </table:table-cell>
          <table:table-cell table:formula="of:=IF([.A2467]=[.A24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ae2b5</text:p>
          </table:table-cell>
          <table:table-cell table:formula="of:=IF([.A2468]=[.A246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ae2b5</text:p>
          </table:table-cell>
          <table:table-cell table:formula="of:=IF([.A2469]=[.A2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ae2b5</text:p>
          </table:table-cell>
          <table:table-cell table:formula="of:=IF([.A2470]=[.A24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5b5b5b</text:p>
          </table:table-cell>
          <table:table-cell table:formula="of:=IF([.A2471]=[.A2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2]=[.A2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3]=[.A2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4]=[.A247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b65cb</text:p>
          </table:table-cell>
          <table:table-cell table:formula="of:=IF([.A2475]=[.A24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bb059</text:p>
          </table:table-cell>
          <table:table-cell table:formula="of:=IF([.A2476]=[.A24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bb059</text:p>
          </table:table-cell>
          <table:table-cell table:formula="of:=IF([.A2477]=[.A247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c5049</text:p>
          </table:table-cell>
          <table:table-cell table:formula="of:=IF([.A2478]=[.A24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5f60</text:p>
          </table:table-cell>
          <table:table-cell table:formula="of:=IF([.A2479]=[.A24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6bc0</text:p>
          </table:table-cell>
          <table:table-cell table:formula="of:=IF([.A2480]=[.A24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86b7</text:p>
          </table:table-cell>
          <table:table-cell table:formula="of:=IF([.A2481]=[.A24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9cfa</text:p>
          </table:table-cell>
          <table:table-cell table:formula="of:=IF([.A2482]=[.A24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a4ed</text:p>
          </table:table-cell>
          <table:table-cell table:formula="of:=IF([.A2483]=[.A24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ca4ed</text:p>
          </table:table-cell>
          <table:table-cell table:formula="of:=IF([.A2484]=[.A2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ca4ed</text:p>
          </table:table-cell>
          <table:table-cell table:formula="of:=IF([.A2485]=[.A2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ca4ed</text:p>
          </table:table-cell>
          <table:table-cell table:formula="of:=IF([.A2486]=[.A248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ccd7c</text:p>
          </table:table-cell>
          <table:table-cell table:formula="of:=IF([.A2487]=[.A24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cd65c</text:p>
          </table:table-cell>
          <table:table-cell table:formula="of:=IF([.A2488]=[.A24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d3417</text:p>
          </table:table-cell>
          <table:table-cell table:formula="of:=IF([.A2489]=[.A24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d3417</text:p>
          </table:table-cell>
          <table:table-cell table:formula="of:=IF([.A2490]=[.A24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d417a</text:p>
          </table:table-cell>
          <table:table-cell table:formula="of:=IF([.A2491]=[.A24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d6875</text:p>
          </table:table-cell>
          <table:table-cell table:formula="of:=IF([.A2492]=[.A24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d7dbd</text:p>
          </table:table-cell>
          <table:table-cell table:formula="of:=IF([.A2493]=[.A24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d7dbd</text:p>
          </table:table-cell>
          <table:table-cell table:formula="of:=IF([.A2494]=[.A249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d9c21</text:p>
          </table:table-cell>
          <table:table-cell table:formula="of:=IF([.A2495]=[.A24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da3ee</text:p>
          </table:table-cell>
          <table:table-cell table:formula="of:=IF([.A2496]=[.A24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da3ee</text:p>
          </table:table-cell>
          <table:table-cell table:formula="of:=IF([.A2497]=[.A24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db860</text:p>
          </table:table-cell>
          <table:table-cell table:formula="of:=IF([.A2498]=[.A24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df</text:p>
          </table:table-cell>
          <table:table-cell table:formula="of:=IF([.A2499]=[.A25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e4aa6</text:p>
          </table:table-cell>
          <table:table-cell table:formula="of:=IF([.A2500]=[.A25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e4aa6</text:p>
          </table:table-cell>
          <table:table-cell table:formula="of:=IF([.A2501]=[.A250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e4fc1</text:p>
          </table:table-cell>
          <table:table-cell table:formula="of:=IF([.A2502]=[.A25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e4fc1</text:p>
          </table:table-cell>
          <table:table-cell table:formula="of:=IF([.A2503]=[.A250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e5c64</text:p>
          </table:table-cell>
          <table:table-cell table:formula="of:=IF([.A2504]=[.A25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ea5fb</text:p>
          </table:table-cell>
          <table:table-cell table:formula="of:=IF([.A2505]=[.A25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06]=[.A2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07]=[.A2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08]=[.A2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09]=[.A2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0]=[.A2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1]=[.A2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2]=[.A2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3]=[.A2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4]=[.A2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5ea5fb</text:p>
          </table:table-cell>
          <table:table-cell table:formula="of:=IF([.A2515]=[.A25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5ed698</text:p>
          </table:table-cell>
          <table:table-cell table:formula="of:=IF([.A2516]=[.A25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eda82</text:p>
          </table:table-cell>
          <table:table-cell table:formula="of:=IF([.A2517]=[.A25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ee05e</text:p>
          </table:table-cell>
          <table:table-cell table:formula="of:=IF([.A2518]=[.A25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4645</text:p>
          </table:table-cell>
          <table:table-cell table:formula="of:=IF([.A2519]=[.A25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5f5f</text:p>
          </table:table-cell>
          <table:table-cell table:formula="of:=IF([.A2520]=[.A25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8bea</text:p>
          </table:table-cell>
          <table:table-cell table:formula="of:=IF([.A2521]=[.A25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8dd3</text:p>
          </table:table-cell>
          <table:table-cell table:formula="of:=IF([.A2522]=[.A25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8fd3</text:p>
          </table:table-cell>
          <table:table-cell table:formula="of:=IF([.A2523]=[.A25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5fa1e9</text:p>
          </table:table-cell>
          <table:table-cell table:formula="of:=IF([.A2524]=[.A25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06060</text:p>
          </table:table-cell>
          <table:table-cell table:formula="of:=IF([.A2525]=[.A25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0a5cf</text:p>
          </table:table-cell>
          <table:table-cell table:formula="of:=IF([.A2526]=[.A25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0b305</text:p>
          </table:table-cell>
          <table:table-cell table:formula="of:=IF([.A2527]=[.A25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0b305</text:p>
          </table:table-cell>
          <table:table-cell table:formula="of:=IF([.A2528]=[.A2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0b305</text:p>
          </table:table-cell>
          <table:table-cell table:formula="of:=IF([.A2529]=[.A25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0d87c</text:p>
          </table:table-cell>
          <table:table-cell table:formula="of:=IF([.A2530]=[.A25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13583</text:p>
          </table:table-cell>
          <table:table-cell table:formula="of:=IF([.A2531]=[.A25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156e3</text:p>
          </table:table-cell>
          <table:table-cell table:formula="of:=IF([.A2532]=[.A25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16161</text:p>
          </table:table-cell>
          <table:table-cell table:formula="of:=IF([.A2533]=[.A25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16161</text:p>
          </table:table-cell>
          <table:table-cell table:formula="of:=IF([.A2534]=[.A25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16262</text:p>
          </table:table-cell>
          <table:table-cell table:formula="of:=IF([.A2535]=[.A25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272a4</text:p>
          </table:table-cell>
          <table:table-cell table:formula="of:=IF([.A2536]=[.A25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37]=[.A2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38]=[.A2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39]=[.A2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0]=[.A2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1]=[.A2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2]=[.A2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3]=[.A2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4]=[.A2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5]=[.A2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6]=[.A2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7]=[.A2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8]=[.A2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49]=[.A2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0]=[.A2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1]=[.A2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2]=[.A2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3]=[.A2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4]=[.A2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5]=[.A2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6]=[.A2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7]=[.A2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8]=[.A2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59]=[.A2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0]=[.A2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1]=[.A2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2]=[.A2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3]=[.A2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4]=[.A2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5]=[.A2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6]=[.A2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7]=[.A2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8]=[.A2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69]=[.A2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0]=[.A2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1]=[.A2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2]=[.A2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3]=[.A2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4]=[.A2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5]=[.A2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272a4</text:p>
          </table:table-cell>
          <table:table-cell table:formula="of:=IF([.A2576]=[.A2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7]=[.A2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8]=[.A2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9]=[.A2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0]=[.A2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1]=[.A2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2]=[.A2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3]=[.A25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2acf3</text:p>
          </table:table-cell>
          <table:table-cell table:formula="of:=IF([.A2584]=[.A25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2c8f7</text:p>
          </table:table-cell>
          <table:table-cell table:formula="of:=IF([.A2585]=[.A258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2c8f7</text:p>
          </table:table-cell>
          <table:table-cell table:formula="of:=IF([.A2586]=[.A258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373bf</text:p>
          </table:table-cell>
          <table:table-cell table:formula="of:=IF([.A2587]=[.A25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38df5</text:p>
          </table:table-cell>
          <table:table-cell table:formula="of:=IF([.A2588]=[.A25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89]=[.A2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0]=[.A2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1]=[.A2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2]=[.A2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3]=[.A2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4]=[.A2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38df5</text:p>
          </table:table-cell>
          <table:table-cell table:formula="of:=IF([.A2595]=[.A259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3a436</text:p>
          </table:table-cell>
          <table:table-cell table:formula="of:=IF([.A2596]=[.A25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3a437</text:p>
          </table:table-cell>
          <table:table-cell table:formula="of:=IF([.A2597]=[.A25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3a535</text:p>
          </table:table-cell>
          <table:table-cell table:formula="of:=IF([.A2598]=[.A25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3c8e3</text:p>
          </table:table-cell>
          <table:table-cell table:formula="of:=IF([.A2599]=[.A26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4b7d</text:p>
          </table:table-cell>
          <table:table-cell table:formula="of:=IF([.A2600]=[.A26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6464</text:p>
          </table:table-cell>
          <table:table-cell table:formula="of:=IF([.A2601]=[.A26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9af5</text:p>
          </table:table-cell>
          <table:table-cell table:formula="of:=IF([.A2602]=[.A26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b5f6</text:p>
          </table:table-cell>
          <table:table-cell table:formula="of:=IF([.A2603]=[.A26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baff</text:p>
          </table:table-cell>
          <table:table-cell table:formula="of:=IF([.A2604]=[.A26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cc5f</text:p>
          </table:table-cell>
          <table:table-cell table:formula="of:=IF([.A2605]=[.A26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4cf00</text:p>
          </table:table-cell>
          <table:table-cell table:formula="of:=IF([.A2606]=[.A26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59862</text:p>
          </table:table-cell>
          <table:table-cell table:formula="of:=IF([.A2607]=[.A26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5abff</text:p>
          </table:table-cell>
          <table:table-cell table:formula="of:=IF([.A2608]=[.A26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5c32f</text:p>
          </table:table-cell>
          <table:table-cell table:formula="of:=IF([.A2609]=[.A26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66</text:p>
          </table:table-cell>
          <table:table-cell table:formula="of:=IF([.A2610]=[.A26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1]=[.A2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2]=[.A2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3]=[.A2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4]=[.A2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5]=[.A2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6]=[.A2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7]=[.A2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8]=[.A2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19]=[.A2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0]=[.A2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1]=[.A2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2]=[.A2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3]=[.A2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4]=[.A2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5]=[.A2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6]=[.A2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7]=[.A2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8]=[.A2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29]=[.A2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0]=[.A2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1]=[.A2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2]=[.A2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3]=[.A2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4]=[.A2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</text:p>
          </table:table-cell>
          <table:table-cell table:formula="of:=IF([.A2635]=[.A2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6]=[.A2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7]=[.A2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8]=[.A26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66666</text:p>
          </table:table-cell>
          <table:table-cell table:formula="of:=IF([.A2639]=[.A26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0]=[.A2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1]=[.A2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2]=[.A2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3]=[.A2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4]=[.A2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5]=[.A2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6]=[.A2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7]=[.A2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8]=[.A2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66666</text:p>
          </table:table-cell>
          <table:table-cell table:formula="of:=IF([.A2649]=[.A26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671c2</text:p>
          </table:table-cell>
          <table:table-cell table:formula="of:=IF([.A2650]=[.A26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6b1ed</text:p>
          </table:table-cell>
          <table:table-cell table:formula="of:=IF([.A2651]=[.A26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6b1ed</text:p>
          </table:table-cell>
          <table:table-cell table:formula="of:=IF([.A2652]=[.A265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6bb6a</text:p>
          </table:table-cell>
          <table:table-cell table:formula="of:=IF([.A2653]=[.A26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6bcff</text:p>
          </table:table-cell>
          <table:table-cell table:formula="of:=IF([.A2654]=[.A265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66d7fc</text:p>
          </table:table-cell>
          <table:table-cell table:formula="of:=IF([.A2655]=[.A26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6efff</text:p>
          </table:table-cell>
          <table:table-cell table:formula="of:=IF([.A2656]=[.A26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6efff</text:p>
          </table:table-cell>
          <table:table-cell table:formula="of:=IF([.A2657]=[.A265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73773</text:p>
          </table:table-cell>
          <table:table-cell table:formula="of:=IF([.A2658]=[.A26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73773</text:p>
          </table:table-cell>
          <table:table-cell table:formula="of:=IF([.A2659]=[.A266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74726</text:p>
          </table:table-cell>
          <table:table-cell table:formula="of:=IF([.A2660]=[.A266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67614f</text:p>
          </table:table-cell>
          <table:table-cell table:formula="of:=IF([.A2661]=[.A26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76767</text:p>
          </table:table-cell>
          <table:table-cell table:formula="of:=IF([.A2662]=[.A26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76767</text:p>
          </table:table-cell>
          <table:table-cell table:formula="of:=IF([.A2663]=[.A26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7ac5e</text:p>
          </table:table-cell>
          <table:table-cell table:formula="of:=IF([.A2664]=[.A26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7b632</text:p>
          </table:table-cell>
          <table:table-cell table:formula="of:=IF([.A2665]=[.A26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7d388</text:p>
          </table:table-cell>
          <table:table-cell table:formula="of:=IF([.A2666]=[.A26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84fc9</text:p>
          </table:table-cell>
          <table:table-cell table:formula="of:=IF([.A2667]=[.A26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84fc9</text:p>
          </table:table-cell>
          <table:table-cell table:formula="of:=IF([.A2668]=[.A2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84fc9</text:p>
          </table:table-cell>
          <table:table-cell table:formula="of:=IF([.A2669]=[.A267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8676b</text:p>
          </table:table-cell>
          <table:table-cell table:formula="of:=IF([.A2670]=[.A26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8d177</text:p>
          </table:table-cell>
          <table:table-cell table:formula="of:=IF([.A2671]=[.A26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8d65c</text:p>
          </table:table-cell>
          <table:table-cell table:formula="of:=IF([.A2672]=[.A26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93d36</text:p>
          </table:table-cell>
          <table:table-cell table:formula="of:=IF([.A2673]=[.A26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95050</text:p>
          </table:table-cell>
          <table:table-cell table:formula="of:=IF([.A2674]=[.A26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961b8</text:p>
          </table:table-cell>
          <table:table-cell table:formula="of:=IF([.A2675]=[.A26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961b8</text:p>
          </table:table-cell>
          <table:table-cell table:formula="of:=IF([.A2676]=[.A26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96859</text:p>
          </table:table-cell>
          <table:table-cell table:formula="of:=IF([.A2677]=[.A26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96859</text:p>
          </table:table-cell>
          <table:table-cell table:formula="of:=IF([.A2678]=[.A26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969a6</text:p>
          </table:table-cell>
          <table:table-cell table:formula="of:=IF([.A2679]=[.A26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969a6</text:p>
          </table:table-cell>
          <table:table-cell table:formula="of:=IF([.A2680]=[.A26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98bcf</text:p>
          </table:table-cell>
          <table:table-cell table:formula="of:=IF([.A2681]=[.A26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9e17c</text:p>
          </table:table-cell>
          <table:table-cell table:formula="of:=IF([.A2682]=[.A26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6578</text:p>
          </table:table-cell>
          <table:table-cell table:formula="of:=IF([.A2683]=[.A26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6a6a</text:p>
          </table:table-cell>
          <table:table-cell table:formula="of:=IF([.A2684]=[.A26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85]=[.A2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86]=[.A2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87]=[.A2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88]=[.A2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89]=[.A2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6a6a</text:p>
          </table:table-cell>
          <table:table-cell table:formula="of:=IF([.A2690]=[.A26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a6b6b</text:p>
          </table:table-cell>
          <table:table-cell table:formula="of:=IF([.A2691]=[.A26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7efb</text:p>
          </table:table-cell>
          <table:table-cell table:formula="of:=IF([.A2692]=[.A26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addd</text:p>
          </table:table-cell>
          <table:table-cell table:formula="of:=IF([.A2693]=[.A26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b9cd</text:p>
          </table:table-cell>
          <table:table-cell table:formula="of:=IF([.A2694]=[.A26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e5e8</text:p>
          </table:table-cell>
          <table:table-cell table:formula="of:=IF([.A2695]=[.A26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af804</text:p>
          </table:table-cell>
          <table:table-cell table:formula="of:=IF([.A2696]=[.A26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af804</text:p>
          </table:table-cell>
          <table:table-cell table:formula="of:=IF([.A2697]=[.A2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af804</text:p>
          </table:table-cell>
          <table:table-cell table:formula="of:=IF([.A2698]=[.A269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b6b6b</text:p>
          </table:table-cell>
          <table:table-cell table:formula="of:=IF([.A2699]=[.A27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ba63f</text:p>
          </table:table-cell>
          <table:table-cell table:formula="of:=IF([.A2700]=[.A27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bbfa4</text:p>
          </table:table-cell>
          <table:table-cell table:formula="of:=IF([.A2701]=[.A27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cc862</text:p>
          </table:table-cell>
          <table:table-cell table:formula="of:=IF([.A2702]=[.A27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cce86</text:p>
          </table:table-cell>
          <table:table-cell table:formula="of:=IF([.A2703]=[.A27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cce86</text:p>
          </table:table-cell>
          <table:table-cell table:formula="of:=IF([.A2704]=[.A27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d4c41</text:p>
          </table:table-cell>
          <table:table-cell table:formula="of:=IF([.A2705]=[.A27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d4c41</text:p>
          </table:table-cell>
          <table:table-cell table:formula="of:=IF([.A2706]=[.A2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6d4c41</text:p>
          </table:table-cell>
          <table:table-cell table:formula="of:=IF([.A2707]=[.A270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6d6fff</text:p>
          </table:table-cell>
          <table:table-cell table:formula="of:=IF([.A2708]=[.A27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d89f9</text:p>
          </table:table-cell>
          <table:table-cell table:formula="of:=IF([.A2709]=[.A27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dd6cd</text:p>
          </table:table-cell>
          <table:table-cell table:formula="of:=IF([.A2710]=[.A27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ddce7</text:p>
          </table:table-cell>
          <table:table-cell table:formula="of:=IF([.A2711]=[.A27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6ddce7</text:p>
          </table:table-cell>
          <table:table-cell table:formula="of:=IF([.A2712]=[.A271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6e3a84</text:p>
          </table:table-cell>
          <table:table-cell table:formula="of:=IF([.A2713]=[.A27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e5dae</text:p>
          </table:table-cell>
          <table:table-cell table:formula="of:=IF([.A2714]=[.A27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eb92e</text:p>
          </table:table-cell>
          <table:table-cell table:formula="of:=IF([.A2715]=[.A27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ed105</text:p>
          </table:table-cell>
          <table:table-cell table:formula="of:=IF([.A2716]=[.A27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467c</text:p>
          </table:table-cell>
          <table:table-cell table:formula="of:=IF([.A2717]=[.A27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9ccd</text:p>
          </table:table-cell>
          <table:table-cell table:formula="of:=IF([.A2718]=[.A27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9ed1</text:p>
          </table:table-cell>
          <table:table-cell table:formula="of:=IF([.A2719]=[.A27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afd1</text:p>
          </table:table-cell>
          <table:table-cell table:formula="of:=IF([.A2720]=[.A27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bb55</text:p>
          </table:table-cell>
          <table:table-cell table:formula="of:=IF([.A2721]=[.A27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cdf9</text:p>
          </table:table-cell>
          <table:table-cell table:formula="of:=IF([.A2722]=[.A27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6fd16f</text:p>
          </table:table-cell>
          <table:table-cell table:formula="of:=IF([.A2723]=[.A27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07ed0</text:p>
          </table:table-cell>
          <table:table-cell table:formula="of:=IF([.A2724]=[.A27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091e3</text:p>
          </table:table-cell>
          <table:table-cell table:formula="of:=IF([.A2725]=[.A27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091e3</text:p>
          </table:table-cell>
          <table:table-cell table:formula="of:=IF([.A2726]=[.A2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91e3</text:p>
          </table:table-cell>
          <table:table-cell table:formula="of:=IF([.A2727]=[.A27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0b7c8</text:p>
          </table:table-cell>
          <table:table-cell table:formula="of:=IF([.A2728]=[.A27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29]=[.A2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0]=[.A2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1]=[.A2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2]=[.A2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3]=[.A2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4]=[.A2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5]=[.A2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6]=[.A2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0b7c8</text:p>
          </table:table-cell>
          <table:table-cell table:formula="of:=IF([.A2737]=[.A2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0b7c8</text:p>
          </table:table-cell>
          <table:table-cell table:formula="of:=IF([.A2738]=[.A27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0bd87</text:p>
          </table:table-cell>
          <table:table-cell table:formula="of:=IF([.A2739]=[.A27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0bd87</text:p>
          </table:table-cell>
          <table:table-cell table:formula="of:=IF([.A2740]=[.A274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0be63</text:p>
          </table:table-cell>
          <table:table-cell table:formula="of:=IF([.A2741]=[.A27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0c04b</text:p>
          </table:table-cell>
          <table:table-cell table:formula="of:=IF([.A2742]=[.A27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11246</text:p>
          </table:table-cell>
          <table:table-cell table:formula="of:=IF([.A2743]=[.A27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14f79</text:p>
          </table:table-cell>
          <table:table-cell table:formula="of:=IF([.A2744]=[.A27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17380</text:p>
          </table:table-cell>
          <table:table-cell table:formula="of:=IF([.A2745]=[.A27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46]=[.A2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47]=[.A2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48]=[.A2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49]=[.A2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0]=[.A2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1]=[.A2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2]=[.A2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3]=[.A2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4]=[.A2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5]=[.A2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6]=[.A2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7]=[.A2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8]=[.A2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59]=[.A2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0]=[.A2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1]=[.A2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2]=[.A2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3]=[.A2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4]=[.A2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5]=[.A2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6]=[.A2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7]=[.A2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8]=[.A2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69]=[.A2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0]=[.A2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1]=[.A2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2]=[.A2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3]=[.A2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4]=[.A2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5]=[.A2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6]=[.A2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7]=[.A2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8]=[.A2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79]=[.A2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0]=[.A2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1]=[.A2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2]=[.A2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3]=[.A2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4]=[.A2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5]=[.A2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6]=[.A2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7]=[.A2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8]=[.A2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89]=[.A2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7380</text:p>
          </table:table-cell>
          <table:table-cell table:formula="of:=IF([.A2790]=[.A2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1]=[.A2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2]=[.A2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3]=[.A2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4]=[.A2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5]=[.A2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6]=[.A2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7]=[.A2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8]=[.A2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9]=[.A2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800]=[.A280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1a5e8</text:p>
          </table:table-cell>
          <table:table-cell table:formula="of:=IF([.A2801]=[.A28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a5e8</text:p>
          </table:table-cell>
          <table:table-cell table:formula="of:=IF([.A2802]=[.A280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1aa75</text:p>
          </table:table-cell>
          <table:table-cell table:formula="of:=IF([.A2803]=[.A28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aa75</text:p>
          </table:table-cell>
          <table:table-cell table:formula="of:=IF([.A2804]=[.A2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aa75</text:p>
          </table:table-cell>
          <table:table-cell table:formula="of:=IF([.A2805]=[.A280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1abe3</text:p>
          </table:table-cell>
          <table:table-cell table:formula="of:=IF([.A2806]=[.A28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abe3</text:p>
          </table:table-cell>
          <table:table-cell table:formula="of:=IF([.A2807]=[.A28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1bc42</text:p>
          </table:table-cell>
          <table:table-cell table:formula="of:=IF([.A2808]=[.A28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1c947</text:p>
          </table:table-cell>
          <table:table-cell table:formula="of:=IF([.A2809]=[.A28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c947</text:p>
          </table:table-cell>
          <table:table-cell table:formula="of:=IF([.A2810]=[.A281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1ffb2</text:p>
          </table:table-cell>
          <table:table-cell table:formula="of:=IF([.A2811]=[.A28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1ffb2</text:p>
          </table:table-cell>
          <table:table-cell table:formula="of:=IF([.A2812]=[.A2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ffb2</text:p>
          </table:table-cell>
          <table:table-cell table:formula="of:=IF([.A2813]=[.A2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1ffb2</text:p>
          </table:table-cell>
          <table:table-cell table:formula="of:=IF([.A2814]=[.A281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24</text:p>
          </table:table-cell>
          <table:table-cell table:formula="of:=IF([.A2815]=[.A28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24</text:p>
          </table:table-cell>
          <table:table-cell table:formula="of:=IF([.A2816]=[.A28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2787e</text:p>
          </table:table-cell>
          <table:table-cell table:formula="of:=IF([.A2817]=[.A28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2787e</text:p>
          </table:table-cell>
          <table:table-cell table:formula="of:=IF([.A2818]=[.A2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787e</text:p>
          </table:table-cell>
          <table:table-cell table:formula="of:=IF([.A2819]=[.A2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787e</text:p>
          </table:table-cell>
          <table:table-cell table:formula="of:=IF([.A2820]=[.A28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72bfd0</text:p>
          </table:table-cell>
          <table:table-cell table:formula="of:=IF([.A2821]=[.A28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2d406</text:p>
          </table:table-cell>
          <table:table-cell table:formula="of:=IF([.A2822]=[.A28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3]=[.A2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4]=[.A2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5]=[.A2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6]=[.A2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7]=[.A2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8]=[.A2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29]=[.A2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0]=[.A2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1]=[.A2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2]=[.A2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3]=[.A2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4]=[.A2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5]=[.A2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6]=[.A2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7]=[.A2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8]=[.A2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39]=[.A2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0]=[.A2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1]=[.A2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2]=[.A2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3]=[.A2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4]=[.A2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5]=[.A2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6]=[.A2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7]=[.A2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8]=[.A2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49]=[.A2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0]=[.A2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1]=[.A2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2]=[.A2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3]=[.A2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4]=[.A2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5]=[.A2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6]=[.A2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7]=[.A2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8]=[.A2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2d406</text:p>
          </table:table-cell>
          <table:table-cell table:formula="of:=IF([.A2859]=[.A286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380ff</text:p>
          </table:table-cell>
          <table:table-cell table:formula="of:=IF([.A2860]=[.A28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380ff</text:p>
          </table:table-cell>
          <table:table-cell table:formula="of:=IF([.A2861]=[.A28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3d216</text:p>
          </table:table-cell>
          <table:table-cell table:formula="of:=IF([.A2862]=[.A28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4c9d0</text:p>
          </table:table-cell>
          <table:table-cell table:formula="of:=IF([.A2863]=[.A28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54d78</text:p>
          </table:table-cell>
          <table:table-cell table:formula="of:=IF([.A2864]=[.A28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54d78</text:p>
          </table:table-cell>
          <table:table-cell table:formula="of:=IF([.A2865]=[.A286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57575</text:p>
          </table:table-cell>
          <table:table-cell table:formula="of:=IF([.A2866]=[.A28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57575</text:p>
          </table:table-cell>
          <table:table-cell table:formula="of:=IF([.A2867]=[.A28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5a928</text:p>
          </table:table-cell>
          <table:table-cell table:formula="of:=IF([.A2868]=[.A28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5bfd4</text:p>
          </table:table-cell>
          <table:table-cell table:formula="of:=IF([.A2869]=[.A28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5bfd4</text:p>
          </table:table-cell>
          <table:table-cell table:formula="of:=IF([.A2870]=[.A28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63983</text:p>
          </table:table-cell>
          <table:table-cell table:formula="of:=IF([.A2871]=[.A28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63ad2</text:p>
          </table:table-cell>
          <table:table-cell table:formula="of:=IF([.A2872]=[.A28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664c4</text:p>
          </table:table-cell>
          <table:table-cell table:formula="of:=IF([.A2873]=[.A28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67677</text:p>
          </table:table-cell>
          <table:table-cell table:formula="of:=IF([.A2874]=[.A28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6bd74</text:p>
          </table:table-cell>
          <table:table-cell table:formula="of:=IF([.A2875]=[.A28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6c22b</text:p>
          </table:table-cell>
          <table:table-cell table:formula="of:=IF([.A2876]=[.A2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7]=[.A2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8]=[.A2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9]=[.A2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80]=[.A2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81]=[.A288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6e5cd</text:p>
          </table:table-cell>
          <table:table-cell table:formula="of:=IF([.A2882]=[.A28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72</text:p>
          </table:table-cell>
          <table:table-cell table:formula="of:=IF([.A2883]=[.A28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75d53</text:p>
          </table:table-cell>
          <table:table-cell table:formula="of:=IF([.A2884]=[.A28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7cb75</text:p>
          </table:table-cell>
          <table:table-cell table:formula="of:=IF([.A2885]=[.A28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39b7</text:p>
          </table:table-cell>
          <table:table-cell table:formula="of:=IF([.A2886]=[.A28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7]=[.A2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8]=[.A2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9]=[.A289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8449b</text:p>
          </table:table-cell>
          <table:table-cell table:formula="of:=IF([.A2890]=[.A28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57cd</text:p>
          </table:table-cell>
          <table:table-cell table:formula="of:=IF([.A2891]=[.A289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86136</text:p>
          </table:table-cell>
          <table:table-cell table:formula="of:=IF([.A2892]=[.A28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7e82</text:p>
          </table:table-cell>
          <table:table-cell table:formula="of:=IF([.A2893]=[.A28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909c</text:p>
          </table:table-cell>
          <table:table-cell table:formula="of:=IF([.A2894]=[.A28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8909c</text:p>
          </table:table-cell>
          <table:table-cell table:formula="of:=IF([.A2895]=[.A2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8909c</text:p>
          </table:table-cell>
          <table:table-cell table:formula="of:=IF([.A2896]=[.A289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8b540</text:p>
          </table:table-cell>
          <table:table-cell table:formula="of:=IF([.A2897]=[.A28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b75b</text:p>
          </table:table-cell>
          <table:table-cell table:formula="of:=IF([.A2898]=[.A28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c2e0</text:p>
          </table:table-cell>
          <table:table-cell table:formula="of:=IF([.A2899]=[.A29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cfff</text:p>
          </table:table-cell>
          <table:table-cell table:formula="of:=IF([.A2900]=[.A29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8e689</text:p>
          </table:table-cell>
          <table:table-cell table:formula="of:=IF([.A2901]=[.A29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93000</text:p>
          </table:table-cell>
          <table:table-cell table:formula="of:=IF([.A2902]=[.A29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986cb</text:p>
          </table:table-cell>
          <table:table-cell table:formula="of:=IF([.A2903]=[.A29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a59b5</text:p>
          </table:table-cell>
          <table:table-cell table:formula="of:=IF([.A2904]=[.A290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a59b5</text:p>
          </table:table-cell>
          <table:table-cell table:formula="of:=IF([.A2905]=[.A290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a8599</text:p>
          </table:table-cell>
          <table:table-cell table:formula="of:=IF([.A2906]=[.A29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a8599</text:p>
          </table:table-cell>
          <table:table-cell table:formula="of:=IF([.A2907]=[.A29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aafff</text:p>
          </table:table-cell>
          <table:table-cell table:formula="of:=IF([.A2908]=[.A29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afa99</text:p>
          </table:table-cell>
          <table:table-cell table:formula="of:=IF([.A2909]=[.A291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b7bbd</text:p>
          </table:table-cell>
          <table:table-cell table:formula="of:=IF([.A2910]=[.A29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1]=[.A2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2]=[.A2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3]=[.A2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4]=[.A2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5]=[.A2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6]=[.A2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7]=[.A291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b83eb</text:p>
          </table:table-cell>
          <table:table-cell table:formula="of:=IF([.A2918]=[.A29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bbbeb</text:p>
          </table:table-cell>
          <table:table-cell table:formula="of:=IF([.A2919]=[.A29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bce74</text:p>
          </table:table-cell>
          <table:table-cell table:formula="of:=IF([.A2920]=[.A29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bd57d</text:p>
          </table:table-cell>
          <table:table-cell table:formula="of:=IF([.A2921]=[.A29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c502e</text:p>
          </table:table-cell>
          <table:table-cell table:formula="of:=IF([.A2922]=[.A29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c502e</text:p>
          </table:table-cell>
          <table:table-cell table:formula="of:=IF([.A2923]=[.A29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cb971</text:p>
          </table:table-cell>
          <table:table-cell table:formula="of:=IF([.A2924]=[.A29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cbaf8</text:p>
          </table:table-cell>
          <table:table-cell table:formula="of:=IF([.A2925]=[.A29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cce44</text:p>
          </table:table-cell>
          <table:table-cell table:formula="of:=IF([.A2926]=[.A29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cd1cc</text:p>
          </table:table-cell>
          <table:table-cell table:formula="of:=IF([.A2927]=[.A29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d7d7c</text:p>
          </table:table-cell>
          <table:table-cell table:formula="of:=IF([.A2928]=[.A29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dd2f0</text:p>
          </table:table-cell>
          <table:table-cell table:formula="of:=IF([.A2929]=[.A29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de6c3</text:p>
          </table:table-cell>
          <table:table-cell table:formula="of:=IF([.A2930]=[.A29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e6651</text:p>
          </table:table-cell>
          <table:table-cell table:formula="of:=IF([.A2931]=[.A29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e8087</text:p>
          </table:table-cell>
          <table:table-cell table:formula="of:=IF([.A2932]=[.A29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e8cc0</text:p>
          </table:table-cell>
          <table:table-cell table:formula="of:=IF([.A2933]=[.A29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eb73d</text:p>
          </table:table-cell>
          <table:table-cell table:formula="of:=IF([.A2934]=[.A29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ec183</text:p>
          </table:table-cell>
          <table:table-cell table:formula="of:=IF([.A2935]=[.A29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ed6fb</text:p>
          </table:table-cell>
          <table:table-cell table:formula="of:=IF([.A2936]=[.A29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ed6fb</text:p>
          </table:table-cell>
          <table:table-cell table:formula="of:=IF([.A2937]=[.A2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ed6fb</text:p>
          </table:table-cell>
          <table:table-cell table:formula="of:=IF([.A2938]=[.A29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7f583c</text:p>
          </table:table-cell>
          <table:table-cell table:formula="of:=IF([.A2939]=[.A29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f7fff</text:p>
          </table:table-cell>
          <table:table-cell table:formula="of:=IF([.A2940]=[.A29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fa1ea</text:p>
          </table:table-cell>
          <table:table-cell table:formula="of:=IF([.A2941]=[.A29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fb551</text:p>
          </table:table-cell>
          <table:table-cell table:formula="of:=IF([.A2942]=[.A29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fbc34</text:p>
          </table:table-cell>
          <table:table-cell table:formula="of:=IF([.A2943]=[.A29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fbc34</text:p>
          </table:table-cell>
          <table:table-cell table:formula="of:=IF([.A2944]=[.A2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fbc34</text:p>
          </table:table-cell>
          <table:table-cell table:formula="of:=IF([.A2945]=[.A2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fbc34</text:p>
          </table:table-cell>
          <table:table-cell table:formula="of:=IF([.A2946]=[.A29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7fcc74</text:p>
          </table:table-cell>
          <table:table-cell table:formula="of:=IF([.A2947]=[.A29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7fcf5b</text:p>
          </table:table-cell>
          <table:table-cell table:formula="of:=IF([.A2948]=[.A29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7fcf5b</text:p>
          </table:table-cell>
          <table:table-cell table:formula="of:=IF([.A2949]=[.A2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7fcf5b</text:p>
          </table:table-cell>
          <table:table-cell table:formula="of:=IF([.A2950]=[.A295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06cff</text:p>
          </table:table-cell>
          <table:table-cell table:formula="of:=IF([.A2951]=[.A29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0d955</text:p>
          </table:table-cell>
          <table:table-cell table:formula="of:=IF([.A2952]=[.A29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13d9c</text:p>
          </table:table-cell>
          <table:table-cell table:formula="of:=IF([.A2953]=[.A29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144a3</text:p>
          </table:table-cell>
          <table:table-cell table:formula="of:=IF([.A2954]=[.A29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14b13</text:p>
          </table:table-cell>
          <table:table-cell table:formula="of:=IF([.A2955]=[.A29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14b13</text:p>
          </table:table-cell>
          <table:table-cell table:formula="of:=IF([.A2956]=[.A29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171ff</text:p>
          </table:table-cell>
          <table:table-cell table:formula="of:=IF([.A2957]=[.A29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1bdf8</text:p>
          </table:table-cell>
          <table:table-cell table:formula="of:=IF([.A2958]=[.A29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1d4fa</text:p>
          </table:table-cell>
          <table:table-cell table:formula="of:=IF([.A2959]=[.A29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1d4fa</text:p>
          </table:table-cell>
          <table:table-cell table:formula="of:=IF([.A2960]=[.A2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1d4fa</text:p>
          </table:table-cell>
          <table:table-cell table:formula="of:=IF([.A2961]=[.A29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2b6ea</text:p>
          </table:table-cell>
          <table:table-cell table:formula="of:=IF([.A2962]=[.A29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2b6ea</text:p>
          </table:table-cell>
          <table:table-cell table:formula="of:=IF([.A2963]=[.A29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2dbab</text:p>
          </table:table-cell>
          <table:table-cell table:formula="of:=IF([.A2964]=[.A29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331a6</text:p>
          </table:table-cell>
          <table:table-cell table:formula="of:=IF([.A2965]=[.A29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37f7a</text:p>
          </table:table-cell>
          <table:table-cell table:formula="of:=IF([.A2966]=[.A29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380c7</text:p>
          </table:table-cell>
          <table:table-cell table:formula="of:=IF([.A2967]=[.A29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380c7</text:p>
          </table:table-cell>
          <table:table-cell table:formula="of:=IF([.A2968]=[.A2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380c7</text:p>
          </table:table-cell>
          <table:table-cell table:formula="of:=IF([.A2969]=[.A297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3be3f</text:p>
          </table:table-cell>
          <table:table-cell table:formula="of:=IF([.A2970]=[.A29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3edb9</text:p>
          </table:table-cell>
          <table:table-cell table:formula="of:=IF([.A2971]=[.A29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45531</text:p>
          </table:table-cell>
          <table:table-cell table:formula="of:=IF([.A2972]=[.A29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471f2</text:p>
          </table:table-cell>
          <table:table-cell table:formula="of:=IF([.A2973]=[.A29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4b938</text:p>
          </table:table-cell>
          <table:table-cell table:formula="of:=IF([.A2974]=[.A29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4d45e</text:p>
          </table:table-cell>
          <table:table-cell table:formula="of:=IF([.A2975]=[.A29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4de2c</text:p>
          </table:table-cell>
          <table:table-cell table:formula="of:=IF([.A2976]=[.A297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542c2</text:p>
          </table:table-cell>
          <table:table-cell table:formula="of:=IF([.A2977]=[.A29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542c2</text:p>
          </table:table-cell>
          <table:table-cell table:formula="of:=IF([.A2978]=[.A29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561c5</text:p>
          </table:table-cell>
          <table:table-cell table:formula="of:=IF([.A2979]=[.A29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5858a</text:p>
          </table:table-cell>
          <table:table-cell table:formula="of:=IF([.A2980]=[.A29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1]=[.A2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2]=[.A2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3]=[.A2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4]=[.A2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5]=[.A2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6]=[.A2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7]=[.A2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8]=[.A2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89]=[.A2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0]=[.A2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1]=[.A2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2]=[.A2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3]=[.A2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4]=[.A2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5]=[.A2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6]=[.A2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7]=[.A2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8]=[.A2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2999]=[.A3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3000]=[.A3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5858a</text:p>
          </table:table-cell>
          <table:table-cell table:formula="of:=IF([.A3001]=[.A300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59900</text:p>
          </table:table-cell>
          <table:table-cell table:formula="of:=IF([.A3002]=[.A30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5c8b1</text:p>
          </table:table-cell>
          <table:table-cell table:formula="of:=IF([.A3003]=[.A30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65e3c</text:p>
          </table:table-cell>
          <table:table-cell table:formula="of:=IF([.A3004]=[.A30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66b3b</text:p>
          </table:table-cell>
          <table:table-cell table:formula="of:=IF([.A3005]=[.A30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68583</text:p>
          </table:table-cell>
          <table:table-cell table:formula="of:=IF([.A3006]=[.A30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68583</text:p>
          </table:table-cell>
          <table:table-cell table:formula="of:=IF([.A3007]=[.A30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68686</text:p>
          </table:table-cell>
          <table:table-cell table:formula="of:=IF([.A3008]=[.A30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6aeff</text:p>
          </table:table-cell>
          <table:table-cell table:formula="of:=IF([.A3009]=[.A30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0]=[.A3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1]=[.A3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2]=[.A3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3]=[.A3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4]=[.A3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5]=[.A3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6aeff</text:p>
          </table:table-cell>
          <table:table-cell table:formula="of:=IF([.A3016]=[.A30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6b02f</text:p>
          </table:table-cell>
          <table:table-cell table:formula="of:=IF([.A3017]=[.A30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6b848</text:p>
          </table:table-cell>
          <table:table-cell table:formula="of:=IF([.A3018]=[.A30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75d32</text:p>
          </table:table-cell>
          <table:table-cell table:formula="of:=IF([.A3019]=[.A30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78787</text:p>
          </table:table-cell>
          <table:table-cell table:formula="of:=IF([.A3020]=[.A30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78787</text:p>
          </table:table-cell>
          <table:table-cell table:formula="of:=IF([.A3021]=[.A302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7a556</text:p>
          </table:table-cell>
          <table:table-cell table:formula="of:=IF([.A3022]=[.A30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81fa2</text:p>
          </table:table-cell>
          <table:table-cell table:formula="of:=IF([.A3023]=[.A30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84ba1</text:p>
          </table:table-cell>
          <table:table-cell table:formula="of:=IF([.A3024]=[.A30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85195</text:p>
          </table:table-cell>
          <table:table-cell table:formula="of:=IF([.A3025]=[.A30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88</text:p>
          </table:table-cell>
          <table:table-cell table:formula="of:=IF([.A3026]=[.A30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7]=[.A3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8]=[.A3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9]=[.A3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30]=[.A303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894b8</text:p>
          </table:table-cell>
          <table:table-cell table:formula="of:=IF([.A3031]=[.A30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894b8</text:p>
          </table:table-cell>
          <table:table-cell table:formula="of:=IF([.A3032]=[.A3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894b8</text:p>
          </table:table-cell>
          <table:table-cell table:formula="of:=IF([.A3033]=[.A3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894b8</text:p>
          </table:table-cell>
          <table:table-cell table:formula="of:=IF([.A3034]=[.A3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894b8</text:p>
          </table:table-cell>
          <table:table-cell table:formula="of:=IF([.A3035]=[.A303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8aaf8</text:p>
          </table:table-cell>
          <table:table-cell table:formula="of:=IF([.A3036]=[.A30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8d75e</text:p>
          </table:table-cell>
          <table:table-cell table:formula="of:=IF([.A3037]=[.A303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92a1f</text:p>
          </table:table-cell>
          <table:table-cell table:formula="of:=IF([.A3038]=[.A30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92a1f</text:p>
          </table:table-cell>
          <table:table-cell table:formula="of:=IF([.A3039]=[.A304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a5cd8</text:p>
          </table:table-cell>
          <table:table-cell table:formula="of:=IF([.A3040]=[.A30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a61b8</text:p>
          </table:table-cell>
          <table:table-cell table:formula="of:=IF([.A3041]=[.A304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a92a2</text:p>
          </table:table-cell>
          <table:table-cell table:formula="of:=IF([.A3042]=[.A30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a9495</text:p>
          </table:table-cell>
          <table:table-cell table:formula="of:=IF([.A3043]=[.A30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aacff</text:p>
          </table:table-cell>
          <table:table-cell table:formula="of:=IF([.A3044]=[.A30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ab1c3</text:p>
          </table:table-cell>
          <table:table-cell table:formula="of:=IF([.A3045]=[.A30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ab1c3</text:p>
          </table:table-cell>
          <table:table-cell table:formula="of:=IF([.A3046]=[.A304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abae8</text:p>
          </table:table-cell>
          <table:table-cell table:formula="of:=IF([.A3047]=[.A304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b4cc4</text:p>
          </table:table-cell>
          <table:table-cell table:formula="of:=IF([.A3048]=[.A30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50a2</text:p>
          </table:table-cell>
          <table:table-cell table:formula="of:=IF([.A3049]=[.A30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6c52</text:p>
          </table:table-cell>
          <table:table-cell table:formula="of:=IF([.A3050]=[.A30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7ef1</text:p>
          </table:table-cell>
          <table:table-cell table:formula="of:=IF([.A3051]=[.A30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c1d6</text:p>
          </table:table-cell>
          <table:table-cell table:formula="of:=IF([.A3052]=[.A30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c34a</text:p>
          </table:table-cell>
          <table:table-cell table:formula="of:=IF([.A3053]=[.A3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bc34a</text:p>
          </table:table-cell>
          <table:table-cell table:formula="of:=IF([.A3054]=[.A3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c34a</text:p>
          </table:table-cell>
          <table:table-cell table:formula="of:=IF([.A3055]=[.A305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bc891</text:p>
          </table:table-cell>
          <table:table-cell table:formula="of:=IF([.A3056]=[.A30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bc891</text:p>
          </table:table-cell>
          <table:table-cell table:formula="of:=IF([.A3057]=[.A3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c891</text:p>
          </table:table-cell>
          <table:table-cell table:formula="of:=IF([.A3058]=[.A30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8bcef3</text:p>
          </table:table-cell>
          <table:table-cell table:formula="of:=IF([.A3059]=[.A30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be9fd</text:p>
          </table:table-cell>
          <table:table-cell table:formula="of:=IF([.A3060]=[.A30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1]=[.A3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2]=[.A3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3]=[.A3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4]=[.A3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5]=[.A3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be9fd</text:p>
          </table:table-cell>
          <table:table-cell table:formula="of:=IF([.A3066]=[.A30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8c59d9</text:p>
          </table:table-cell>
          <table:table-cell table:formula="of:=IF([.A3067]=[.A30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68]=[.A3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69]=[.A3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70]=[.A30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c638e</text:p>
          </table:table-cell>
          <table:table-cell table:formula="of:=IF([.A3071]=[.A30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cc348</text:p>
          </table:table-cell>
          <table:table-cell table:formula="of:=IF([.A3072]=[.A30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cc348</text:p>
          </table:table-cell>
          <table:table-cell table:formula="of:=IF([.A3073]=[.A3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cc348</text:p>
          </table:table-cell>
          <table:table-cell table:formula="of:=IF([.A3074]=[.A3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cc348</text:p>
          </table:table-cell>
          <table:table-cell table:formula="of:=IF([.A3075]=[.A307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cc64c</text:p>
          </table:table-cell>
          <table:table-cell table:formula="of:=IF([.A3076]=[.A30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cc64c</text:p>
          </table:table-cell>
          <table:table-cell table:formula="of:=IF([.A3077]=[.A3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cc64c</text:p>
          </table:table-cell>
          <table:table-cell table:formula="of:=IF([.A3078]=[.A3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cc64c</text:p>
          </table:table-cell>
          <table:table-cell table:formula="of:=IF([.A3079]=[.A308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cd839</text:p>
          </table:table-cell>
          <table:table-cell table:formula="of:=IF([.A3080]=[.A30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d161a</text:p>
          </table:table-cell>
          <table:table-cell table:formula="of:=IF([.A3081]=[.A30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d49bc</text:p>
          </table:table-cell>
          <table:table-cell table:formula="of:=IF([.A3082]=[.A30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d74de</text:p>
          </table:table-cell>
          <table:table-cell table:formula="of:=IF([.A3083]=[.A30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daaff</text:p>
          </table:table-cell>
          <table:table-cell table:formula="of:=IF([.A3084]=[.A30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daaff</text:p>
          </table:table-cell>
          <table:table-cell table:formula="of:=IF([.A3085]=[.A3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daaff</text:p>
          </table:table-cell>
          <table:table-cell table:formula="of:=IF([.A3086]=[.A3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daaff</text:p>
          </table:table-cell>
          <table:table-cell table:formula="of:=IF([.A3087]=[.A3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daaff</text:p>
          </table:table-cell>
          <table:table-cell table:formula="of:=IF([.A3088]=[.A308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e0404</text:p>
          </table:table-cell>
          <table:table-cell table:formula="of:=IF([.A3089]=[.A309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e4ba9</text:p>
          </table:table-cell>
          <table:table-cell table:formula="of:=IF([.A3090]=[.A30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e52a8</text:p>
          </table:table-cell>
          <table:table-cell table:formula="of:=IF([.A3091]=[.A30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e8e8e</text:p>
          </table:table-cell>
          <table:table-cell table:formula="of:=IF([.A3092]=[.A30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e9c9c</text:p>
          </table:table-cell>
          <table:table-cell table:formula="of:=IF([.A3093]=[.A30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ed599</text:p>
          </table:table-cell>
          <table:table-cell table:formula="of:=IF([.A3094]=[.A30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f3380</text:p>
          </table:table-cell>
          <table:table-cell table:formula="of:=IF([.A3095]=[.A30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8f6335</text:p>
          </table:table-cell>
          <table:table-cell table:formula="of:=IF([.A3096]=[.A30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f6335</text:p>
          </table:table-cell>
          <table:table-cell table:formula="of:=IF([.A3097]=[.A3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6335</text:p>
          </table:table-cell>
          <table:table-cell table:formula="of:=IF([.A3098]=[.A3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6335</text:p>
          </table:table-cell>
          <table:table-cell table:formula="of:=IF([.A3099]=[.A3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6335</text:p>
          </table:table-cell>
          <table:table-cell table:formula="of:=IF([.A3100]=[.A310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8fbcbb</text:p>
          </table:table-cell>
          <table:table-cell table:formula="of:=IF([.A3101]=[.A31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2]=[.A3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3]=[.A3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4]=[.A3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5]=[.A3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6]=[.A3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7]=[.A3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8]=[.A3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09]=[.A3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8fbcbb</text:p>
          </table:table-cell>
          <table:table-cell table:formula="of:=IF([.A3110]=[.A311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08490</text:p>
          </table:table-cell>
          <table:table-cell table:formula="of:=IF([.A3111]=[.A31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08490</text:p>
          </table:table-cell>
          <table:table-cell table:formula="of:=IF([.A3112]=[.A3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08490</text:p>
          </table:table-cell>
          <table:table-cell table:formula="of:=IF([.A3113]=[.A311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0a4ae</text:p>
          </table:table-cell>
          <table:table-cell table:formula="of:=IF([.A3114]=[.A311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0a4ae</text:p>
          </table:table-cell>
          <table:table-cell table:formula="of:=IF([.A3115]=[.A3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0a4ae</text:p>
          </table:table-cell>
          <table:table-cell table:formula="of:=IF([.A3116]=[.A3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0a4ae</text:p>
          </table:table-cell>
          <table:table-cell table:formula="of:=IF([.A3117]=[.A3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0a4ae</text:p>
          </table:table-cell>
          <table:table-cell table:formula="of:=IF([.A3118]=[.A31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0e361</text:p>
          </table:table-cell>
          <table:table-cell table:formula="of:=IF([.A3119]=[.A31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154dd</text:p>
          </table:table-cell>
          <table:table-cell table:formula="of:=IF([.A3120]=[.A31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15fd3</text:p>
          </table:table-cell>
          <table:table-cell table:formula="of:=IF([.A3121]=[.A31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191ff</text:p>
          </table:table-cell>
          <table:table-cell table:formula="of:=IF([.A3122]=[.A31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191ff</text:p>
          </table:table-cell>
          <table:table-cell table:formula="of:=IF([.A3123]=[.A31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919caf</text:p>
          </table:table-cell>
          <table:table-cell table:formula="of:=IF([.A3124]=[.A31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1bfff</text:p>
          </table:table-cell>
          <table:table-cell table:formula="of:=IF([.A3125]=[.A31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1cd91</text:p>
          </table:table-cell>
          <table:table-cell table:formula="of:=IF([.A3126]=[.A31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1cd91</text:p>
          </table:table-cell>
          <table:table-cell table:formula="of:=IF([.A3127]=[.A31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32279</text:p>
          </table:table-cell>
          <table:table-cell table:formula="of:=IF([.A3128]=[.A31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32279</text:p>
          </table:table-cell>
          <table:table-cell table:formula="of:=IF([.A3129]=[.A31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46f2d</text:p>
          </table:table-cell>
          <table:table-cell table:formula="of:=IF([.A3130]=[.A31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49390</text:p>
          </table:table-cell>
          <table:table-cell table:formula="of:=IF([.A3131]=[.A31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49390</text:p>
          </table:table-cell>
          <table:table-cell table:formula="of:=IF([.A3132]=[.A31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49496</text:p>
          </table:table-cell>
          <table:table-cell table:formula="of:=IF([.A3133]=[.A31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4]=[.A3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5]=[.A3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6]=[.A3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7]=[.A3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8]=[.A3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496</text:p>
          </table:table-cell>
          <table:table-cell table:formula="of:=IF([.A3139]=[.A314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49b9d</text:p>
          </table:table-cell>
          <table:table-cell table:formula="of:=IF([.A3140]=[.A314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49b9d</text:p>
          </table:table-cell>
          <table:table-cell table:formula="of:=IF([.A3141]=[.A3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b9d</text:p>
          </table:table-cell>
          <table:table-cell table:formula="of:=IF([.A3142]=[.A3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49b9d</text:p>
          </table:table-cell>
          <table:table-cell table:formula="of:=IF([.A3143]=[.A314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49dac</text:p>
          </table:table-cell>
          <table:table-cell table:formula="of:=IF([.A3144]=[.A31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4ba31</text:p>
          </table:table-cell>
          <table:table-cell table:formula="of:=IF([.A3145]=[.A31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4c94a</text:p>
          </table:table-cell>
          <table:table-cell table:formula="of:=IF([.A3146]=[.A31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4d669</text:p>
          </table:table-cell>
          <table:table-cell table:formula="of:=IF([.A3147]=[.A31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2f5b</text:p>
          </table:table-cell>
          <table:table-cell table:formula="of:=IF([.A3148]=[.A31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362b</text:p>
          </table:table-cell>
          <table:table-cell table:formula="of:=IF([.A3149]=[.A315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5458d</text:p>
          </table:table-cell>
          <table:table-cell table:formula="of:=IF([.A3150]=[.A315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550b2</text:p>
          </table:table-cell>
          <table:table-cell table:formula="of:=IF([.A3151]=[.A31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6837</text:p>
          </table:table-cell>
          <table:table-cell table:formula="of:=IF([.A3152]=[.A31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56837</text:p>
          </table:table-cell>
          <table:table-cell table:formula="of:=IF([.A3153]=[.A3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6837</text:p>
          </table:table-cell>
          <table:table-cell table:formula="of:=IF([.A3154]=[.A3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6837</text:p>
          </table:table-cell>
          <table:table-cell table:formula="of:=IF([.A3155]=[.A3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6837</text:p>
          </table:table-cell>
          <table:table-cell table:formula="of:=IF([.A3156]=[.A31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575cd</text:p>
          </table:table-cell>
          <table:table-cell table:formula="of:=IF([.A3157]=[.A31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76c5</text:p>
          </table:table-cell>
          <table:table-cell table:formula="of:=IF([.A3158]=[.A31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59]=[.A3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0]=[.A3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1]=[.A3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2]=[.A3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3]=[.A3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4]=[.A3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5]=[.A3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6]=[.A3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7]=[.A3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8]=[.A3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69]=[.A3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576c5</text:p>
          </table:table-cell>
          <table:table-cell table:formula="of:=IF([.A3170]=[.A3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576c5</text:p>
          </table:table-cell>
          <table:table-cell table:formula="of:=IF([.A3171]=[.A3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576c5</text:p>
          </table:table-cell>
          <table:table-cell table:formula="of:=IF([.A3172]=[.A31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584f4</text:p>
          </table:table-cell>
          <table:table-cell table:formula="of:=IF([.A3173]=[.A31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9595</text:p>
          </table:table-cell>
          <table:table-cell table:formula="of:=IF([.A3174]=[.A31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5fd8b</text:p>
          </table:table-cell>
          <table:table-cell table:formula="of:=IF([.A3175]=[.A31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5f2e</text:p>
          </table:table-cell>
          <table:table-cell table:formula="of:=IF([.A3176]=[.A31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6fb2</text:p>
          </table:table-cell>
          <table:table-cell table:formula="of:=IF([.A3177]=[.A31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9696</text:p>
          </table:table-cell>
          <table:table-cell table:formula="of:=IF([.A3178]=[.A31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9c18</text:p>
          </table:table-cell>
          <table:table-cell table:formula="of:=IF([.A3179]=[.A31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69c18</text:p>
          </table:table-cell>
          <table:table-cell table:formula="of:=IF([.A3180]=[.A31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6ca6b</text:p>
          </table:table-cell>
          <table:table-cell table:formula="of:=IF([.A3181]=[.A31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cfba</text:p>
          </table:table-cell>
          <table:table-cell table:formula="of:=IF([.A3182]=[.A31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d123</text:p>
          </table:table-cell>
          <table:table-cell table:formula="of:=IF([.A3183]=[.A31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d16f</text:p>
          </table:table-cell>
          <table:table-cell table:formula="of:=IF([.A3184]=[.A31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6ffff</text:p>
          </table:table-cell>
          <table:table-cell table:formula="of:=IF([.A3185]=[.A31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75c25</text:p>
          </table:table-cell>
          <table:table-cell table:formula="of:=IF([.A3186]=[.A31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75c25</text:p>
          </table:table-cell>
          <table:table-cell table:formula="of:=IF([.A3187]=[.A318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77047</text:p>
          </table:table-cell>
          <table:table-cell table:formula="of:=IF([.A3188]=[.A31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7b67c</text:p>
          </table:table-cell>
          <table:table-cell table:formula="of:=IF([.A3189]=[.A3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7b67c</text:p>
          </table:table-cell>
          <table:table-cell table:formula="of:=IF([.A3190]=[.A3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7b67c</text:p>
          </table:table-cell>
          <table:table-cell table:formula="of:=IF([.A3191]=[.A3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7b67c</text:p>
          </table:table-cell>
          <table:table-cell table:formula="of:=IF([.A3192]=[.A3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7b67c</text:p>
          </table:table-cell>
          <table:table-cell table:formula="of:=IF([.A3193]=[.A3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7b67c</text:p>
          </table:table-cell>
          <table:table-cell table:formula="of:=IF([.A3194]=[.A319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7c33d</text:p>
          </table:table-cell>
          <table:table-cell table:formula="of:=IF([.A3195]=[.A31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7ffad</text:p>
          </table:table-cell>
          <table:table-cell table:formula="of:=IF([.A3196]=[.A31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83a0e</text:p>
          </table:table-cell>
          <table:table-cell table:formula="of:=IF([.A3197]=[.A319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86230</text:p>
          </table:table-cell>
          <table:table-cell table:formula="of:=IF([.A3198]=[.A31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8c1f1</text:p>
          </table:table-cell>
          <table:table-cell table:formula="of:=IF([.A3199]=[.A32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95900</text:p>
          </table:table-cell>
          <table:table-cell table:formula="of:=IF([.A3200]=[.A32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95900</text:p>
          </table:table-cell>
          <table:table-cell table:formula="of:=IF([.A3201]=[.A3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5900</text:p>
          </table:table-cell>
          <table:table-cell table:formula="of:=IF([.A3202]=[.A320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96000</text:p>
          </table:table-cell>
          <table:table-cell table:formula="of:=IF([.A3203]=[.A32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98be7</text:p>
          </table:table-cell>
          <table:table-cell table:formula="of:=IF([.A3204]=[.A32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99</text:p>
          </table:table-cell>
          <table:table-cell table:formula="of:=IF([.A3205]=[.A32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06]=[.A3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07]=[.A3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08]=[.A3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09]=[.A3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0]=[.A3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1]=[.A3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2]=[.A3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3]=[.A3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4]=[.A3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5]=[.A3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6]=[.A3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7]=[.A3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8]=[.A3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19]=[.A3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20]=[.A3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99</text:p>
          </table:table-cell>
          <table:table-cell table:formula="of:=IF([.A3221]=[.A3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2]=[.A3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3]=[.A3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4]=[.A3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5]=[.A3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6]=[.A3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7]=[.A3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8]=[.A3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9]=[.A3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0]=[.A3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1]=[.A3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2]=[.A3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3]=[.A323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99999</text:p>
          </table:table-cell>
          <table:table-cell table:formula="of:=IF([.A3234]=[.A32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99999</text:p>
          </table:table-cell>
          <table:table-cell table:formula="of:=IF([.A3235]=[.A323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9f</text:p>
          </table:table-cell>
          <table:table-cell table:formula="of:=IF([.A3236]=[.A32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a14aa</text:p>
          </table:table-cell>
          <table:table-cell table:formula="of:=IF([.A3237]=[.A32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a46eb</text:p>
          </table:table-cell>
          <table:table-cell table:formula="of:=IF([.A3238]=[.A32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aa0aa</text:p>
          </table:table-cell>
          <table:table-cell table:formula="of:=IF([.A3239]=[.A32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ad14b</text:p>
          </table:table-cell>
          <table:table-cell table:formula="of:=IF([.A3240]=[.A32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b33ae</text:p>
          </table:table-cell>
          <table:table-cell table:formula="of:=IF([.A3241]=[.A32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b592d</text:p>
          </table:table-cell>
          <table:table-cell table:formula="of:=IF([.A3242]=[.A32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b5a2d</text:p>
          </table:table-cell>
          <table:table-cell table:formula="of:=IF([.A3243]=[.A32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b783a</text:p>
          </table:table-cell>
          <table:table-cell table:formula="of:=IF([.A3244]=[.A32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c6d42</text:p>
          </table:table-cell>
          <table:table-cell table:formula="of:=IF([.A3245]=[.A32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c6d42</text:p>
          </table:table-cell>
          <table:table-cell table:formula="of:=IF([.A3246]=[.A324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c80db</text:p>
          </table:table-cell>
          <table:table-cell table:formula="of:=IF([.A3247]=[.A32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ccc65</text:p>
          </table:table-cell>
          <table:table-cell table:formula="of:=IF([.A3248]=[.A32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ccd2a</text:p>
          </table:table-cell>
          <table:table-cell table:formula="of:=IF([.A3249]=[.A325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ccd2a</text:p>
          </table:table-cell>
          <table:table-cell table:formula="of:=IF([.A3250]=[.A325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d2ea4</text:p>
          </table:table-cell>
          <table:table-cell table:formula="of:=IF([.A3251]=[.A32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d5b17</text:p>
          </table:table-cell>
          <table:table-cell table:formula="of:=IF([.A3252]=[.A32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e9e9e</text:p>
          </table:table-cell>
          <table:table-cell table:formula="of:=IF([.A3253]=[.A32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ea0a6</text:p>
          </table:table-cell>
          <table:table-cell table:formula="of:=IF([.A3254]=[.A32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55]=[.A3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56]=[.A3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57]=[.A3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58]=[.A3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59]=[.A3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0]=[.A3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1]=[.A3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2]=[.A3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3]=[.A3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4]=[.A3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5]=[.A3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6]=[.A3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7]=[.A3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8]=[.A3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69]=[.A3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0]=[.A3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1]=[.A3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2]=[.A3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3]=[.A3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4]=[.A3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5]=[.A3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6]=[.A3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7]=[.A3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8]=[.A3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79]=[.A3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0]=[.A3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1]=[.A3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2]=[.A3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3]=[.A3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4]=[.A3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5]=[.A3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6]=[.A3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7]=[.A3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8]=[.A3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89]=[.A3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0]=[.A3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1]=[.A3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2]=[.A3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3]=[.A3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4]=[.A3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5]=[.A3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6]=[.A3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7]=[.A3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8]=[.A3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299]=[.A3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0]=[.A3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1]=[.A3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2]=[.A3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3]=[.A3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4]=[.A3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5]=[.A3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6]=[.A3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7]=[.A3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9ea0a6</text:p>
          </table:table-cell>
          <table:table-cell table:formula="of:=IF([.A3308]=[.A3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09]=[.A3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0]=[.A3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1]=[.A3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2]=[.A3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3]=[.A3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4]=[.A3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5]=[.A3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6]=[.A33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9ea7aa</text:p>
          </table:table-cell>
          <table:table-cell table:formula="of:=IF([.A3317]=[.A33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ef290</text:p>
          </table:table-cell>
          <table:table-cell table:formula="of:=IF([.A3318]=[.A331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f392d</text:p>
          </table:table-cell>
          <table:table-cell table:formula="of:=IF([.A3319]=[.A33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f7642</text:p>
          </table:table-cell>
          <table:table-cell table:formula="of:=IF([.A3320]=[.A33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9fa5a8</text:p>
          </table:table-cell>
          <table:table-cell table:formula="of:=IF([.A3321]=[.A332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0dcff</text:p>
          </table:table-cell>
          <table:table-cell table:formula="of:=IF([.A3322]=[.A33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0ecff</text:p>
          </table:table-cell>
          <table:table-cell table:formula="of:=IF([.A3323]=[.A33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0ecff</text:p>
          </table:table-cell>
          <table:table-cell table:formula="of:=IF([.A3324]=[.A332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14dc8</text:p>
          </table:table-cell>
          <table:table-cell table:formula="of:=IF([.A3325]=[.A33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1887f</text:p>
          </table:table-cell>
          <table:table-cell table:formula="of:=IF([.A3326]=[.A33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1daff</text:p>
          </table:table-cell>
          <table:table-cell table:formula="of:=IF([.A3327]=[.A33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1fff5</text:p>
          </table:table-cell>
          <table:table-cell table:formula="of:=IF([.A3328]=[.A33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1fff5</text:p>
          </table:table-cell>
          <table:table-cell table:formula="of:=IF([.A3329]=[.A33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2703c</text:p>
          </table:table-cell>
          <table:table-cell table:formula="of:=IF([.A3330]=[.A33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1]=[.A3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2]=[.A3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3]=[.A3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4]=[.A3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5]=[.A3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6]=[.A3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7]=[.A3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8]=[.A3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39]=[.A3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2703c</text:p>
          </table:table-cell>
          <table:table-cell table:formula="of:=IF([.A3340]=[.A334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2a1ff</text:p>
          </table:table-cell>
          <table:table-cell table:formula="of:=IF([.A3341]=[.A33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2a1ff</text:p>
          </table:table-cell>
          <table:table-cell table:formula="of:=IF([.A3342]=[.A33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2aab9</text:p>
          </table:table-cell>
          <table:table-cell table:formula="of:=IF([.A3343]=[.A33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2aab9</text:p>
          </table:table-cell>
          <table:table-cell table:formula="of:=IF([.A3344]=[.A33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2c2f8</text:p>
          </table:table-cell>
          <table:table-cell table:formula="of:=IF([.A3345]=[.A33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2ca4c</text:p>
          </table:table-cell>
          <table:table-cell table:formula="of:=IF([.A3346]=[.A3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2ca4c</text:p>
          </table:table-cell>
          <table:table-cell table:formula="of:=IF([.A3347]=[.A334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2ddef</text:p>
          </table:table-cell>
          <table:table-cell table:formula="of:=IF([.A3348]=[.A33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341b4</text:p>
          </table:table-cell>
          <table:table-cell table:formula="of:=IF([.A3349]=[.A33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36b30</text:p>
          </table:table-cell>
          <table:table-cell table:formula="of:=IF([.A3350]=[.A33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36b30</text:p>
          </table:table-cell>
          <table:table-cell table:formula="of:=IF([.A3351]=[.A3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36b30</text:p>
          </table:table-cell>
          <table:table-cell table:formula="of:=IF([.A3352]=[.A3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36b30</text:p>
          </table:table-cell>
          <table:table-cell table:formula="of:=IF([.A3353]=[.A33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3be8c</text:p>
          </table:table-cell>
          <table:table-cell table:formula="of:=IF([.A3354]=[.A33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3be8c</text:p>
          </table:table-cell>
          <table:table-cell table:formula="of:=IF([.A3355]=[.A3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3be8c</text:p>
          </table:table-cell>
          <table:table-cell table:formula="of:=IF([.A3356]=[.A3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3be8c</text:p>
          </table:table-cell>
          <table:table-cell table:formula="of:=IF([.A3357]=[.A33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40</text:p>
          </table:table-cell>
          <table:table-cell table:formula="of:=IF([.A3358]=[.A33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59]=[.A3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0]=[.A3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1]=[.A3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2]=[.A3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3]=[.A33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46941</text:p>
          </table:table-cell>
          <table:table-cell table:formula="of:=IF([.A3364]=[.A33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4b0b6</text:p>
          </table:table-cell>
          <table:table-cell table:formula="of:=IF([.A3365]=[.A33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57959</text:p>
          </table:table-cell>
          <table:table-cell table:formula="of:=IF([.A3366]=[.A33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5d68e</text:p>
          </table:table-cell>
          <table:table-cell table:formula="of:=IF([.A3367]=[.A33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663e5</text:p>
          </table:table-cell>
          <table:table-cell table:formula="of:=IF([.A3368]=[.A33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685ff</text:p>
          </table:table-cell>
          <table:table-cell table:formula="of:=IF([.A3369]=[.A33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6a6ea</text:p>
          </table:table-cell>
          <table:table-cell table:formula="of:=IF([.A3370]=[.A33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6d74f</text:p>
          </table:table-cell>
          <table:table-cell table:formula="of:=IF([.A3371]=[.A33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75ec4</text:p>
          </table:table-cell>
          <table:table-cell table:formula="of:=IF([.A3372]=[.A33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779be</text:p>
          </table:table-cell>
          <table:table-cell table:formula="of:=IF([.A3373]=[.A33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779be</text:p>
          </table:table-cell>
          <table:table-cell table:formula="of:=IF([.A3374]=[.A337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7a7a7</text:p>
          </table:table-cell>
          <table:table-cell table:formula="of:=IF([.A3375]=[.A33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7c2d1</text:p>
          </table:table-cell>
          <table:table-cell table:formula="of:=IF([.A3376]=[.A33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97b50</text:p>
          </table:table-cell>
          <table:table-cell table:formula="of:=IF([.A3377]=[.A33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97b50</text:p>
          </table:table-cell>
          <table:table-cell table:formula="of:=IF([.A3378]=[.A33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9a9a9</text:p>
          </table:table-cell>
          <table:table-cell table:formula="of:=IF([.A3379]=[.A33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9a9a9</text:p>
          </table:table-cell>
          <table:table-cell table:formula="of:=IF([.A3380]=[.A33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9afb3</text:p>
          </table:table-cell>
          <table:table-cell table:formula="of:=IF([.A3381]=[.A33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9afb3</text:p>
          </table:table-cell>
          <table:table-cell table:formula="of:=IF([.A3382]=[.A3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9afb3</text:p>
          </table:table-cell>
          <table:table-cell table:formula="of:=IF([.A3383]=[.A33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a55b9</text:p>
          </table:table-cell>
          <table:table-cell table:formula="of:=IF([.A3384]=[.A33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85]=[.A3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86]=[.A3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87]=[.A3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88]=[.A3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89]=[.A3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0]=[.A3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1]=[.A3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2]=[.A3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3]=[.A3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4]=[.A3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aa55b9</text:p>
          </table:table-cell>
          <table:table-cell table:formula="of:=IF([.A3395]=[.A339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a7034</text:p>
          </table:table-cell>
          <table:table-cell table:formula="of:=IF([.A3396]=[.A33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aaaaa</text:p>
          </table:table-cell>
          <table:table-cell table:formula="of:=IF([.A3397]=[.A33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ad9ff</text:p>
          </table:table-cell>
          <table:table-cell table:formula="of:=IF([.A3398]=[.A33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b7033</text:p>
          </table:table-cell>
          <table:table-cell table:formula="of:=IF([.A3399]=[.A34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bacae</text:p>
          </table:table-cell>
          <table:table-cell table:formula="of:=IF([.A3400]=[.A34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bacae</text:p>
          </table:table-cell>
          <table:table-cell table:formula="of:=IF([.A3401]=[.A340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bd56b</text:p>
          </table:table-cell>
          <table:table-cell table:formula="of:=IF([.A3402]=[.A34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bd56b</text:p>
          </table:table-cell>
          <table:table-cell table:formula="of:=IF([.A3403]=[.A340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bebf9</text:p>
          </table:table-cell>
          <table:table-cell table:formula="of:=IF([.A3404]=[.A34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c0000</text:p>
          </table:table-cell>
          <table:table-cell table:formula="of:=IF([.A3405]=[.A34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c1248</text:p>
          </table:table-cell>
          <table:table-cell table:formula="of:=IF([.A3406]=[.A34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c7740</text:p>
          </table:table-cell>
          <table:table-cell table:formula="of:=IF([.A3407]=[.A340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ac7740</text:p>
          </table:table-cell>
          <table:table-cell table:formula="of:=IF([.A3408]=[.A340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c776d</text:p>
          </table:table-cell>
          <table:table-cell table:formula="of:=IF([.A3409]=[.A34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c8fac</text:p>
          </table:table-cell>
          <table:table-cell table:formula="of:=IF([.A3410]=[.A34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d0505</text:p>
          </table:table-cell>
          <table:table-cell table:formula="of:=IF([.A3411]=[.A341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d450d</text:p>
          </table:table-cell>
          <table:table-cell table:formula="of:=IF([.A3412]=[.A34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d450d</text:p>
          </table:table-cell>
          <table:table-cell table:formula="of:=IF([.A3413]=[.A341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ad5bdb</text:p>
          </table:table-cell>
          <table:table-cell table:formula="of:=IF([.A3414]=[.A34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dbdc2</text:p>
          </table:table-cell>
          <table:table-cell table:formula="of:=IF([.A3415]=[.A34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dd439</text:p>
          </table:table-cell>
          <table:table-cell table:formula="of:=IF([.A3416]=[.A34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e1b29</text:p>
          </table:table-cell>
          <table:table-cell table:formula="of:=IF([.A3417]=[.A34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e9300</text:p>
          </table:table-cell>
          <table:table-cell table:formula="of:=IF([.A3418]=[.A341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ea795</text:p>
          </table:table-cell>
          <table:table-cell table:formula="of:=IF([.A3419]=[.A34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eaeae</text:p>
          </table:table-cell>
          <table:table-cell table:formula="of:=IF([.A3420]=[.A34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ed2fa</text:p>
          </table:table-cell>
          <table:table-cell table:formula="of:=IF([.A3421]=[.A34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ef4f4</text:p>
          </table:table-cell>
          <table:table-cell table:formula="of:=IF([.A3422]=[.A34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f090b</text:p>
          </table:table-cell>
          <table:table-cell table:formula="of:=IF([.A3423]=[.A34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f0e0e</text:p>
          </table:table-cell>
          <table:table-cell table:formula="of:=IF([.A3424]=[.A342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fdde9</text:p>
          </table:table-cell>
          <table:table-cell table:formula="of:=IF([.A3425]=[.A34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afe164</text:p>
          </table:table-cell>
          <table:table-cell table:formula="of:=IF([.A3426]=[.A34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0b0b0</text:p>
          </table:table-cell>
          <table:table-cell table:formula="of:=IF([.A3427]=[.A3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0b0b0</text:p>
          </table:table-cell>
          <table:table-cell table:formula="of:=IF([.A3428]=[.A3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0b0b0</text:p>
          </table:table-cell>
          <table:table-cell table:formula="of:=IF([.A3429]=[.A34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0bec5</text:p>
          </table:table-cell>
          <table:table-cell table:formula="of:=IF([.A3430]=[.A3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0bec5</text:p>
          </table:table-cell>
          <table:table-cell table:formula="of:=IF([.A3431]=[.A343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0ee44</text:p>
          </table:table-cell>
          <table:table-cell table:formula="of:=IF([.A3432]=[.A343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138b4</text:p>
          </table:table-cell>
          <table:table-cell table:formula="of:=IF([.A3433]=[.A34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b138b4</text:p>
          </table:table-cell>
          <table:table-cell table:formula="of:=IF([.A3434]=[.A34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17a41</text:p>
          </table:table-cell>
          <table:table-cell table:formula="of:=IF([.A3435]=[.A34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20000</text:p>
          </table:table-cell>
          <table:table-cell table:formula="of:=IF([.A3436]=[.A34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27214</text:p>
          </table:table-cell>
          <table:table-cell table:formula="of:=IF([.A3437]=[.A34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29aff</text:p>
          </table:table-cell>
          <table:table-cell table:formula="of:=IF([.A3438]=[.A34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2e567</text:p>
          </table:table-cell>
          <table:table-cell table:formula="of:=IF([.A3439]=[.A34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2e8ac</text:p>
          </table:table-cell>
          <table:table-cell table:formula="of:=IF([.A3440]=[.A34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375c4</text:p>
          </table:table-cell>
          <table:table-cell table:formula="of:=IF([.A3441]=[.A34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3bebe</text:p>
          </table:table-cell>
          <table:table-cell table:formula="of:=IF([.A3442]=[.A34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3ea15</text:p>
          </table:table-cell>
          <table:table-cell table:formula="of:=IF([.A3443]=[.A34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4d100</text:p>
          </table:table-cell>
          <table:table-cell table:formula="of:=IF([.A3444]=[.A34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4dcf3</text:p>
          </table:table-cell>
          <table:table-cell table:formula="of:=IF([.A3445]=[.A34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4ea6e</text:p>
          </table:table-cell>
          <table:table-cell table:formula="of:=IF([.A3446]=[.A34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2cc1</text:p>
          </table:table-cell>
          <table:table-cell table:formula="of:=IF([.A3447]=[.A34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45ab</text:p>
          </table:table-cell>
          <table:table-cell table:formula="of:=IF([.A3448]=[.A34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b5b5</text:p>
          </table:table-cell>
          <table:table-cell table:formula="of:=IF([.A3449]=[.A34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b5b6</text:p>
          </table:table-cell>
          <table:table-cell table:formula="of:=IF([.A3450]=[.A34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bbc0</text:p>
          </table:table-cell>
          <table:table-cell table:formula="of:=IF([.A3451]=[.A34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5bbc0</text:p>
          </table:table-cell>
          <table:table-cell table:formula="of:=IF([.A3452]=[.A3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5bbc0</text:p>
          </table:table-cell>
          <table:table-cell table:formula="of:=IF([.A3453]=[.A34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5c0df</text:p>
          </table:table-cell>
          <table:table-cell table:formula="of:=IF([.A3454]=[.A34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5ddff</text:p>
          </table:table-cell>
          <table:table-cell table:formula="of:=IF([.A3455]=[.A34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5ddff</text:p>
          </table:table-cell>
          <table:table-cell table:formula="of:=IF([.A3456]=[.A34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6057c</text:p>
          </table:table-cell>
          <table:table-cell table:formula="of:=IF([.A3457]=[.A34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61f1d</text:p>
          </table:table-cell>
          <table:table-cell table:formula="of:=IF([.A3458]=[.A34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64141</text:p>
          </table:table-cell>
          <table:table-cell table:formula="of:=IF([.A3459]=[.A34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72727</text:p>
          </table:table-cell>
          <table:table-cell table:formula="of:=IF([.A3460]=[.A34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77939</text:p>
          </table:table-cell>
          <table:table-cell table:formula="of:=IF([.A3461]=[.A34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7b7b7</text:p>
          </table:table-cell>
          <table:table-cell table:formula="of:=IF([.A3462]=[.A34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7b7b7</text:p>
          </table:table-cell>
          <table:table-cell table:formula="of:=IF([.A3463]=[.A34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7babe</text:p>
          </table:table-cell>
          <table:table-cell table:formula="of:=IF([.A3464]=[.A34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7e6ff</text:p>
          </table:table-cell>
          <table:table-cell table:formula="of:=IF([.A3465]=[.A34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8a98b</text:p>
          </table:table-cell>
          <table:table-cell table:formula="of:=IF([.A3466]=[.A34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8ad99</text:p>
          </table:table-cell>
          <table:table-cell table:formula="of:=IF([.A3467]=[.A34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9c0ff</text:p>
          </table:table-cell>
          <table:table-cell table:formula="of:=IF([.A3468]=[.A34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a3c37</text:p>
          </table:table-cell>
          <table:table-cell table:formula="of:=IF([.A3469]=[.A34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a6616</text:p>
          </table:table-cell>
          <table:table-cell table:formula="of:=IF([.A3470]=[.A34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abfc2</text:p>
          </table:table-cell>
          <table:table-cell table:formula="of:=IF([.A3471]=[.A3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abfc2</text:p>
          </table:table-cell>
          <table:table-cell table:formula="of:=IF([.A3472]=[.A3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abfc2</text:p>
          </table:table-cell>
          <table:table-cell table:formula="of:=IF([.A3473]=[.A3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abfc2</text:p>
          </table:table-cell>
          <table:table-cell table:formula="of:=IF([.A3474]=[.A347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ac5e5</text:p>
          </table:table-cell>
          <table:table-cell table:formula="of:=IF([.A3475]=[.A34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bac8e</text:p>
          </table:table-cell>
          <table:table-cell table:formula="of:=IF([.A3476]=[.A34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c492d</text:p>
          </table:table-cell>
          <table:table-cell table:formula="of:=IF([.A3477]=[.A34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c492d</text:p>
          </table:table-cell>
          <table:table-cell table:formula="of:=IF([.A3478]=[.A34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c844a</text:p>
          </table:table-cell>
          <table:table-cell table:formula="of:=IF([.A3479]=[.A34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cb9ff</text:p>
          </table:table-cell>
          <table:table-cell table:formula="of:=IF([.A3480]=[.A34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cb9ff</text:p>
          </table:table-cell>
          <table:table-cell table:formula="of:=IF([.A3481]=[.A348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cbcbc</text:p>
          </table:table-cell>
          <table:table-cell table:formula="of:=IF([.A3482]=[.A348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cc373</text:p>
          </table:table-cell>
          <table:table-cell table:formula="of:=IF([.A3483]=[.A34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cc373</text:p>
          </table:table-cell>
          <table:table-cell table:formula="of:=IF([.A3484]=[.A3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cc373</text:p>
          </table:table-cell>
          <table:table-cell table:formula="of:=IF([.A3485]=[.A3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cc373</text:p>
          </table:table-cell>
          <table:table-cell table:formula="of:=IF([.A3486]=[.A348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d93f9</text:p>
          </table:table-cell>
          <table:table-cell table:formula="of:=IF([.A3487]=[.A34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d93f9</text:p>
          </table:table-cell>
          <table:table-cell table:formula="of:=IF([.A3488]=[.A348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db49e</text:p>
          </table:table-cell>
          <table:table-cell table:formula="of:=IF([.A3489]=[.A34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dbdbd</text:p>
          </table:table-cell>
          <table:table-cell table:formula="of:=IF([.A3490]=[.A349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dbdbd</text:p>
          </table:table-cell>
          <table:table-cell table:formula="of:=IF([.A3491]=[.A349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dc3c7</text:p>
          </table:table-cell>
          <table:table-cell table:formula="of:=IF([.A3492]=[.A34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dedfb</text:p>
          </table:table-cell>
          <table:table-cell table:formula="of:=IF([.A3493]=[.A34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dfdfe</text:p>
          </table:table-cell>
          <table:table-cell table:formula="of:=IF([.A3494]=[.A3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dfdfe</text:p>
          </table:table-cell>
          <table:table-cell table:formula="of:=IF([.A3495]=[.A349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e824b</text:p>
          </table:table-cell>
          <table:table-cell table:formula="of:=IF([.A3496]=[.A34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e824b</text:p>
          </table:table-cell>
          <table:table-cell table:formula="of:=IF([.A3497]=[.A3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e824b</text:p>
          </table:table-cell>
          <table:table-cell table:formula="of:=IF([.A3498]=[.A3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e824b</text:p>
          </table:table-cell>
          <table:table-cell table:formula="of:=IF([.A3499]=[.A3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e824b</text:p>
          </table:table-cell>
          <table:table-cell table:formula="of:=IF([.A3500]=[.A3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e824b</text:p>
          </table:table-cell>
          <table:table-cell table:formula="of:=IF([.A3501]=[.A350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ebebe</text:p>
          </table:table-cell>
          <table:table-cell table:formula="of:=IF([.A3502]=[.A35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bebebe</text:p>
          </table:table-cell>
          <table:table-cell table:formula="of:=IF([.A3503]=[.A3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bebebe</text:p>
          </table:table-cell>
          <table:table-cell table:formula="of:=IF([.A3504]=[.A3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5]=[.A3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6]=[.A3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7]=[.A3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8]=[.A3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9]=[.A3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0]=[.A3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1]=[.A3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2]=[.A351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bec3c6</text:p>
          </table:table-cell>
          <table:table-cell table:formula="of:=IF([.A3513]=[.A35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ee34a</text:p>
          </table:table-cell>
          <table:table-cell table:formula="of:=IF([.A3514]=[.A35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bfbfef</text:p>
          </table:table-cell>
          <table:table-cell table:formula="of:=IF([.A3515]=[.A35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274b</text:p>
          </table:table-cell>
          <table:table-cell table:formula="of:=IF([.A3516]=[.A35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4242</text:p>
          </table:table-cell>
          <table:table-cell table:formula="of:=IF([.A3517]=[.A35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04242</text:p>
          </table:table-cell>
          <table:table-cell table:formula="of:=IF([.A3518]=[.A35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061cb</text:p>
          </table:table-cell>
          <table:table-cell table:formula="of:=IF([.A3519]=[.A35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8589</text:p>
          </table:table-cell>
          <table:table-cell table:formula="of:=IF([.A3520]=[.A35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c0c0</text:p>
          </table:table-cell>
          <table:table-cell table:formula="of:=IF([.A3521]=[.A35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0c0c0</text:p>
          </table:table-cell>
          <table:table-cell table:formula="of:=IF([.A3522]=[.A352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0c0e2</text:p>
          </table:table-cell>
          <table:table-cell table:formula="of:=IF([.A3523]=[.A35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c81f</text:p>
          </table:table-cell>
          <table:table-cell table:formula="of:=IF([.A3524]=[.A35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0c81f</text:p>
          </table:table-cell>
          <table:table-cell table:formula="of:=IF([.A3525]=[.A352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0e5fb</text:p>
          </table:table-cell>
          <table:table-cell table:formula="of:=IF([.A3526]=[.A35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0f957</text:p>
          </table:table-cell>
          <table:table-cell table:formula="of:=IF([.A3527]=[.A352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c1cae7</text:p>
          </table:table-cell>
          <table:table-cell table:formula="of:=IF([.A3528]=[.A35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2352a</text:p>
          </table:table-cell>
          <table:table-cell table:formula="of:=IF([.A3529]=[.A35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2352a</text:p>
          </table:table-cell>
          <table:table-cell table:formula="of:=IF([.A3530]=[.A353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2c8cc</text:p>
          </table:table-cell>
          <table:table-cell table:formula="of:=IF([.A3531]=[.A35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3a0d4</text:p>
          </table:table-cell>
          <table:table-cell table:formula="of:=IF([.A3532]=[.A35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3b4fa</text:p>
          </table:table-cell>
          <table:table-cell table:formula="of:=IF([.A3533]=[.A35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0000</text:p>
          </table:table-cell>
          <table:table-cell table:formula="of:=IF([.A3534]=[.A35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303d</text:p>
          </table:table-cell>
          <table:table-cell table:formula="of:=IF([.A3535]=[.A353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c43ac4</text:p>
          </table:table-cell>
          <table:table-cell table:formula="of:=IF([.A3536]=[.A35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762f</text:p>
          </table:table-cell>
          <table:table-cell table:formula="of:=IF([.A3537]=[.A35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7831</text:p>
          </table:table-cell>
          <table:table-cell table:formula="of:=IF([.A3538]=[.A35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9a6c</text:p>
          </table:table-cell>
          <table:table-cell table:formula="of:=IF([.A3539]=[.A35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c4c4</text:p>
          </table:table-cell>
          <table:table-cell table:formula="of:=IF([.A3540]=[.A35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4c7cc</text:p>
          </table:table-cell>
          <table:table-cell table:formula="of:=IF([.A3541]=[.A35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4c7cc</text:p>
          </table:table-cell>
          <table:table-cell table:formula="of:=IF([.A3542]=[.A3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4c7cc</text:p>
          </table:table-cell>
          <table:table-cell table:formula="of:=IF([.A3543]=[.A3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4c7cc</text:p>
          </table:table-cell>
          <table:table-cell table:formula="of:=IF([.A3544]=[.A35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4e1ff</text:p>
          </table:table-cell>
          <table:table-cell table:formula="of:=IF([.A3545]=[.A35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52f2f</text:p>
          </table:table-cell>
          <table:table-cell table:formula="of:=IF([.A3546]=[.A35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47]=[.A3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48]=[.A3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49]=[.A3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50]=[.A3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51]=[.A3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52f2f</text:p>
          </table:table-cell>
          <table:table-cell table:formula="of:=IF([.A3552]=[.A355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569c7</text:p>
          </table:table-cell>
          <table:table-cell table:formula="of:=IF([.A3553]=[.A35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5f533</text:p>
          </table:table-cell>
          <table:table-cell table:formula="of:=IF([.A3554]=[.A35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62828</text:p>
          </table:table-cell>
          <table:table-cell table:formula="of:=IF([.A3555]=[.A35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63166</text:p>
          </table:table-cell>
          <table:table-cell table:formula="of:=IF([.A3556]=[.A35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6557f</text:p>
          </table:table-cell>
          <table:table-cell table:formula="of:=IF([.A3557]=[.A35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7484a</text:p>
          </table:table-cell>
          <table:table-cell table:formula="of:=IF([.A3558]=[.A35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59]=[.A3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0]=[.A3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1]=[.A3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2]=[.A3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3]=[.A3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4]=[.A3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5]=[.A3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6]=[.A3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7]=[.A3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8]=[.A3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69]=[.A3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70]=[.A3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71]=[.A3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484a</text:p>
          </table:table-cell>
          <table:table-cell table:formula="of:=IF([.A3572]=[.A3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3]=[.A3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4]=[.A3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5]=[.A3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6]=[.A3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7]=[.A357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7639f</text:p>
          </table:table-cell>
          <table:table-cell table:formula="of:=IF([.A3578]=[.A357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7639f</text:p>
          </table:table-cell>
          <table:table-cell table:formula="of:=IF([.A3579]=[.A3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639f</text:p>
          </table:table-cell>
          <table:table-cell table:formula="of:=IF([.A3580]=[.A3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639f</text:p>
          </table:table-cell>
          <table:table-cell table:formula="of:=IF([.A3581]=[.A3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2]=[.A3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3]=[.A3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4]=[.A358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77838</text:p>
          </table:table-cell>
          <table:table-cell table:formula="of:=IF([.A3585]=[.A35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7925b</text:p>
          </table:table-cell>
          <table:table-cell table:formula="of:=IF([.A3586]=[.A35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7925b</text:p>
          </table:table-cell>
          <table:table-cell table:formula="of:=IF([.A3587]=[.A3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88]=[.A3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89]=[.A3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90]=[.A3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91]=[.A359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7ced2</text:p>
          </table:table-cell>
          <table:table-cell table:formula="of:=IF([.A3592]=[.A35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7ced2</text:p>
          </table:table-cell>
          <table:table-cell table:formula="of:=IF([.A3593]=[.A3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7ced2</text:p>
          </table:table-cell>
          <table:table-cell table:formula="of:=IF([.A3594]=[.A359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83737</text:p>
          </table:table-cell>
          <table:table-cell table:formula="of:=IF([.A3595]=[.A35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83737</text:p>
          </table:table-cell>
          <table:table-cell table:formula="of:=IF([.A3596]=[.A3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83737</text:p>
          </table:table-cell>
          <table:table-cell table:formula="of:=IF([.A3597]=[.A3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83737</text:p>
          </table:table-cell>
          <table:table-cell table:formula="of:=IF([.A3598]=[.A3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83737</text:p>
          </table:table-cell>
          <table:table-cell table:formula="of:=IF([.A3599]=[.A360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86fc3</text:p>
          </table:table-cell>
          <table:table-cell table:formula="of:=IF([.A3600]=[.A36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87137</text:p>
          </table:table-cell>
          <table:table-cell table:formula="of:=IF([.A3601]=[.A36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8c8c8</text:p>
          </table:table-cell>
          <table:table-cell table:formula="of:=IF([.A3602]=[.A36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8daea</text:p>
          </table:table-cell>
          <table:table-cell table:formula="of:=IF([.A3603]=[.A36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8e4fc</text:p>
          </table:table-cell>
          <table:table-cell table:formula="of:=IF([.A3604]=[.A36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90000</text:p>
          </table:table-cell>
          <table:table-cell table:formula="of:=IF([.A3605]=[.A36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91727</text:p>
          </table:table-cell>
          <table:table-cell table:formula="of:=IF([.A3606]=[.A36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91727</text:p>
          </table:table-cell>
          <table:table-cell table:formula="of:=IF([.A3607]=[.A3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91727</text:p>
          </table:table-cell>
          <table:table-cell table:formula="of:=IF([.A3608]=[.A360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9371b</text:p>
          </table:table-cell>
          <table:table-cell table:formula="of:=IF([.A3609]=[.A36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9caca</text:p>
          </table:table-cell>
          <table:table-cell table:formula="of:=IF([.A3610]=[.A36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9caca</text:p>
          </table:table-cell>
          <table:table-cell table:formula="of:=IF([.A3611]=[.A361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aa343</text:p>
          </table:table-cell>
          <table:table-cell table:formula="of:=IF([.A3612]=[.A36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acbcf</text:p>
          </table:table-cell>
          <table:table-cell table:formula="of:=IF([.A3613]=[.A36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4]=[.A3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5]=[.A3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6]=[.A3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7]=[.A3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8]=[.A3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acbcf</text:p>
          </table:table-cell>
          <table:table-cell table:formula="of:=IF([.A3619]=[.A362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b7148</text:p>
          </table:table-cell>
          <table:table-cell table:formula="of:=IF([.A3620]=[.A36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b93ff</text:p>
          </table:table-cell>
          <table:table-cell table:formula="of:=IF([.A3621]=[.A36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bcccc</text:p>
          </table:table-cell>
          <table:table-cell table:formula="of:=IF([.A3622]=[.A36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3]=[.A3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4]=[.A3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5]=[.A3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6]=[.A3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7]=[.A3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8]=[.A3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29]=[.A3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0]=[.A3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1]=[.A3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2]=[.A3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3]=[.A3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4]=[.A3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5]=[.A3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6]=[.A3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7]=[.A3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8]=[.A3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39]=[.A3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0]=[.A3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1]=[.A3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2]=[.A3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3]=[.A3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4]=[.A3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5]=[.A3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6]=[.A3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7]=[.A3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8]=[.A3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49]=[.A3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0]=[.A3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1]=[.A3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2]=[.A3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3]=[.A3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4]=[.A3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5]=[.A3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6]=[.A3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7]=[.A3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8]=[.A3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59]=[.A3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60]=[.A3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bcccc</text:p>
          </table:table-cell>
          <table:table-cell table:formula="of:=IF([.A3661]=[.A3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2]=[.A3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3]=[.A3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4]=[.A3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5]=[.A366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bced1</text:p>
          </table:table-cell>
          <table:table-cell table:formula="of:=IF([.A3666]=[.A36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bd2d5</text:p>
          </table:table-cell>
          <table:table-cell table:formula="of:=IF([.A3667]=[.A366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c0606</text:p>
          </table:table-cell>
          <table:table-cell table:formula="of:=IF([.A3668]=[.A36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c1e1f</text:p>
          </table:table-cell>
          <table:table-cell table:formula="of:=IF([.A3669]=[.A36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c1e1f</text:p>
          </table:table-cell>
          <table:table-cell table:formula="of:=IF([.A3670]=[.A36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c4d44</text:p>
          </table:table-cell>
          <table:table-cell table:formula="of:=IF([.A3671]=[.A36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ca987</text:p>
          </table:table-cell>
          <table:table-cell table:formula="of:=IF([.A3672]=[.A36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cc</text:p>
          </table:table-cell>
          <table:table-cell table:formula="of:=IF([.A3673]=[.A36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4]=[.A3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5]=[.A3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6]=[.A3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7]=[.A3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8]=[.A3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79]=[.A3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0]=[.A3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1]=[.A3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2]=[.A3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3]=[.A3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4]=[.A3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5]=[.A3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6]=[.A3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7]=[.A3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8]=[.A3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89]=[.A3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0]=[.A3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1]=[.A3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2]=[.A3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3]=[.A3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4]=[.A3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5]=[.A3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6]=[.A3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7]=[.A3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8]=[.A3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699]=[.A3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0]=[.A3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1]=[.A3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2]=[.A3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3]=[.A3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4]=[.A3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5]=[.A3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6]=[.A3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7]=[.A3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8]=[.A3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</text:p>
          </table:table-cell>
          <table:table-cell table:formula="of:=IF([.A3709]=[.A3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cc</text:p>
          </table:table-cell>
          <table:table-cell table:formula="of:=IF([.A3710]=[.A3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cc</text:p>
          </table:table-cell>
          <table:table-cell table:formula="of:=IF([.A3711]=[.A371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ccccc</text:p>
          </table:table-cell>
          <table:table-cell table:formula="of:=IF([.A3712]=[.A37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ccccc</text:p>
          </table:table-cell>
          <table:table-cell table:formula="of:=IF([.A3713]=[.A3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ccc</text:p>
          </table:table-cell>
          <table:table-cell table:formula="of:=IF([.A3714]=[.A3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cccc</text:p>
          </table:table-cell>
          <table:table-cell table:formula="of:=IF([.A3715]=[.A37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cdfff</text:p>
          </table:table-cell>
          <table:table-cell table:formula="of:=IF([.A3716]=[.A37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cdfff</text:p>
          </table:table-cell>
          <table:table-cell table:formula="of:=IF([.A3717]=[.A3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dfff</text:p>
          </table:table-cell>
          <table:table-cell table:formula="of:=IF([.A3718]=[.A3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dfff</text:p>
          </table:table-cell>
          <table:table-cell table:formula="of:=IF([.A3719]=[.A3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cdfff</text:p>
          </table:table-cell>
          <table:table-cell table:formula="of:=IF([.A3720]=[.A372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e5050</text:p>
          </table:table-cell>
          <table:table-cell table:formula="of:=IF([.A3721]=[.A37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e5050</text:p>
          </table:table-cell>
          <table:table-cell table:formula="of:=IF([.A3722]=[.A3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e5050</text:p>
          </table:table-cell>
          <table:table-cell table:formula="of:=IF([.A3723]=[.A37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ecece</text:p>
          </table:table-cell>
          <table:table-cell table:formula="of:=IF([.A3724]=[.A37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ecece</text:p>
          </table:table-cell>
          <table:table-cell table:formula="of:=IF([.A3725]=[.A3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cecece</text:p>
          </table:table-cell>
          <table:table-cell table:formula="of:=IF([.A3726]=[.A372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cedbe6</text:p>
          </table:table-cell>
          <table:table-cell table:formula="of:=IF([.A3727]=[.A37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cee0fd</text:p>
          </table:table-cell>
          <table:table-cell table:formula="of:=IF([.A3728]=[.A37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cee0fd</text:p>
          </table:table-cell>
          <table:table-cell table:formula="of:=IF([.A3729]=[.A37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00</text:p>
          </table:table-cell>
          <table:table-cell table:formula="of:=IF([.A3730]=[.A373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00310</text:p>
          </table:table-cell>
          <table:table-cell table:formula="of:=IF([.A3731]=[.A37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04e4e</text:p>
          </table:table-cell>
          <table:table-cell table:formula="of:=IF([.A3732]=[.A37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05555</text:p>
          </table:table-cell>
          <table:table-cell table:formula="of:=IF([.A3733]=[.A37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0eaf6</text:p>
          </table:table-cell>
          <table:table-cell table:formula="of:=IF([.A3734]=[.A37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11616</text:p>
          </table:table-cell>
          <table:table-cell table:formula="of:=IF([.A3735]=[.A37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14444</text:p>
          </table:table-cell>
          <table:table-cell table:formula="of:=IF([.A3736]=[.A37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17520</text:p>
          </table:table-cell>
          <table:table-cell table:formula="of:=IF([.A3737]=[.A37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d17520</text:p>
          </table:table-cell>
          <table:table-cell table:formula="of:=IF([.A3738]=[.A37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1d1d1</text:p>
          </table:table-cell>
          <table:table-cell table:formula="of:=IF([.A3739]=[.A37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0]=[.A3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1]=[.A3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2]=[.A3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3]=[.A3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4]=[.A3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1d1d1</text:p>
          </table:table-cell>
          <table:table-cell table:formula="of:=IF([.A3745]=[.A374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1e7fb</text:p>
          </table:table-cell>
          <table:table-cell table:formula="of:=IF([.A3746]=[.A37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1ebff</text:p>
          </table:table-cell>
          <table:table-cell table:formula="of:=IF([.A3747]=[.A37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1fffa</text:p>
          </table:table-cell>
          <table:table-cell table:formula="of:=IF([.A3748]=[.A374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253c8</text:p>
          </table:table-cell>
          <table:table-cell table:formula="of:=IF([.A3749]=[.A37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2a25c</text:p>
          </table:table-cell>
          <table:table-cell table:formula="of:=IF([.A3750]=[.A37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2a25c</text:p>
          </table:table-cell>
          <table:table-cell table:formula="of:=IF([.A3751]=[.A375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2f490</text:p>
          </table:table-cell>
          <table:table-cell table:formula="of:=IF([.A3752]=[.A37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0d0e</text:p>
          </table:table-cell>
          <table:table-cell table:formula="of:=IF([.A3753]=[.A37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3682</text:p>
          </table:table-cell>
          <table:table-cell table:formula="of:=IF([.A3754]=[.A37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5400</text:p>
          </table:table-cell>
          <table:table-cell table:formula="of:=IF([.A3755]=[.A37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35400</text:p>
          </table:table-cell>
          <table:table-cell table:formula="of:=IF([.A3756]=[.A37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35f5f</text:p>
          </table:table-cell>
          <table:table-cell table:formula="of:=IF([.A3757]=[.A37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35f5f</text:p>
          </table:table-cell>
          <table:table-cell table:formula="of:=IF([.A3758]=[.A37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d39d1d</text:p>
          </table:table-cell>
          <table:table-cell table:formula="of:=IF([.A3759]=[.A37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b28f</text:p>
          </table:table-cell>
          <table:table-cell table:formula="of:=IF([.A3760]=[.A37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d3d3</text:p>
          </table:table-cell>
          <table:table-cell table:formula="of:=IF([.A3761]=[.A37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3d9dc</text:p>
          </table:table-cell>
          <table:table-cell table:formula="of:=IF([.A3762]=[.A37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4001b</text:p>
          </table:table-cell>
          <table:table-cell table:formula="of:=IF([.A3763]=[.A37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4d5d6</text:p>
          </table:table-cell>
          <table:table-cell table:formula="of:=IF([.A3764]=[.A37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122d</text:p>
          </table:table-cell>
          <table:table-cell table:formula="of:=IF([.A3765]=[.A37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2337</text:p>
          </table:table-cell>
          <table:table-cell table:formula="of:=IF([.A3766]=[.A37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52337</text:p>
          </table:table-cell>
          <table:table-cell table:formula="of:=IF([.A3767]=[.A37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55443</text:p>
          </table:table-cell>
          <table:table-cell table:formula="of:=IF([.A3768]=[.A376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55443</text:p>
          </table:table-cell>
          <table:table-cell table:formula="of:=IF([.A3769]=[.A377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5583a</text:p>
          </table:table-cell>
          <table:table-cell table:formula="of:=IF([.A3770]=[.A37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600f</text:p>
          </table:table-cell>
          <table:table-cell table:formula="of:=IF([.A3771]=[.A37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833f</text:p>
          </table:table-cell>
          <table:table-cell table:formula="of:=IF([.A3772]=[.A37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9a79</text:p>
          </table:table-cell>
          <table:table-cell table:formula="of:=IF([.A3773]=[.A37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5d3cf</text:p>
          </table:table-cell>
          <table:table-cell table:formula="of:=IF([.A3774]=[.A37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75]=[.A3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76]=[.A3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77]=[.A3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78]=[.A3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79]=[.A3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5d3cf</text:p>
          </table:table-cell>
          <table:table-cell table:formula="of:=IF([.A3780]=[.A37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6285e</text:p>
          </table:table-cell>
          <table:table-cell table:formula="of:=IF([.A3781]=[.A37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62929</text:p>
          </table:table-cell>
          <table:table-cell table:formula="of:=IF([.A3782]=[.A37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62929</text:p>
          </table:table-cell>
          <table:table-cell table:formula="of:=IF([.A3783]=[.A37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63535</text:p>
          </table:table-cell>
          <table:table-cell table:formula="of:=IF([.A3784]=[.A37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64239</text:p>
          </table:table-cell>
          <table:table-cell table:formula="of:=IF([.A3785]=[.A378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64239</text:p>
          </table:table-cell>
          <table:table-cell table:formula="of:=IF([.A3786]=[.A3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64239</text:p>
          </table:table-cell>
          <table:table-cell table:formula="of:=IF([.A3787]=[.A378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6dadc</text:p>
          </table:table-cell>
          <table:table-cell table:formula="of:=IF([.A3788]=[.A37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6dbde</text:p>
          </table:table-cell>
          <table:table-cell table:formula="of:=IF([.A3789]=[.A37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6ebfe</text:p>
          </table:table-cell>
          <table:table-cell table:formula="of:=IF([.A3790]=[.A37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4949</text:p>
          </table:table-cell>
          <table:table-cell table:formula="of:=IF([.A3791]=[.A37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5a86</text:p>
          </table:table-cell>
          <table:table-cell table:formula="of:=IF([.A3792]=[.A37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7616a</text:p>
          </table:table-cell>
          <table:table-cell table:formula="of:=IF([.A3793]=[.A37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78a4d</text:p>
          </table:table-cell>
          <table:table-cell table:formula="of:=IF([.A3794]=[.A37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d6d6</text:p>
          </table:table-cell>
          <table:table-cell table:formula="of:=IF([.A3795]=[.A37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e4f2</text:p>
          </table:table-cell>
          <table:table-cell table:formula="of:=IF([.A3796]=[.A37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e664</text:p>
          </table:table-cell>
          <table:table-cell table:formula="of:=IF([.A3797]=[.A37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7f1f1</text:p>
          </table:table-cell>
          <table:table-cell table:formula="of:=IF([.A3798]=[.A37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83838</text:p>
          </table:table-cell>
          <table:table-cell table:formula="of:=IF([.A3799]=[.A38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8394b</text:p>
          </table:table-cell>
          <table:table-cell table:formula="of:=IF([.A3800]=[.A380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85eca</text:p>
          </table:table-cell>
          <table:table-cell table:formula="of:=IF([.A3801]=[.A38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86eb0</text:p>
          </table:table-cell>
          <table:table-cell table:formula="of:=IF([.A3802]=[.A38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86eb0</text:p>
          </table:table-cell>
          <table:table-cell table:formula="of:=IF([.A3803]=[.A3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6eb0</text:p>
          </table:table-cell>
          <table:table-cell table:formula="of:=IF([.A3804]=[.A3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6eb0</text:p>
          </table:table-cell>
          <table:table-cell table:formula="of:=IF([.A3805]=[.A3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6eb0</text:p>
          </table:table-cell>
          <table:table-cell table:formula="of:=IF([.A3806]=[.A3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6eb0</text:p>
          </table:table-cell>
          <table:table-cell table:formula="of:=IF([.A3807]=[.A380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8d342</text:p>
          </table:table-cell>
          <table:table-cell table:formula="of:=IF([.A3808]=[.A38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8dee9</text:p>
          </table:table-cell>
          <table:table-cell table:formula="of:=IF([.A3809]=[.A38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8dee9</text:p>
          </table:table-cell>
          <table:table-cell table:formula="of:=IF([.A3810]=[.A3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dee9</text:p>
          </table:table-cell>
          <table:table-cell table:formula="of:=IF([.A3811]=[.A3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8dee9</text:p>
          </table:table-cell>
          <table:table-cell table:formula="of:=IF([.A3812]=[.A381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93535</text:p>
          </table:table-cell>
          <table:table-cell table:formula="of:=IF([.A3813]=[.A38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9dddd</text:p>
          </table:table-cell>
          <table:table-cell table:formula="of:=IF([.A3814]=[.A381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a1636</text:p>
          </table:table-cell>
          <table:table-cell table:formula="of:=IF([.A3815]=[.A38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a4339</text:p>
          </table:table-cell>
          <table:table-cell table:formula="of:=IF([.A3816]=[.A38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a4d45</text:p>
          </table:table-cell>
          <table:table-cell table:formula="of:=IF([.A3817]=[.A38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a8d25</text:p>
          </table:table-cell>
          <table:table-cell table:formula="of:=IF([.A3818]=[.A38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ae0e2</text:p>
          </table:table-cell>
          <table:table-cell table:formula="of:=IF([.A3819]=[.A38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b3447</text:p>
          </table:table-cell>
          <table:table-cell table:formula="of:=IF([.A3820]=[.A38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b4437</text:p>
          </table:table-cell>
          <table:table-cell table:formula="of:=IF([.A3821]=[.A38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b4437</text:p>
          </table:table-cell>
          <table:table-cell table:formula="of:=IF([.A3822]=[.A3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b4437</text:p>
          </table:table-cell>
          <table:table-cell table:formula="of:=IF([.A3823]=[.A38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b4ddb</text:p>
          </table:table-cell>
          <table:table-cell table:formula="of:=IF([.A3824]=[.A38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b4ddb</text:p>
          </table:table-cell>
          <table:table-cell table:formula="of:=IF([.A3825]=[.A3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b4ddb</text:p>
          </table:table-cell>
          <table:table-cell table:formula="of:=IF([.A3826]=[.A3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b4ddb</text:p>
          </table:table-cell>
          <table:table-cell table:formula="of:=IF([.A3827]=[.A3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b4ddb</text:p>
          </table:table-cell>
          <table:table-cell table:formula="of:=IF([.A3828]=[.A382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b6565</text:p>
          </table:table-cell>
          <table:table-cell table:formula="of:=IF([.A3829]=[.A38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bffd4</text:p>
          </table:table-cell>
          <table:table-cell table:formula="of:=IF([.A3830]=[.A38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1f35</text:p>
          </table:table-cell>
          <table:table-cell table:formula="of:=IF([.A3831]=[.A38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4c3a</text:p>
          </table:table-cell>
          <table:table-cell table:formula="of:=IF([.A3832]=[.A38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4f45</text:p>
          </table:table-cell>
          <table:table-cell table:formula="of:=IF([.A3833]=[.A383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c85e9</text:p>
          </table:table-cell>
          <table:table-cell table:formula="of:=IF([.A3834]=[.A38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8add</text:p>
          </table:table-cell>
          <table:table-cell table:formula="of:=IF([.A3835]=[.A38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b200</text:p>
          </table:table-cell>
          <table:table-cell table:formula="of:=IF([.A3836]=[.A38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dcdc</text:p>
          </table:table-cell>
          <table:table-cell table:formula="of:=IF([.A3837]=[.A38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cdcdc</text:p>
          </table:table-cell>
          <table:table-cell table:formula="of:=IF([.A3838]=[.A3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cdcdc</text:p>
          </table:table-cell>
          <table:table-cell table:formula="of:=IF([.A3839]=[.A384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cdddd</text:p>
          </table:table-cell>
          <table:table-cell table:formula="of:=IF([.A3840]=[.A38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dee0</text:p>
          </table:table-cell>
          <table:table-cell table:formula="of:=IF([.A3841]=[.A38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ce1e4</text:p>
          </table:table-cell>
          <table:table-cell table:formula="of:=IF([.A3842]=[.A38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d3f80</text:p>
          </table:table-cell>
          <table:table-cell table:formula="of:=IF([.A3843]=[.A384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d4f37</text:p>
          </table:table-cell>
          <table:table-cell table:formula="of:=IF([.A3844]=[.A38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d5349</text:p>
          </table:table-cell>
          <table:table-cell table:formula="of:=IF([.A3845]=[.A38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d5563</text:p>
          </table:table-cell>
          <table:table-cell table:formula="of:=IF([.A3846]=[.A38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dc79b</text:p>
          </table:table-cell>
          <table:table-cell table:formula="of:=IF([.A3847]=[.A384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dd</text:p>
          </table:table-cell>
          <table:table-cell table:formula="of:=IF([.A3848]=[.A38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3e80</text:p>
          </table:table-cell>
          <table:table-cell table:formula="of:=IF([.A3849]=[.A38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4f4f</text:p>
          </table:table-cell>
          <table:table-cell table:formula="of:=IF([.A3850]=[.A38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e4f4f</text:p>
          </table:table-cell>
          <table:table-cell table:formula="of:=IF([.A3851]=[.A385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e6e00</text:p>
          </table:table-cell>
          <table:table-cell table:formula="of:=IF([.A3852]=[.A38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8078</text:p>
          </table:table-cell>
          <table:table-cell table:formula="of:=IF([.A3853]=[.A38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8787</text:p>
          </table:table-cell>
          <table:table-cell table:formula="of:=IF([.A3854]=[.A38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e8787</text:p>
          </table:table-cell>
          <table:table-cell table:formula="of:=IF([.A3855]=[.A385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edcd9</text:p>
          </table:table-cell>
          <table:table-cell table:formula="of:=IF([.A3856]=[.A38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57]=[.A3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58]=[.A3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59]=[.A3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0]=[.A3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1]=[.A3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2]=[.A3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3]=[.A3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4]=[.A3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dcd9</text:p>
          </table:table-cell>
          <table:table-cell table:formula="of:=IF([.A3865]=[.A386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eddda</text:p>
          </table:table-cell>
          <table:table-cell table:formula="of:=IF([.A3866]=[.A38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dede</text:p>
          </table:table-cell>
          <table:table-cell table:formula="of:=IF([.A3867]=[.A38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edede</text:p>
          </table:table-cell>
          <table:table-cell table:formula="of:=IF([.A3868]=[.A386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ee372</text:p>
          </table:table-cell>
          <table:table-cell table:formula="of:=IF([.A3869]=[.A38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ee372</text:p>
          </table:table-cell>
          <table:table-cell table:formula="of:=IF([.A3870]=[.A3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dee372</text:p>
          </table:table-cell>
          <table:table-cell table:formula="of:=IF([.A3871]=[.A387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ee5c0</text:p>
          </table:table-cell>
          <table:table-cell table:formula="of:=IF([.A3872]=[.A38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ee642</text:p>
          </table:table-cell>
          <table:table-cell table:formula="of:=IF([.A3873]=[.A387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ef8fe</text:p>
          </table:table-cell>
          <table:table-cell table:formula="of:=IF([.A3874]=[.A38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f3643</text:p>
          </table:table-cell>
          <table:table-cell table:formula="of:=IF([.A3875]=[.A38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f3c3c</text:p>
          </table:table-cell>
          <table:table-cell table:formula="of:=IF([.A3876]=[.A3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df3c3c</text:p>
          </table:table-cell>
          <table:table-cell table:formula="of:=IF([.A3877]=[.A387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df4139</text:p>
          </table:table-cell>
          <table:table-cell table:formula="of:=IF([.A3878]=[.A387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f5943</text:p>
          </table:table-cell>
          <table:table-cell table:formula="of:=IF([.A3879]=[.A38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dfcca8</text:p>
          </table:table-cell>
          <table:table-cell table:formula="of:=IF([.A3880]=[.A38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1b24</text:p>
          </table:table-cell>
          <table:table-cell table:formula="of:=IF([.A3881]=[.A38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01b24</text:p>
          </table:table-cell>
          <table:table-cell table:formula="of:=IF([.A3882]=[.A388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03640</text:p>
          </table:table-cell>
          <table:table-cell table:formula="of:=IF([.A3883]=[.A388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3f1a</text:p>
          </table:table-cell>
          <table:table-cell table:formula="of:=IF([.A3884]=[.A388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4b4e</text:p>
          </table:table-cell>
          <table:table-cell table:formula="of:=IF([.A3885]=[.A388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605a</text:p>
          </table:table-cell>
          <table:table-cell table:formula="of:=IF([.A3886]=[.A388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6150</text:p>
          </table:table-cell>
          <table:table-cell table:formula="of:=IF([.A3887]=[.A38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6959</text:p>
          </table:table-cell>
          <table:table-cell table:formula="of:=IF([.A3888]=[.A38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a8ff</text:p>
          </table:table-cell>
          <table:table-cell table:formula="of:=IF([.A3889]=[.A38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cef9</text:p>
          </table:table-cell>
          <table:table-cell table:formula="of:=IF([.A3890]=[.A38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0f2f1</text:p>
          </table:table-cell>
          <table:table-cell table:formula="of:=IF([.A3891]=[.A38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0f2f1</text:p>
          </table:table-cell>
          <table:table-cell table:formula="of:=IF([.A3892]=[.A389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1415c</text:p>
          </table:table-cell>
          <table:table-cell table:formula="of:=IF([.A3893]=[.A38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434f</text:p>
          </table:table-cell>
          <table:table-cell table:formula="of:=IF([.A3894]=[.A38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443b</text:p>
          </table:table-cell>
          <table:table-cell table:formula="of:=IF([.A3895]=[.A38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5452</text:p>
          </table:table-cell>
          <table:table-cell table:formula="of:=IF([.A3896]=[.A38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6e7b</text:p>
          </table:table-cell>
          <table:table-cell table:formula="of:=IF([.A3897]=[.A38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8a50</text:p>
          </table:table-cell>
          <table:table-cell table:formula="of:=IF([.A3898]=[.A38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1e1e1</text:p>
          </table:table-cell>
          <table:table-cell table:formula="of:=IF([.A3899]=[.A39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2434b</text:p>
          </table:table-cell>
          <table:table-cell table:formula="of:=IF([.A3900]=[.A39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25136</text:p>
          </table:table-cell>
          <table:table-cell table:formula="of:=IF([.A3901]=[.A39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26c5c</text:p>
          </table:table-cell>
          <table:table-cell table:formula="of:=IF([.A3902]=[.A39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33035</text:p>
          </table:table-cell>
          <table:table-cell table:formula="of:=IF([.A3903]=[.A39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356b4</text:p>
          </table:table-cell>
          <table:table-cell table:formula="of:=IF([.A3904]=[.A39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35c58</text:p>
          </table:table-cell>
          <table:table-cell table:formula="of:=IF([.A3905]=[.A39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3e6f5</text:p>
          </table:table-cell>
          <table:table-cell table:formula="of:=IF([.A3906]=[.A39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3e7ee</text:p>
          </table:table-cell>
          <table:table-cell table:formula="of:=IF([.A3907]=[.A39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1c1c</text:p>
          </table:table-cell>
          <table:table-cell table:formula="of:=IF([.A3908]=[.A39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3f3f</text:p>
          </table:table-cell>
          <table:table-cell table:formula="of:=IF([.A3909]=[.A39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43f3f</text:p>
          </table:table-cell>
          <table:table-cell table:formula="of:=IF([.A3910]=[.A391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44040</text:p>
          </table:table-cell>
          <table:table-cell table:formula="of:=IF([.A3911]=[.A39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453b</text:p>
          </table:table-cell>
          <table:table-cell table:formula="of:=IF([.A3912]=[.A39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5e3e</text:p>
          </table:table-cell>
          <table:table-cell table:formula="of:=IF([.A3913]=[.A39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6d6d</text:p>
          </table:table-cell>
          <table:table-cell table:formula="of:=IF([.A3914]=[.A39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8282</text:p>
          </table:table-cell>
          <table:table-cell table:formula="of:=IF([.A3915]=[.A39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4c82f</text:p>
          </table:table-cell>
          <table:table-cell table:formula="of:=IF([.A3916]=[.A39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4c82f</text:p>
          </table:table-cell>
          <table:table-cell table:formula="of:=IF([.A3917]=[.A3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c82f</text:p>
          </table:table-cell>
          <table:table-cell table:formula="of:=IF([.A3918]=[.A3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c82f</text:p>
          </table:table-cell>
          <table:table-cell table:formula="of:=IF([.A3919]=[.A3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c82f</text:p>
          </table:table-cell>
          <table:table-cell table:formula="of:=IF([.A3920]=[.A392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4e4e4</text:p>
          </table:table-cell>
          <table:table-cell table:formula="of:=IF([.A3921]=[.A39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2]=[.A3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3]=[.A3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4]=[.A3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5]=[.A3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6]=[.A3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4e4e4</text:p>
          </table:table-cell>
          <table:table-cell table:formula="of:=IF([.A3927]=[.A39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52e38</text:p>
          </table:table-cell>
          <table:table-cell table:formula="of:=IF([.A3928]=[.A39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381f</text:p>
          </table:table-cell>
          <table:table-cell table:formula="of:=IF([.A3929]=[.A39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3935</text:p>
          </table:table-cell>
          <table:table-cell table:formula="of:=IF([.A3930]=[.A39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4c41</text:p>
          </table:table-cell>
          <table:table-cell table:formula="of:=IF([.A3931]=[.A39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54c41</text:p>
          </table:table-cell>
          <table:table-cell table:formula="of:=IF([.A3932]=[.A39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576a3</text:p>
          </table:table-cell>
          <table:table-cell table:formula="of:=IF([.A3933]=[.A39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576a3</text:p>
          </table:table-cell>
          <table:table-cell table:formula="of:=IF([.A3934]=[.A39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5a50a</text:p>
          </table:table-cell>
          <table:table-cell table:formula="of:=IF([.A3935]=[.A39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baf4</text:p>
          </table:table-cell>
          <table:table-cell table:formula="of:=IF([.A3936]=[.A39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e5e5</text:p>
          </table:table-cell>
          <table:table-cell table:formula="of:=IF([.A3937]=[.A39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38]=[.A3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39]=[.A3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40]=[.A3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41]=[.A3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42]=[.A3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43]=[.A3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5e5e5</text:p>
          </table:table-cell>
          <table:table-cell table:formula="of:=IF([.A3944]=[.A39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5e7e8</text:p>
          </table:table-cell>
          <table:table-cell table:formula="of:=IF([.A3945]=[.A39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5e9f0</text:p>
          </table:table-cell>
          <table:table-cell table:formula="of:=IF([.A3946]=[.A394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6446d</text:p>
          </table:table-cell>
          <table:table-cell table:formula="of:=IF([.A3947]=[.A39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e6446d</text:p>
          </table:table-cell>
          <table:table-cell table:formula="of:=IF([.A3948]=[.A3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6446d</text:p>
          </table:table-cell>
          <table:table-cell table:formula="of:=IF([.A3949]=[.A39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64646</text:p>
          </table:table-cell>
          <table:table-cell table:formula="of:=IF([.A3950]=[.A39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756e</text:p>
          </table:table-cell>
          <table:table-cell table:formula="of:=IF([.A3951]=[.A39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7f54</text:p>
          </table:table-cell>
          <table:table-cell table:formula="of:=IF([.A3952]=[.A39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a345</text:p>
          </table:table-cell>
          <table:table-cell table:formula="of:=IF([.A3953]=[.A39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b260</text:p>
          </table:table-cell>
          <table:table-cell table:formula="of:=IF([.A3954]=[.A39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dae6</text:p>
          </table:table-cell>
          <table:table-cell table:formula="of:=IF([.A3955]=[.A39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6dae6</text:p>
          </table:table-cell>
          <table:table-cell table:formula="of:=IF([.A3956]=[.A39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6e6e6</text:p>
          </table:table-cell>
          <table:table-cell table:formula="of:=IF([.A3957]=[.A39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58]=[.A3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59]=[.A3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0]=[.A3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1]=[.A3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2]=[.A3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3]=[.A3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4]=[.A3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5]=[.A3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6]=[.A3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7]=[.A3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8]=[.A3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69]=[.A3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0]=[.A3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1]=[.A3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2]=[.A3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3]=[.A3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4]=[.A3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5]=[.A3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6]=[.A3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7]=[.A3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8]=[.A3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79]=[.A3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0]=[.A3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1]=[.A3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2]=[.A3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3]=[.A3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4]=[.A3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5]=[.A3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6]=[.A3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7]=[.A3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8]=[.A3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6e6e6</text:p>
          </table:table-cell>
          <table:table-cell table:formula="of:=IF([.A3989]=[.A3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6e6e6</text:p>
          </table:table-cell>
          <table:table-cell table:formula="of:=IF([.A3990]=[.A39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6e7e8</text:p>
          </table:table-cell>
          <table:table-cell table:formula="of:=IF([.A3991]=[.A39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6ea97</text:p>
          </table:table-cell>
          <table:table-cell table:formula="of:=IF([.A3992]=[.A39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72768</text:p>
          </table:table-cell>
          <table:table-cell table:formula="of:=IF([.A3993]=[.A39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72768</text:p>
          </table:table-cell>
          <table:table-cell table:formula="of:=IF([.A3994]=[.A39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73625</text:p>
          </table:table-cell>
          <table:table-cell table:formula="of:=IF([.A3995]=[.A39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76f08</text:p>
          </table:table-cell>
          <table:table-cell table:formula="of:=IF([.A3996]=[.A39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76f08</text:p>
          </table:table-cell>
          <table:table-cell table:formula="of:=IF([.A3997]=[.A399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7e7e7</text:p>
          </table:table-cell>
          <table:table-cell table:formula="of:=IF([.A3998]=[.A39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82e34</text:p>
          </table:table-cell>
          <table:table-cell table:formula="of:=IF([.A3999]=[.A40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82e34</text:p>
          </table:table-cell>
          <table:table-cell table:formula="of:=IF([.A4000]=[.A400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87778</text:p>
          </table:table-cell>
          <table:table-cell table:formula="of:=IF([.A4001]=[.A40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8e8e8</text:p>
          </table:table-cell>
          <table:table-cell table:formula="of:=IF([.A4002]=[.A40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8e8e8</text:p>
          </table:table-cell>
          <table:table-cell table:formula="of:=IF([.A4003]=[.A400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8ebf0</text:p>
          </table:table-cell>
          <table:table-cell table:formula="of:=IF([.A4004]=[.A40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91e63</text:p>
          </table:table-cell>
          <table:table-cell table:formula="of:=IF([.A4005]=[.A40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91e63</text:p>
          </table:table-cell>
          <table:table-cell table:formula="of:=IF([.A4006]=[.A400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93232</text:p>
          </table:table-cell>
          <table:table-cell table:formula="of:=IF([.A4007]=[.A40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94040</text:p>
          </table:table-cell>
          <table:table-cell table:formula="of:=IF([.A4008]=[.A40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94040</text:p>
          </table:table-cell>
          <table:table-cell table:formula="of:=IF([.A4009]=[.A401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96565</text:p>
          </table:table-cell>
          <table:table-cell table:formula="of:=IF([.A4010]=[.A401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97cc8</text:p>
          </table:table-cell>
          <table:table-cell table:formula="of:=IF([.A4011]=[.A40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99f4b</text:p>
          </table:table-cell>
          <table:table-cell table:formula="of:=IF([.A4012]=[.A40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9e9e9</text:p>
          </table:table-cell>
          <table:table-cell table:formula="of:=IF([.A4013]=[.A40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9e9e9</text:p>
          </table:table-cell>
          <table:table-cell table:formula="of:=IF([.A4014]=[.A4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9e9e9</text:p>
          </table:table-cell>
          <table:table-cell table:formula="of:=IF([.A4015]=[.A40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9e9f8</text:p>
          </table:table-cell>
          <table:table-cell table:formula="of:=IF([.A4016]=[.A40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9e9f8</text:p>
          </table:table-cell>
          <table:table-cell table:formula="of:=IF([.A4017]=[.A4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9e9f8</text:p>
          </table:table-cell>
          <table:table-cell table:formula="of:=IF([.A4018]=[.A401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a4335</text:p>
          </table:table-cell>
          <table:table-cell table:formula="of:=IF([.A4019]=[.A40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a7078</text:p>
          </table:table-cell>
          <table:table-cell table:formula="of:=IF([.A4020]=[.A40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a7d46</text:p>
          </table:table-cell>
          <table:table-cell table:formula="of:=IF([.A4021]=[.A40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a8e00</text:p>
          </table:table-cell>
          <table:table-cell table:formula="of:=IF([.A4022]=[.A40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aa463</text:p>
          </table:table-cell>
          <table:table-cell table:formula="of:=IF([.A4023]=[.A40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ab100</text:p>
          </table:table-cell>
          <table:table-cell table:formula="of:=IF([.A4024]=[.A40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2273</text:p>
          </table:table-cell>
          <table:table-cell table:formula="of:=IF([.A4025]=[.A40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2f6a</text:p>
          </table:table-cell>
          <table:table-cell table:formula="of:=IF([.A4026]=[.A402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b577a</text:p>
          </table:table-cell>
          <table:table-cell table:formula="of:=IF([.A4027]=[.A40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6447</text:p>
          </table:table-cell>
          <table:table-cell table:formula="of:=IF([.A4028]=[.A40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8f3a</text:p>
          </table:table-cell>
          <table:table-cell table:formula="of:=IF([.A4029]=[.A40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9329</text:p>
          </table:table-cell>
          <table:table-cell table:formula="of:=IF([.A4030]=[.A40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953e</text:p>
          </table:table-cell>
          <table:table-cell table:formula="of:=IF([.A4031]=[.A40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bad51</text:p>
          </table:table-cell>
          <table:table-cell table:formula="of:=IF([.A4032]=[.A40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ddcf</text:p>
          </table:table-cell>
          <table:table-cell table:formula="of:=IF([.A4033]=[.A40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e8e8</text:p>
          </table:table-cell>
          <table:table-cell table:formula="of:=IF([.A4034]=[.A40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ebeb</text:p>
          </table:table-cell>
          <table:table-cell table:formula="of:=IF([.A4035]=[.A403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bebeb</text:p>
          </table:table-cell>
          <table:table-cell table:formula="of:=IF([.A4036]=[.A403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becee</text:p>
          </table:table-cell>
          <table:table-cell table:formula="of:=IF([.A4037]=[.A40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eeef</text:p>
          </table:table-cell>
          <table:table-cell table:formula="of:=IF([.A4038]=[.A40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bf3fc</text:p>
          </table:table-cell>
          <table:table-cell table:formula="of:=IF([.A4039]=[.A40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5056</text:p>
          </table:table-cell>
          <table:table-cell table:formula="of:=IF([.A4040]=[.A40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584f</text:p>
          </table:table-cell>
          <table:table-cell table:formula="of:=IF([.A4041]=[.A40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5b45</text:p>
          </table:table-cell>
          <table:table-cell table:formula="of:=IF([.A4042]=[.A40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6e28</text:p>
          </table:table-cell>
          <table:table-cell table:formula="of:=IF([.A4043]=[.A40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8e12</text:p>
          </table:table-cell>
          <table:table-cell table:formula="of:=IF([.A4044]=[.A40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ca973</text:p>
          </table:table-cell>
          <table:table-cell table:formula="of:=IF([.A4045]=[.A40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b22e</text:p>
          </table:table-cell>
          <table:table-cell table:formula="of:=IF([.A4046]=[.A40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ded0</text:p>
          </table:table-cell>
          <table:table-cell table:formula="of:=IF([.A4047]=[.A40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e1cd</text:p>
          </table:table-cell>
          <table:table-cell table:formula="of:=IF([.A4048]=[.A40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e2f7</text:p>
          </table:table-cell>
          <table:table-cell table:formula="of:=IF([.A4049]=[.A40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eceb</text:p>
          </table:table-cell>
          <table:table-cell table:formula="of:=IF([.A4050]=[.A40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cecec</text:p>
          </table:table-cell>
          <table:table-cell table:formula="of:=IF([.A4051]=[.A40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2]=[.A4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3]=[.A4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4]=[.A4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5]=[.A4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6]=[.A4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7]=[.A4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8]=[.A4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59]=[.A4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0]=[.A4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1]=[.A4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2]=[.A4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3]=[.A4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4]=[.A4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5]=[.A4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6]=[.A4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7]=[.A4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8]=[.A4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69]=[.A4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0]=[.A4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1]=[.A4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2]=[.A4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3]=[.A4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4]=[.A4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5]=[.A4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6]=[.A4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7]=[.A4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8]=[.A4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79]=[.A4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cec</text:p>
          </table:table-cell>
          <table:table-cell table:formula="of:=IF([.A4080]=[.A408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ceff1</text:p>
          </table:table-cell>
          <table:table-cell table:formula="of:=IF([.A4081]=[.A40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ceff1</text:p>
          </table:table-cell>
          <table:table-cell table:formula="of:=IF([.A4082]=[.A4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1</text:p>
          </table:table-cell>
          <table:table-cell table:formula="of:=IF([.A4083]=[.A4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1</text:p>
          </table:table-cell>
          <table:table-cell table:formula="of:=IF([.A4084]=[.A4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1</text:p>
          </table:table-cell>
          <table:table-cell table:formula="of:=IF([.A4085]=[.A4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1</text:p>
          </table:table-cell>
          <table:table-cell table:formula="of:=IF([.A4086]=[.A408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ceff4</text:p>
          </table:table-cell>
          <table:table-cell table:formula="of:=IF([.A4087]=[.A40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ceff4</text:p>
          </table:table-cell>
          <table:table-cell table:formula="of:=IF([.A4088]=[.A4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4</text:p>
          </table:table-cell>
          <table:table-cell table:formula="of:=IF([.A4089]=[.A4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ceff4</text:p>
          </table:table-cell>
          <table:table-cell table:formula="of:=IF([.A4090]=[.A409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d333b</text:p>
          </table:table-cell>
          <table:table-cell table:formula="of:=IF([.A4091]=[.A40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d333b</text:p>
          </table:table-cell>
          <table:table-cell table:formula="of:=IF([.A4092]=[.A409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d4964</text:p>
          </table:table-cell>
          <table:table-cell table:formula="of:=IF([.A4093]=[.A40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d5353</text:p>
          </table:table-cell>
          <table:table-cell table:formula="of:=IF([.A4094]=[.A40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d5d44</text:p>
          </table:table-cell>
          <table:table-cell table:formula="of:=IF([.A4095]=[.A40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ddf36</text:p>
          </table:table-cell>
          <table:table-cell table:formula="of:=IF([.A4096]=[.A40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deeef</text:p>
          </table:table-cell>
          <table:table-cell table:formula="of:=IF([.A4097]=[.A40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e4055</text:p>
          </table:table-cell>
          <table:table-cell table:formula="of:=IF([.A4098]=[.A40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e4b5f</text:p>
          </table:table-cell>
          <table:table-cell table:formula="of:=IF([.A4099]=[.A41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e4c4c</text:p>
          </table:table-cell>
          <table:table-cell table:formula="of:=IF([.A4100]=[.A41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e526c</text:p>
          </table:table-cell>
          <table:table-cell table:formula="of:=IF([.A4101]=[.A41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ee</text:p>
          </table:table-cell>
          <table:table-cell table:formula="of:=IF([.A4102]=[.A41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ee</text:p>
          </table:table-cell>
          <table:table-cell table:formula="of:=IF([.A4103]=[.A4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</text:p>
          </table:table-cell>
          <table:table-cell table:formula="of:=IF([.A4104]=[.A41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eebcd</text:p>
          </table:table-cell>
          <table:table-cell table:formula="of:=IF([.A4105]=[.A41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06]=[.A4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07]=[.A4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08]=[.A4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09]=[.A4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10]=[.A4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11]=[.A4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12]=[.A4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13]=[.A4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bcd</text:p>
          </table:table-cell>
          <table:table-cell table:formula="of:=IF([.A4114]=[.A411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eedff</text:p>
          </table:table-cell>
          <table:table-cell table:formula="of:=IF([.A4115]=[.A41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eedff</text:p>
          </table:table-cell>
          <table:table-cell table:formula="of:=IF([.A4116]=[.A411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eeeee</text:p>
          </table:table-cell>
          <table:table-cell table:formula="of:=IF([.A4117]=[.A41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18]=[.A4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19]=[.A4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0]=[.A4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1]=[.A4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2]=[.A4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3]=[.A4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4]=[.A4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5]=[.A4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6]=[.A4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7]=[.A4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8]=[.A4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29]=[.A4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0]=[.A4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1]=[.A4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2]=[.A4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3]=[.A4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4]=[.A4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5]=[.A4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6]=[.A4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7]=[.A4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8]=[.A4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39]=[.A4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0]=[.A4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1]=[.A4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2]=[.A4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3]=[.A4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4]=[.A4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5]=[.A4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6]=[.A4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7]=[.A4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8]=[.A4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49]=[.A4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0]=[.A4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1]=[.A4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2]=[.A4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3]=[.A4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4]=[.A4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5]=[.A4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6]=[.A4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7]=[.A4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8]=[.A4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59]=[.A4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0]=[.A4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1]=[.A4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2]=[.A4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3]=[.A4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4]=[.A4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5]=[.A4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6]=[.A4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7]=[.A4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8]=[.A4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69]=[.A4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0]=[.A4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1]=[.A4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2]=[.A4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3]=[.A4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4]=[.A4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5]=[.A4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6]=[.A4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7]=[.A4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8]=[.A4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79]=[.A4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0]=[.A4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1]=[.A4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2]=[.A4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3]=[.A4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4]=[.A4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5]=[.A4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6]=[.A4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7]=[.A4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8]=[.A4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89]=[.A4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0]=[.A4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1]=[.A4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2]=[.A4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3]=[.A4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4]=[.A4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5]=[.A4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6]=[.A4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7]=[.A4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8]=[.A4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199]=[.A4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0]=[.A4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1]=[.A4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2]=[.A4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3]=[.A4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4]=[.A4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5]=[.A4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6]=[.A4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7]=[.A4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8]=[.A4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09]=[.A4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0]=[.A4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1]=[.A4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2]=[.A4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3]=[.A4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4]=[.A4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5]=[.A4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6]=[.A4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7]=[.A4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8]=[.A4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19]=[.A4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0]=[.A4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1]=[.A4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2]=[.A4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3]=[.A4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4]=[.A4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5]=[.A4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6]=[.A4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7]=[.A4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8]=[.A4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29]=[.A4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0]=[.A4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1]=[.A4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2]=[.A4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3]=[.A4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4]=[.A4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5]=[.A4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6]=[.A4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7]=[.A4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8]=[.A4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39]=[.A4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0]=[.A4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1]=[.A4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2]=[.A4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3]=[.A4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4]=[.A4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5]=[.A4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6]=[.A4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7]=[.A4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8]=[.A4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49]=[.A4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eeeee</text:p>
          </table:table-cell>
          <table:table-cell table:formula="of:=IF([.A4250]=[.A4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eeeee</text:p>
          </table:table-cell>
          <table:table-cell table:formula="of:=IF([.A4251]=[.A425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4155</text:p>
          </table:table-cell>
          <table:table-cell table:formula="of:=IF([.A4252]=[.A42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4155</text:p>
          </table:table-cell>
          <table:table-cell table:formula="of:=IF([.A4253]=[.A42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4a5b</text:p>
          </table:table-cell>
          <table:table-cell table:formula="of:=IF([.A4254]=[.A42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4a5b</text:p>
          </table:table-cell>
          <table:table-cell table:formula="of:=IF([.A4255]=[.A4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f4a5b</text:p>
          </table:table-cell>
          <table:table-cell table:formula="of:=IF([.A4256]=[.A4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ef4a5b</text:p>
          </table:table-cell>
          <table:table-cell table:formula="of:=IF([.A4257]=[.A425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5350</text:p>
          </table:table-cell>
          <table:table-cell table:formula="of:=IF([.A4258]=[.A42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5350</text:p>
          </table:table-cell>
          <table:table-cell table:formula="of:=IF([.A4259]=[.A426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5b74</text:p>
          </table:table-cell>
          <table:table-cell table:formula="of:=IF([.A4260]=[.A42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f746d</text:p>
          </table:table-cell>
          <table:table-cell table:formula="of:=IF([.A4261]=[.A42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f8d2f</text:p>
          </table:table-cell>
          <table:table-cell table:formula="of:=IF([.A4262]=[.A42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f9a9a</text:p>
          </table:table-cell>
          <table:table-cell table:formula="of:=IF([.A4263]=[.A42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fa724</text:p>
          </table:table-cell>
          <table:table-cell table:formula="of:=IF([.A4264]=[.A42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a724</text:p>
          </table:table-cell>
          <table:table-cell table:formula="of:=IF([.A4265]=[.A42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fb458</text:p>
          </table:table-cell>
          <table:table-cell table:formula="of:=IF([.A4266]=[.A42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efc84a</text:p>
          </table:table-cell>
          <table:table-cell table:formula="of:=IF([.A4267]=[.A42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c84a</text:p>
          </table:table-cell>
          <table:table-cell table:formula="of:=IF([.A4268]=[.A426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f0f1</text:p>
          </table:table-cell>
          <table:table-cell table:formula="of:=IF([.A4269]=[.A42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eff0f1</text:p>
          </table:table-cell>
          <table:table-cell table:formula="of:=IF([.A4270]=[.A42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eff7fc</text:p>
          </table:table-cell>
          <table:table-cell table:formula="of:=IF([.A4271]=[.A42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3030</text:p>
          </table:table-cell>
          <table:table-cell table:formula="of:=IF([.A4272]=[.A42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5242</text:p>
          </table:table-cell>
          <table:table-cell table:formula="of:=IF([.A4273]=[.A42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6292</text:p>
          </table:table-cell>
          <table:table-cell table:formula="of:=IF([.A4274]=[.A42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8616</text:p>
          </table:table-cell>
          <table:table-cell table:formula="of:=IF([.A4275]=[.A427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8705</text:p>
          </table:table-cell>
          <table:table-cell table:formula="of:=IF([.A4276]=[.A427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09020</text:p>
          </table:table-cell>
          <table:table-cell table:formula="of:=IF([.A4277]=[.A42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9e19</text:p>
          </table:table-cell>
          <table:table-cell table:formula="of:=IF([.A4278]=[.A42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bb24</text:p>
          </table:table-cell>
          <table:table-cell table:formula="of:=IF([.A4279]=[.A42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d069</text:p>
          </table:table-cell>
          <table:table-cell table:formula="of:=IF([.A4280]=[.A42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dfe5</text:p>
          </table:table-cell>
          <table:table-cell table:formula="of:=IF([.A4281]=[.A428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0f0f0</text:p>
          </table:table-cell>
          <table:table-cell table:formula="of:=IF([.A4282]=[.A42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0f0f0</text:p>
          </table:table-cell>
          <table:table-cell table:formula="of:=IF([.A4283]=[.A4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0f0f0</text:p>
          </table:table-cell>
          <table:table-cell table:formula="of:=IF([.A4284]=[.A4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0f0f0</text:p>
          </table:table-cell>
          <table:table-cell table:formula="of:=IF([.A4285]=[.A4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0f0f0</text:p>
          </table:table-cell>
          <table:table-cell table:formula="of:=IF([.A4286]=[.A428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13758</text:p>
          </table:table-cell>
          <table:table-cell table:formula="of:=IF([.A4287]=[.A428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5976</text:p>
          </table:table-cell>
          <table:table-cell table:formula="of:=IF([.A4288]=[.A42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614b</text:p>
          </table:table-cell>
          <table:table-cell table:formula="of:=IF([.A4289]=[.A42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6f41</text:p>
          </table:table-cell>
          <table:table-cell table:formula="of:=IF([.A4290]=[.A42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8d00</text:p>
          </table:table-cell>
          <table:table-cell table:formula="of:=IF([.A4291]=[.A42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9d1e</text:p>
          </table:table-cell>
          <table:table-cell table:formula="of:=IF([.A4292]=[.A42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b741</text:p>
          </table:table-cell>
          <table:table-cell table:formula="of:=IF([.A4293]=[.A42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1c36c</text:p>
          </table:table-cell>
          <table:table-cell table:formula="of:=IF([.A4294]=[.A429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c852</text:p>
          </table:table-cell>
          <table:table-cell table:formula="of:=IF([.A4295]=[.A429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f3f4</text:p>
          </table:table-cell>
          <table:table-cell table:formula="of:=IF([.A4296]=[.A42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1fa8c</text:p>
          </table:table-cell>
          <table:table-cell table:formula="of:=IF([.A4297]=[.A429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298]=[.A4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299]=[.A4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300]=[.A4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301]=[.A4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302]=[.A4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303]=[.A4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1fa8c</text:p>
          </table:table-cell>
          <table:table-cell table:formula="of:=IF([.A4304]=[.A430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22c42</text:p>
          </table:table-cell>
          <table:table-cell table:formula="of:=IF([.A4305]=[.A43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6]=[.A4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7]=[.A4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8]=[.A430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22c65</text:p>
          </table:table-cell>
          <table:table-cell table:formula="of:=IF([.A4309]=[.A43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3d35</text:p>
          </table:table-cell>
          <table:table-cell table:formula="of:=IF([.A4310]=[.A43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4e1e</text:p>
          </table:table-cell>
          <table:table-cell table:formula="of:=IF([.A4311]=[.A43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723c</text:p>
          </table:table-cell>
          <table:table-cell table:formula="of:=IF([.A4312]=[.A431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2793c</text:p>
          </table:table-cell>
          <table:table-cell table:formula="of:=IF([.A4313]=[.A43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793f</text:p>
          </table:table-cell>
          <table:table-cell table:formula="of:=IF([.A4314]=[.A431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2793f</text:p>
          </table:table-cell>
          <table:table-cell table:formula="of:=IF([.A4315]=[.A431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2bc4e</text:p>
          </table:table-cell>
          <table:table-cell table:formula="of:=IF([.A4316]=[.A43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efe6</text:p>
          </table:table-cell>
          <table:table-cell table:formula="of:=IF([.A4317]=[.A43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f2f2</text:p>
          </table:table-cell>
          <table:table-cell table:formula="of:=IF([.A4318]=[.A431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19]=[.A4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0]=[.A4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1]=[.A4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2]=[.A4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3]=[.A4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4]=[.A4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5]=[.A4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6]=[.A4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7]=[.A4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8]=[.A4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29]=[.A4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0]=[.A4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1]=[.A4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2]=[.A4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3]=[.A4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4]=[.A4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5]=[.A4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6]=[.A4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7]=[.A4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8]=[.A4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39]=[.A4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0]=[.A4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1]=[.A4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2]=[.A4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3]=[.A4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4]=[.A4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5]=[.A4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6]=[.A4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7]=[.A4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8]=[.A4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49]=[.A4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0]=[.A4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1]=[.A4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2]=[.A4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3]=[.A4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4]=[.A4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5]=[.A4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6]=[.A4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7]=[.A4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8]=[.A4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59]=[.A4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0]=[.A4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1]=[.A4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2]=[.A4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3]=[.A4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4]=[.A4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5]=[.A4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6]=[.A4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7]=[.A4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8]=[.A4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69]=[.A4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0]=[.A4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1]=[.A4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2]=[.A4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3]=[.A4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4]=[.A4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5]=[.A4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6]=[.A4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7]=[.A4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8]=[.A4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79]=[.A4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0]=[.A4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1]=[.A4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2]=[.A4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3]=[.A4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4]=[.A4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5]=[.A4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6]=[.A4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7]=[.A4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8]=[.A4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89]=[.A4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90]=[.A4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91]=[.A4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92]=[.A4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93]=[.A4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2f2f2</text:p>
          </table:table-cell>
          <table:table-cell table:formula="of:=IF([.A4394]=[.A4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f2f2</text:p>
          </table:table-cell>
          <table:table-cell table:formula="of:=IF([.A4395]=[.A4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f2f2</text:p>
          </table:table-cell>
          <table:table-cell table:formula="of:=IF([.A4396]=[.A43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2f2fa</text:p>
          </table:table-cell>
          <table:table-cell table:formula="of:=IF([.A4397]=[.A43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2f8fa</text:p>
          </table:table-cell>
          <table:table-cell table:formula="of:=IF([.A4398]=[.A43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3434</text:p>
          </table:table-cell>
          <table:table-cell table:formula="of:=IF([.A4399]=[.A44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4235</text:p>
          </table:table-cell>
          <table:table-cell table:formula="of:=IF([.A4400]=[.A44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4f17</text:p>
          </table:table-cell>
          <table:table-cell table:formula="of:=IF([.A4401]=[.A44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2]=[.A4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3]=[.A4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4]=[.A440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35450</text:p>
          </table:table-cell>
          <table:table-cell table:formula="of:=IF([.A4405]=[.A44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35450</text:p>
          </table:table-cell>
          <table:table-cell table:formula="of:=IF([.A4406]=[.A440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35706</text:p>
          </table:table-cell>
          <table:table-cell table:formula="of:=IF([.A4407]=[.A440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5852</text:p>
          </table:table-cell>
          <table:table-cell table:formula="of:=IF([.A4408]=[.A440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5a23</text:p>
          </table:table-cell>
          <table:table-cell table:formula="of:=IF([.A4409]=[.A44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35a23</text:p>
          </table:table-cell>
          <table:table-cell table:formula="of:=IF([.A4410]=[.A441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36137</text:p>
          </table:table-cell>
          <table:table-cell table:formula="of:=IF([.A4411]=[.A44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6856</text:p>
          </table:table-cell>
          <table:table-cell table:formula="of:=IF([.A4412]=[.A441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7726</text:p>
          </table:table-cell>
          <table:table-cell table:formula="of:=IF([.A4413]=[.A441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37f53</text:p>
          </table:table-cell>
          <table:table-cell table:formula="of:=IF([.A4414]=[.A44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9c12</text:p>
          </table:table-cell>
          <table:table-cell table:formula="of:=IF([.A4415]=[.A44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39c12</text:p>
          </table:table-cell>
          <table:table-cell table:formula="of:=IF([.A4416]=[.A44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39c12</text:p>
          </table:table-cell>
          <table:table-cell table:formula="of:=IF([.A4417]=[.A441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3c22b</text:p>
          </table:table-cell>
          <table:table-cell table:formula="of:=IF([.A4418]=[.A44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f3f3</text:p>
          </table:table-cell>
          <table:table-cell table:formula="of:=IF([.A4419]=[.A44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3faa6</text:p>
          </table:table-cell>
          <table:table-cell table:formula="of:=IF([.A4420]=[.A44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3d53</text:p>
          </table:table-cell>
          <table:table-cell table:formula="of:=IF([.A4421]=[.A44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4</text:p>
          </table:table-cell>
          <table:table-cell table:formula="of:=IF([.A4422]=[.A44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44</text:p>
          </table:table-cell>
          <table:table-cell table:formula="of:=IF([.A4423]=[.A442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44040</text:p>
          </table:table-cell>
          <table:table-cell table:formula="of:=IF([.A4424]=[.A44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44040</text:p>
          </table:table-cell>
          <table:table-cell table:formula="of:=IF([.A4425]=[.A442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4416b</text:p>
          </table:table-cell>
          <table:table-cell table:formula="of:=IF([.A4426]=[.A44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4336</text:p>
          </table:table-cell>
          <table:table-cell table:formula="of:=IF([.A4427]=[.A4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44336</text:p>
          </table:table-cell>
          <table:table-cell table:formula="of:=IF([.A4428]=[.A4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44336</text:p>
          </table:table-cell>
          <table:table-cell table:formula="of:=IF([.A4429]=[.A44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46062</text:p>
          </table:table-cell>
          <table:table-cell table:formula="of:=IF([.A4430]=[.A4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46062</text:p>
          </table:table-cell>
          <table:table-cell table:formula="of:=IF([.A4431]=[.A443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4685c</text:p>
          </table:table-cell>
          <table:table-cell table:formula="of:=IF([.A4432]=[.A44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782e</text:p>
          </table:table-cell>
          <table:table-cell table:formula="of:=IF([.A4433]=[.A44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9a2a</text:p>
          </table:table-cell>
          <table:table-cell table:formula="of:=IF([.A4434]=[.A44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a01b</text:p>
          </table:table-cell>
          <table:table-cell table:formula="of:=IF([.A4435]=[.A44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a11d</text:p>
          </table:table-cell>
          <table:table-cell table:formula="of:=IF([.A4436]=[.A44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d035</text:p>
          </table:table-cell>
          <table:table-cell table:formula="of:=IF([.A4437]=[.A44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d44a</text:p>
          </table:table-cell>
          <table:table-cell table:formula="of:=IF([.A4438]=[.A44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d984</text:p>
          </table:table-cell>
          <table:table-cell table:formula="of:=IF([.A4439]=[.A44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e7db</text:p>
          </table:table-cell>
          <table:table-cell table:formula="of:=IF([.A4440]=[.A44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f0f4</text:p>
          </table:table-cell>
          <table:table-cell table:formula="of:=IF([.A4441]=[.A44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4fcff</text:p>
          </table:table-cell>
          <table:table-cell table:formula="of:=IF([.A4442]=[.A44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348d</text:p>
          </table:table-cell>
          <table:table-cell table:formula="of:=IF([.A4443]=[.A44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4646</text:p>
          </table:table-cell>
          <table:table-cell table:formula="of:=IF([.A4444]=[.A44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4c3f</text:p>
          </table:table-cell>
          <table:table-cell table:formula="of:=IF([.A4445]=[.A44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4c5d</text:p>
          </table:table-cell>
          <table:table-cell table:formula="of:=IF([.A4446]=[.A44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5</text:p>
          </table:table-cell>
          <table:table-cell table:formula="of:=IF([.A4447]=[.A44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48]=[.A44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49]=[.A4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0]=[.A44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1]=[.A4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2]=[.A4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3]=[.A4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4]=[.A4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5]=[.A4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6]=[.A4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7]=[.A4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8]=[.A4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59]=[.A4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0]=[.A4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1]=[.A4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2]=[.A44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3]=[.A44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4]=[.A44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5]=[.A44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6]=[.A44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7]=[.A44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5</text:p>
          </table:table-cell>
          <table:table-cell table:formula="of:=IF([.A4468]=[.A4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55</text:p>
          </table:table-cell>
          <table:table-cell table:formula="of:=IF([.A4469]=[.A4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55</text:p>
          </table:table-cell>
          <table:table-cell table:formula="of:=IF([.A4470]=[.A44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55872</text:p>
          </table:table-cell>
          <table:table-cell table:formula="of:=IF([.A4471]=[.A447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7953</text:p>
          </table:table-cell>
          <table:table-cell table:formula="of:=IF([.A4472]=[.A447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7c00</text:p>
          </table:table-cell>
          <table:table-cell table:formula="of:=IF([.A4473]=[.A447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5980c</text:p>
          </table:table-cell>
          <table:table-cell table:formula="of:=IF([.A4474]=[.A447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5990e</text:p>
          </table:table-cell>
          <table:table-cell table:formula="of:=IF([.A4475]=[.A44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5990e</text:p>
          </table:table-cell>
          <table:table-cell table:formula="of:=IF([.A4476]=[.A447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5ab00</text:p>
          </table:table-cell>
          <table:table-cell table:formula="of:=IF([.A4477]=[.A44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c211</text:p>
          </table:table-cell>
          <table:table-cell table:formula="of:=IF([.A4478]=[.A44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cdcd</text:p>
          </table:table-cell>
          <table:table-cell table:formula="of:=IF([.A4479]=[.A44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ce17</text:p>
          </table:table-cell>
          <table:table-cell table:formula="of:=IF([.A4480]=[.A44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5de68</text:p>
          </table:table-cell>
          <table:table-cell table:formula="of:=IF([.A4481]=[.A44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5de68</text:p>
          </table:table-cell>
          <table:table-cell table:formula="of:=IF([.A4482]=[.A4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de68</text:p>
          </table:table-cell>
          <table:table-cell table:formula="of:=IF([.A4483]=[.A448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5f5f5</text:p>
          </table:table-cell>
          <table:table-cell table:formula="of:=IF([.A4484]=[.A44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5f5f5</text:p>
          </table:table-cell>
          <table:table-cell table:formula="of:=IF([.A4485]=[.A4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5f5f5</text:p>
          </table:table-cell>
          <table:table-cell table:formula="of:=IF([.A4486]=[.A44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62a5e</text:p>
          </table:table-cell>
          <table:table-cell table:formula="of:=IF([.A4487]=[.A448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62e61</text:p>
          </table:table-cell>
          <table:table-cell table:formula="of:=IF([.A4488]=[.A44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2f09</text:p>
          </table:table-cell>
          <table:table-cell table:formula="of:=IF([.A4489]=[.A449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63163</text:p>
          </table:table-cell>
          <table:table-cell table:formula="of:=IF([.A4490]=[.A44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476b</text:p>
          </table:table-cell>
          <table:table-cell table:formula="of:=IF([.A4491]=[.A44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6476b</text:p>
          </table:table-cell>
          <table:table-cell table:formula="of:=IF([.A4492]=[.A44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65252</text:p>
          </table:table-cell>
          <table:table-cell table:formula="of:=IF([.A4493]=[.A44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6151</text:p>
          </table:table-cell>
          <table:table-cell table:formula="of:=IF([.A4494]=[.A4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66151</text:p>
          </table:table-cell>
          <table:table-cell table:formula="of:=IF([.A4495]=[.A449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66f6f</text:p>
          </table:table-cell>
          <table:table-cell table:formula="of:=IF([.A4496]=[.A449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744a</text:p>
          </table:table-cell>
          <table:table-cell table:formula="of:=IF([.A4497]=[.A44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7d7d</text:p>
          </table:table-cell>
          <table:table-cell table:formula="of:=IF([.A4498]=[.A44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8855</text:p>
          </table:table-cell>
          <table:table-cell table:formula="of:=IF([.A4499]=[.A45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8e15</text:p>
          </table:table-cell>
          <table:table-cell table:formula="of:=IF([.A4500]=[.A45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9696</text:p>
          </table:table-cell>
          <table:table-cell table:formula="of:=IF([.A4501]=[.A45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aa08</text:p>
          </table:table-cell>
          <table:table-cell table:formula="of:=IF([.A4502]=[.A45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b44d</text:p>
          </table:table-cell>
          <table:table-cell table:formula="of:=IF([.A4503]=[.A45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d152</text:p>
          </table:table-cell>
          <table:table-cell table:formula="of:=IF([.A4504]=[.A45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d32e</text:p>
          </table:table-cell>
          <table:table-cell table:formula="of:=IF([.A4505]=[.A45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6f5f4</text:p>
          </table:table-cell>
          <table:table-cell table:formula="of:=IF([.A4506]=[.A45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07]=[.A4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08]=[.A4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09]=[.A4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10]=[.A4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11]=[.A4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12]=[.A4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6f5f4</text:p>
          </table:table-cell>
          <table:table-cell table:formula="of:=IF([.A4513]=[.A451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73e59</text:p>
          </table:table-cell>
          <table:table-cell table:formula="of:=IF([.A4514]=[.A451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6628</text:p>
          </table:table-cell>
          <table:table-cell table:formula="of:=IF([.A4515]=[.A45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7d58</text:p>
          </table:table-cell>
          <table:table-cell table:formula="of:=IF([.A4516]=[.A45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941e</text:p>
          </table:table-cell>
          <table:table-cell table:formula="of:=IF([.A4517]=[.A45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a42d</text:p>
          </table:table-cell>
          <table:table-cell table:formula="of:=IF([.A4518]=[.A45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a931</text:p>
          </table:table-cell>
          <table:table-cell table:formula="of:=IF([.A4519]=[.A45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bf32</text:p>
          </table:table-cell>
          <table:table-cell table:formula="of:=IF([.A4520]=[.A452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bfaf</text:p>
          </table:table-cell>
          <table:table-cell table:formula="of:=IF([.A4521]=[.A452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c42a</text:p>
          </table:table-cell>
          <table:table-cell table:formula="of:=IF([.A4522]=[.A45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d83f</text:p>
          </table:table-cell>
          <table:table-cell table:formula="of:=IF([.A4523]=[.A45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ddc1</text:p>
          </table:table-cell>
          <table:table-cell table:formula="of:=IF([.A4524]=[.A452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e8b1</text:p>
          </table:table-cell>
          <table:table-cell table:formula="of:=IF([.A4525]=[.A45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f7f7</text:p>
          </table:table-cell>
          <table:table-cell table:formula="of:=IF([.A4526]=[.A45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7f7f8</text:p>
          </table:table-cell>
          <table:table-cell table:formula="of:=IF([.A4527]=[.A452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8107</text:p>
          </table:table-cell>
          <table:table-cell table:formula="of:=IF([.A4528]=[.A452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8c16</text:p>
          </table:table-cell>
          <table:table-cell table:formula="of:=IF([.A4529]=[.A45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8e45</text:p>
          </table:table-cell>
          <table:table-cell table:formula="of:=IF([.A4530]=[.A45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88e45</text:p>
          </table:table-cell>
          <table:table-cell table:formula="of:=IF([.A4531]=[.A4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8e45</text:p>
          </table:table-cell>
          <table:table-cell table:formula="of:=IF([.A4532]=[.A453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8901b</text:p>
          </table:table-cell>
          <table:table-cell table:formula="of:=IF([.A4533]=[.A45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9d30</text:p>
          </table:table-cell>
          <table:table-cell table:formula="of:=IF([.A4534]=[.A45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c04a</text:p>
          </table:table-cell>
          <table:table-cell table:formula="of:=IF([.A4535]=[.A45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c123</text:p>
          </table:table-cell>
          <table:table-cell table:formula="of:=IF([.A4536]=[.A45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8f8f2</text:p>
          </table:table-cell>
          <table:table-cell table:formula="of:=IF([.A4537]=[.A45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38]=[.A4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39]=[.A4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0]=[.A4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1]=[.A4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2]=[.A4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3]=[.A4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4]=[.A4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5]=[.A4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6]=[.A4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7]=[.A4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8]=[.A4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49]=[.A4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0]=[.A4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1]=[.A4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2]=[.A4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3]=[.A4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4]=[.A4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5]=[.A4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6]=[.A4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7]=[.A4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8]=[.A4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59]=[.A4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0]=[.A4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1]=[.A4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2]=[.A4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3]=[.A4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4]=[.A4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5]=[.A4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6]=[.A4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7]=[.A4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8]=[.A4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69]=[.A4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0]=[.A4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1]=[.A4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2]=[.A4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3]=[.A4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4]=[.A4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5]=[.A4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6]=[.A4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7]=[.A4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8]=[.A4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79]=[.A4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0]=[.A4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1]=[.A4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2]=[.A4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3]=[.A4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4]=[.A4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5]=[.A4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6]=[.A4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7]=[.A4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8]=[.A4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89]=[.A4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0]=[.A4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1]=[.A4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2]=[.A4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3]=[.A4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4]=[.A4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5]=[.A4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6]=[.A4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7]=[.A4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8]=[.A4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599]=[.A4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0]=[.A4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1]=[.A4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2]=[.A4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3]=[.A4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4]=[.A4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5]=[.A4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6]=[.A4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7]=[.A4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8]=[.A4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09]=[.A4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0]=[.A4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1]=[.A4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2]=[.A4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3]=[.A4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4]=[.A4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5]=[.A4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6]=[.A4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7]=[.A4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8]=[.A4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19]=[.A4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0]=[.A4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1]=[.A4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2]=[.A4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3]=[.A4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4]=[.A4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5]=[.A4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6]=[.A4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7]=[.A4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8]=[.A4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29]=[.A4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0]=[.A4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1]=[.A4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2]=[.A4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3]=[.A4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4]=[.A4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5]=[.A4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6]=[.A4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7]=[.A4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8]=[.A4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39]=[.A4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0]=[.A4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1]=[.A4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2]=[.A4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3]=[.A4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4]=[.A4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5]=[.A4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6]=[.A4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7]=[.A4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8]=[.A4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49]=[.A4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0]=[.A4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1]=[.A4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2]=[.A4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3]=[.A4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4]=[.A4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5]=[.A4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6]=[.A4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7]=[.A4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8]=[.A4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59]=[.A4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0]=[.A4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1]=[.A4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2]=[.A4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3]=[.A4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4]=[.A4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5]=[.A4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6]=[.A4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7]=[.A4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8]=[.A4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69]=[.A4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0]=[.A4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1]=[.A4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2]=[.A4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3]=[.A4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4]=[.A4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5]=[.A4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6]=[.A4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7]=[.A4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8]=[.A4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79]=[.A4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0]=[.A4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1]=[.A4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2]=[.A4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3]=[.A4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4]=[.A4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5]=[.A4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6]=[.A4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7]=[.A4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8]=[.A4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89]=[.A4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0]=[.A4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1]=[.A4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2]=[.A4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3]=[.A4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4]=[.A4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5]=[.A4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6]=[.A4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7]=[.A4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8]=[.A4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699]=[.A4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0]=[.A4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1]=[.A4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2]=[.A4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3]=[.A4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4]=[.A4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5]=[.A4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6]=[.A4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7]=[.A4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8]=[.A4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09]=[.A4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0]=[.A4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1]=[.A4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2]=[.A4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3]=[.A4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4]=[.A4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5]=[.A4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6]=[.A4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7]=[.A4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8]=[.A4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19]=[.A4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0]=[.A4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1]=[.A4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2]=[.A4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3]=[.A4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4]=[.A4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5]=[.A4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6]=[.A4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7]=[.A4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8]=[.A4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29]=[.A4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0]=[.A4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1]=[.A4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2]=[.A4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3]=[.A4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4]=[.A4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5]=[.A4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6]=[.A4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7]=[.A4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8]=[.A4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39]=[.A4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0]=[.A4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1]=[.A4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2]=[.A4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3]=[.A4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4]=[.A4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5]=[.A4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6]=[.A4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7]=[.A4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8]=[.A4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49]=[.A4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0]=[.A4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1]=[.A4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2]=[.A4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3]=[.A4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4]=[.A4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5]=[.A4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6]=[.A4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7]=[.A4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8]=[.A4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59]=[.A4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0]=[.A4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1]=[.A4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2]=[.A4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3]=[.A4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4]=[.A4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5]=[.A4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6]=[.A4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7]=[.A4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8]=[.A4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69]=[.A4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0]=[.A4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1]=[.A4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2]=[.A4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3]=[.A4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4]=[.A4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5]=[.A4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6]=[.A4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7]=[.A4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8]=[.A4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79]=[.A4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0]=[.A4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1]=[.A4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2]=[.A4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3]=[.A4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4]=[.A4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5]=[.A4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6]=[.A4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7]=[.A4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8]=[.A4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89]=[.A4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0]=[.A4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1]=[.A4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2]=[.A4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3]=[.A4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4]=[.A4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5]=[.A4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6]=[.A4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7]=[.A4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8]=[.A4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799]=[.A4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0]=[.A4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1]=[.A4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2]=[.A4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3]=[.A4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4]=[.A4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5]=[.A4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6]=[.A4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7]=[.A4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8]=[.A4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09]=[.A4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0]=[.A4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1]=[.A4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2]=[.A4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3]=[.A4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4]=[.A4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5]=[.A4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6]=[.A4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7]=[.A4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8]=[.A4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19]=[.A4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0]=[.A4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1]=[.A4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2]=[.A4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3]=[.A4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4]=[.A4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5]=[.A4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6]=[.A4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7]=[.A4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8]=[.A4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29]=[.A4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0]=[.A4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1]=[.A4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2]=[.A4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3]=[.A4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4]=[.A4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5]=[.A4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6]=[.A4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7]=[.A4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8]=[.A4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39]=[.A4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0]=[.A4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1]=[.A4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2]=[.A4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3]=[.A4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4]=[.A4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5]=[.A4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6]=[.A4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7]=[.A4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8]=[.A4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49]=[.A4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0]=[.A4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1]=[.A4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2]=[.A4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3]=[.A4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4]=[.A4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5]=[.A4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6]=[.A4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7]=[.A4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8]=[.A4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59]=[.A4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0]=[.A4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1]=[.A4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2]=[.A4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3]=[.A4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4]=[.A4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5]=[.A4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6]=[.A4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7]=[.A4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8]=[.A4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69]=[.A4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0]=[.A4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1]=[.A4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2]=[.A4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3]=[.A4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4]=[.A4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5]=[.A4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6]=[.A4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7]=[.A4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8]=[.A4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79]=[.A4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0]=[.A4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1]=[.A4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2]=[.A4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3]=[.A4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4]=[.A4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5]=[.A4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6]=[.A4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7]=[.A4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8]=[.A4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89]=[.A4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0]=[.A4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1]=[.A4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2]=[.A4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3]=[.A4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4]=[.A4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5]=[.A4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6]=[.A4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7]=[.A4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8]=[.A4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899]=[.A4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0]=[.A4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1]=[.A4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2]=[.A4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3]=[.A4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4]=[.A4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5]=[.A4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6]=[.A4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7]=[.A4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8]=[.A4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09]=[.A4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0]=[.A4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1]=[.A4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2]=[.A4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3]=[.A4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4]=[.A4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5]=[.A4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6]=[.A4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7]=[.A4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8]=[.A4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19]=[.A4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0]=[.A4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1]=[.A4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2]=[.A4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3]=[.A4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4]=[.A4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5]=[.A4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6]=[.A4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7]=[.A4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8]=[.A4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29]=[.A4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0]=[.A4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1]=[.A4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2]=[.A4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3]=[.A4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4]=[.A4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5]=[.A4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6]=[.A4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7]=[.A4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8]=[.A4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39]=[.A4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0]=[.A4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1]=[.A4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2]=[.A4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3]=[.A4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4]=[.A4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5]=[.A4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6]=[.A4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7]=[.A4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8]=[.A4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49]=[.A4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0]=[.A4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1]=[.A4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2]=[.A4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3]=[.A4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4]=[.A4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5]=[.A4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6]=[.A4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7]=[.A4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8]=[.A4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59]=[.A4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0]=[.A4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1]=[.A4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2]=[.A4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3]=[.A4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4]=[.A4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5]=[.A4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6]=[.A4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7]=[.A4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8]=[.A4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69]=[.A4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0]=[.A4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1]=[.A4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2]=[.A4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3]=[.A4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4]=[.A4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5]=[.A4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6]=[.A4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7]=[.A4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8]=[.A4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79]=[.A4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0]=[.A4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1]=[.A4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2]=[.A4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3]=[.A4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4]=[.A4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5]=[.A4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6]=[.A4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7]=[.A4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8]=[.A4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89]=[.A4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0]=[.A4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1]=[.A4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2]=[.A4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3]=[.A4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4]=[.A4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5]=[.A4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6]=[.A4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7]=[.A4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8]=[.A4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4999]=[.A5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0]=[.A5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1]=[.A5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2]=[.A5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3]=[.A5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4]=[.A5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5]=[.A5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6]=[.A5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7]=[.A5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8]=[.A5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09]=[.A5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0]=[.A5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1]=[.A5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2]=[.A5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3]=[.A5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4]=[.A5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5]=[.A5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6]=[.A5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7]=[.A5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8]=[.A5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19]=[.A5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0]=[.A5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1]=[.A5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2]=[.A5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3]=[.A5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4]=[.A5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5]=[.A5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6]=[.A5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7]=[.A5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8]=[.A5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29]=[.A5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0]=[.A5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1]=[.A5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2]=[.A5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3]=[.A5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4]=[.A5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5]=[.A5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6]=[.A5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7]=[.A5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8]=[.A5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39]=[.A5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0]=[.A5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1]=[.A5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2]=[.A5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3]=[.A5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4]=[.A5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5]=[.A5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6]=[.A5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7]=[.A5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8]=[.A5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49]=[.A50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0]=[.A50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1]=[.A50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2]=[.A5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3]=[.A5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4]=[.A5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5]=[.A5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6]=[.A5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7]=[.A5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8]=[.A5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59]=[.A5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0]=[.A5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1]=[.A5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2]=[.A5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3]=[.A5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4]=[.A5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5]=[.A5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6]=[.A5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7]=[.A5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8]=[.A5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69]=[.A5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0]=[.A5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1]=[.A5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2]=[.A5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3]=[.A5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4]=[.A5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5]=[.A5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6]=[.A5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7]=[.A5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8]=[.A5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79]=[.A5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0]=[.A5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1]=[.A5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2]=[.A5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3]=[.A5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4]=[.A5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5]=[.A5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6]=[.A5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7]=[.A5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8]=[.A5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89]=[.A5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0]=[.A5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1]=[.A5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2]=[.A5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3]=[.A5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4]=[.A5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5]=[.A5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6]=[.A5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7]=[.A5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8]=[.A5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099]=[.A5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0]=[.A5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1]=[.A5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2]=[.A5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3]=[.A5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4]=[.A5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5]=[.A5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6]=[.A5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7]=[.A5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8]=[.A5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09]=[.A5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0]=[.A5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1]=[.A5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2]=[.A5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3]=[.A5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4]=[.A5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5]=[.A5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6]=[.A5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7]=[.A5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8]=[.A5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19]=[.A5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0]=[.A5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1]=[.A5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2]=[.A5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3]=[.A5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4]=[.A5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5]=[.A5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6]=[.A5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7]=[.A5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8]=[.A5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29]=[.A5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0]=[.A5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1]=[.A5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2]=[.A5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3]=[.A5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4]=[.A5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5]=[.A5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6]=[.A5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7]=[.A5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8]=[.A5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39]=[.A5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0]=[.A5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1]=[.A5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2]=[.A5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3]=[.A5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4]=[.A5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5]=[.A5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6]=[.A5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7]=[.A5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8]=[.A5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49]=[.A5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0]=[.A5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1]=[.A5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2]=[.A5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3]=[.A5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4]=[.A5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5]=[.A5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6]=[.A5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7]=[.A5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8]=[.A5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59]=[.A5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0]=[.A5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1]=[.A5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2]=[.A5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3]=[.A5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4]=[.A5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5]=[.A5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6]=[.A5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7]=[.A5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8]=[.A5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69]=[.A5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0]=[.A5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1]=[.A5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2]=[.A5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3]=[.A5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4]=[.A5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5]=[.A5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6]=[.A5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7]=[.A5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8]=[.A5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79]=[.A5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0]=[.A5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1]=[.A5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2]=[.A5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3]=[.A5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4]=[.A5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5]=[.A5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6]=[.A5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7]=[.A5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8]=[.A5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89]=[.A5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0]=[.A5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1]=[.A5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2]=[.A5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3]=[.A5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4]=[.A5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5]=[.A5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6]=[.A5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7]=[.A5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8]=[.A5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199]=[.A5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0]=[.A5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1]=[.A5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2]=[.A5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3]=[.A5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4]=[.A5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5]=[.A5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6]=[.A5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7]=[.A5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8]=[.A5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09]=[.A5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0]=[.A5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1]=[.A5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2]=[.A5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3]=[.A5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4]=[.A5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5]=[.A5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6]=[.A5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7]=[.A5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8]=[.A5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19]=[.A5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0]=[.A5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1]=[.A5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2]=[.A5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3]=[.A5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4]=[.A5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5]=[.A5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6]=[.A5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7]=[.A5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8]=[.A5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29]=[.A5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0]=[.A5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1]=[.A5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2]=[.A5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3]=[.A5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4]=[.A5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5]=[.A5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6]=[.A5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7]=[.A5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8]=[.A5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39]=[.A5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0]=[.A5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1]=[.A5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2]=[.A5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3]=[.A5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4]=[.A5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5]=[.A5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6]=[.A5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7]=[.A5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8]=[.A5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49]=[.A5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0]=[.A5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1]=[.A5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2]=[.A5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3]=[.A5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4]=[.A5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5]=[.A5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6]=[.A5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7]=[.A5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8]=[.A5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59]=[.A5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0]=[.A5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1]=[.A5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2]=[.A5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3]=[.A5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4]=[.A5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5]=[.A5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6]=[.A5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7]=[.A5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8]=[.A5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69]=[.A5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0]=[.A5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1]=[.A5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2]=[.A5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3]=[.A5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4]=[.A5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5]=[.A5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6]=[.A5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7]=[.A5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8]=[.A5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79]=[.A5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0]=[.A5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1]=[.A5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2]=[.A5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3]=[.A5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4]=[.A5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5]=[.A5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6]=[.A5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7]=[.A5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8]=[.A5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89]=[.A5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0]=[.A5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1]=[.A5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2]=[.A5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3]=[.A5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4]=[.A5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5]=[.A5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6]=[.A5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7]=[.A5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8]=[.A5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299]=[.A5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0]=[.A5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1]=[.A5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2]=[.A5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3]=[.A5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4]=[.A5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5]=[.A5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6]=[.A5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7]=[.A5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8]=[.A5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09]=[.A5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0]=[.A5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1]=[.A5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2]=[.A5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3]=[.A5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4]=[.A5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5]=[.A5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6]=[.A5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7]=[.A5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8]=[.A5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19]=[.A5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0]=[.A5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1]=[.A5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2]=[.A5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3]=[.A5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4]=[.A5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5]=[.A5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6]=[.A5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7]=[.A5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8]=[.A5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29]=[.A5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0]=[.A5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1]=[.A5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2]=[.A5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3]=[.A5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4]=[.A5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5]=[.A5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6]=[.A5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7]=[.A5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8]=[.A5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39]=[.A5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0]=[.A5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1]=[.A5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2]=[.A5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3]=[.A5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4]=[.A5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5]=[.A5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6]=[.A5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7]=[.A5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8]=[.A5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49]=[.A5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0]=[.A5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1]=[.A5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2]=[.A5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3]=[.A5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4]=[.A5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5]=[.A5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6]=[.A5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7]=[.A5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8]=[.A5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59]=[.A5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0]=[.A5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1]=[.A5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2]=[.A5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3]=[.A5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4]=[.A5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5]=[.A5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6]=[.A5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7]=[.A5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8]=[.A5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69]=[.A5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0]=[.A5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1]=[.A5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2]=[.A5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3]=[.A5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4]=[.A5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5]=[.A5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6]=[.A5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7]=[.A5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8]=[.A5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79]=[.A5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0]=[.A5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1]=[.A5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2]=[.A5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3]=[.A5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4]=[.A5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5]=[.A5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6]=[.A5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7]=[.A5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8]=[.A5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89]=[.A5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0]=[.A5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1]=[.A5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2]=[.A5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3]=[.A5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4]=[.A5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5]=[.A5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6]=[.A5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7]=[.A53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8]=[.A53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399]=[.A54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0]=[.A54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1]=[.A54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2]=[.A5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3]=[.A5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4]=[.A54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5]=[.A54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6]=[.A54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7]=[.A54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8]=[.A54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09]=[.A54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0]=[.A54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1]=[.A54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2]=[.A54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3]=[.A54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4]=[.A54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5]=[.A54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6]=[.A54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7]=[.A54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8]=[.A54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19]=[.A54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0]=[.A54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1]=[.A54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2]=[.A54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3]=[.A54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4]=[.A54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5]=[.A5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6]=[.A5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7]=[.A54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8]=[.A5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29]=[.A5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0]=[.A5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1]=[.A5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2]=[.A5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3]=[.A5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4]=[.A54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5]=[.A54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6]=[.A54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7]=[.A54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8]=[.A54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39]=[.A54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0]=[.A54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1]=[.A54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2]=[.A54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3]=[.A54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4]=[.A54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5]=[.A54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6]=[.A54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7]=[.A54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8]=[.A54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49]=[.A5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0]=[.A54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1]=[.A5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2]=[.A5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3]=[.A5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4]=[.A5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5]=[.A5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6]=[.A5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7]=[.A5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8]=[.A5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59]=[.A5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0]=[.A5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1]=[.A5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2]=[.A54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3]=[.A54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4]=[.A54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5]=[.A54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6]=[.A54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7]=[.A54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8]=[.A5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69]=[.A5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0]=[.A54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1]=[.A54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2]=[.A5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3]=[.A5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4]=[.A54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5]=[.A54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6]=[.A54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7]=[.A54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8]=[.A5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79]=[.A5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0]=[.A5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1]=[.A5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2]=[.A5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3]=[.A5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4]=[.A5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5]=[.A5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6]=[.A5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7]=[.A5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8]=[.A5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89]=[.A5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0]=[.A5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1]=[.A5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2]=[.A5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3]=[.A5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4]=[.A5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5]=[.A5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6]=[.A5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7]=[.A5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8]=[.A5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499]=[.A5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0]=[.A5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1]=[.A5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2]=[.A5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3]=[.A5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4]=[.A5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5]=[.A5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6]=[.A5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7]=[.A5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8]=[.A5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09]=[.A5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0]=[.A5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1]=[.A5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2]=[.A5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3]=[.A5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4]=[.A5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5]=[.A55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6]=[.A55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7]=[.A55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8]=[.A55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19]=[.A55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0]=[.A55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1]=[.A55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2]=[.A55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3]=[.A55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4]=[.A5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5]=[.A5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6]=[.A55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7]=[.A5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8]=[.A5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29]=[.A55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0]=[.A55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1]=[.A5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2]=[.A55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3]=[.A5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4]=[.A5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5]=[.A5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6]=[.A55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7]=[.A5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8]=[.A5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39]=[.A5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0]=[.A5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1]=[.A5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2]=[.A5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3]=[.A5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4]=[.A5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5]=[.A5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6]=[.A5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7]=[.A5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8]=[.A5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49]=[.A5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0]=[.A5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1]=[.A5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2]=[.A5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3]=[.A5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4]=[.A5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5]=[.A5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6]=[.A5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7]=[.A5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8]=[.A5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59]=[.A5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0]=[.A5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1]=[.A5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2]=[.A5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3]=[.A5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4]=[.A5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5]=[.A5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6]=[.A5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7]=[.A5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8]=[.A5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69]=[.A5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0]=[.A5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1]=[.A5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2]=[.A5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3]=[.A5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4]=[.A5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5]=[.A5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6]=[.A5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7]=[.A5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8]=[.A5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79]=[.A5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0]=[.A5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1]=[.A5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2]=[.A5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3]=[.A5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4]=[.A5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5]=[.A5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6]=[.A5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7]=[.A5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8]=[.A5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89]=[.A5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0]=[.A5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1]=[.A5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2]=[.A5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3]=[.A5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4]=[.A5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5]=[.A5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6]=[.A5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7]=[.A5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8]=[.A5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599]=[.A5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0]=[.A5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1]=[.A5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2]=[.A5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3]=[.A5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4]=[.A5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5]=[.A5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6]=[.A5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7]=[.A5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8]=[.A5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09]=[.A5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0]=[.A5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1]=[.A5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2]=[.A5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3]=[.A5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4]=[.A5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5]=[.A5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6]=[.A5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7]=[.A5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8]=[.A5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19]=[.A5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0]=[.A5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1]=[.A5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2]=[.A5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3]=[.A5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4]=[.A5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5]=[.A5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6]=[.A5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7]=[.A5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8]=[.A5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29]=[.A5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0]=[.A5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1]=[.A5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2]=[.A5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3]=[.A5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4]=[.A5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5]=[.A5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6]=[.A5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7]=[.A5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8]=[.A5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39]=[.A5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0]=[.A5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1]=[.A5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2]=[.A5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3]=[.A5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4]=[.A5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5]=[.A5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6]=[.A5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7]=[.A5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8]=[.A5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49]=[.A5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0]=[.A5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1]=[.A5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2]=[.A5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3]=[.A5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4]=[.A5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5]=[.A5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6]=[.A5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7]=[.A5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8]=[.A5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59]=[.A5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0]=[.A5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1]=[.A5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2]=[.A5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3]=[.A5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4]=[.A5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5]=[.A5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6]=[.A5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7]=[.A5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8]=[.A5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69]=[.A5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0]=[.A5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1]=[.A5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2]=[.A5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3]=[.A5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4]=[.A5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5]=[.A5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6]=[.A5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7]=[.A5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8]=[.A5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79]=[.A5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0]=[.A5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1]=[.A5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2]=[.A5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3]=[.A5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4]=[.A5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5]=[.A5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6]=[.A5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7]=[.A5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8]=[.A5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89]=[.A5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0]=[.A5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1]=[.A5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2]=[.A5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3]=[.A5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4]=[.A5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5]=[.A5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6]=[.A5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7]=[.A5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8]=[.A5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699]=[.A5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0]=[.A5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1]=[.A5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2]=[.A5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3]=[.A5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4]=[.A5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5]=[.A5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6]=[.A5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7]=[.A5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8]=[.A5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09]=[.A5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0]=[.A5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1]=[.A5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2]=[.A5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3]=[.A5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4]=[.A5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5]=[.A5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6]=[.A5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7]=[.A5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8]=[.A5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19]=[.A5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0]=[.A5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1]=[.A5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2]=[.A5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3]=[.A5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4]=[.A5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5]=[.A5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6]=[.A5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7]=[.A5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8]=[.A5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29]=[.A5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0]=[.A5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1]=[.A5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2]=[.A5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3]=[.A5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4]=[.A5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5]=[.A5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6]=[.A5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7]=[.A5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8]=[.A5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39]=[.A5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0]=[.A5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1]=[.A5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2]=[.A5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3]=[.A5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4]=[.A5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5]=[.A5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6]=[.A5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7]=[.A5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8]=[.A5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49]=[.A5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0]=[.A5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1]=[.A5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2]=[.A5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3]=[.A5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4]=[.A5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5]=[.A5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6]=[.A5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7]=[.A5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8]=[.A5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59]=[.A5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0]=[.A5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1]=[.A5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2]=[.A5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3]=[.A5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4]=[.A5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5]=[.A5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6]=[.A5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7]=[.A5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8]=[.A5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69]=[.A5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0]=[.A5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1]=[.A5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2]=[.A5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3]=[.A5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4]=[.A5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5]=[.A5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6]=[.A5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7]=[.A5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8]=[.A5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79]=[.A5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0]=[.A5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1]=[.A5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2]=[.A5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3]=[.A5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4]=[.A5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5]=[.A5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6]=[.A5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7]=[.A5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8]=[.A5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89]=[.A5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0]=[.A5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1]=[.A5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2]=[.A5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3]=[.A5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4]=[.A5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5]=[.A5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6]=[.A5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7]=[.A5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8]=[.A5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799]=[.A5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0]=[.A5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1]=[.A5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2]=[.A5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3]=[.A5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4]=[.A5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5]=[.A5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6]=[.A5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7]=[.A5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8]=[.A5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09]=[.A5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0]=[.A5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1]=[.A5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2]=[.A5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3]=[.A5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4]=[.A5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5]=[.A5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6]=[.A5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7]=[.A5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8]=[.A5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19]=[.A5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0]=[.A5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1]=[.A5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2]=[.A5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3]=[.A5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4]=[.A5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5]=[.A5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6]=[.A5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7]=[.A5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8]=[.A5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29]=[.A5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0]=[.A5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1]=[.A5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2]=[.A5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3]=[.A5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4]=[.A5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8f8f2</text:p>
          </table:table-cell>
          <table:table-cell table:formula="of:=IF([.A5835]=[.A5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6]=[.A5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7]=[.A5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8]=[.A5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9]=[.A5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0]=[.A5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1]=[.A5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2]=[.A5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3]=[.A5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4]=[.A5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5]=[.A5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6]=[.A5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7]=[.A5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8]=[.A5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9]=[.A5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0]=[.A5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1]=[.A5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2]=[.A5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3]=[.A5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4]=[.A5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5]=[.A5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6]=[.A5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7]=[.A5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8]=[.A5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9]=[.A5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0]=[.A5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1]=[.A5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2]=[.A5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3]=[.A5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4]=[.A5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5]=[.A5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6]=[.A5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7]=[.A5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8]=[.A5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9]=[.A5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0]=[.A5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1]=[.A5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2]=[.A5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3]=[.A5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4]=[.A5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5]=[.A5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6]=[.A5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7]=[.A5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8]=[.A5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9]=[.A5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0]=[.A5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1]=[.A5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2]=[.A5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3]=[.A5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4]=[.A5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5]=[.A5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6]=[.A5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7]=[.A5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8]=[.A5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9]=[.A5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0]=[.A5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1]=[.A5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2]=[.A5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3]=[.A5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4]=[.A5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5]=[.A5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6]=[.A5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7]=[.A5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8]=[.A5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9]=[.A5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0]=[.A5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1]=[.A5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2]=[.A5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3]=[.A5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4]=[.A5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5]=[.A5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6]=[.A5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7]=[.A5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8]=[.A5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9]=[.A5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0]=[.A5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1]=[.A5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2]=[.A5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3]=[.A5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4]=[.A5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5]=[.A5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6]=[.A5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7]=[.A5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8]=[.A5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9]=[.A5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0]=[.A5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1]=[.A5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2]=[.A5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3]=[.A5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4]=[.A5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5]=[.A5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6]=[.A5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7]=[.A5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8]=[.A5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9]=[.A5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0]=[.A5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1]=[.A5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2]=[.A5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3]=[.A5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4]=[.A5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5]=[.A5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6]=[.A5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7]=[.A5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8]=[.A5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9]=[.A5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0]=[.A5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1]=[.A5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2]=[.A5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3]=[.A5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4]=[.A5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5]=[.A5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6]=[.A5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7]=[.A5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8]=[.A5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9]=[.A5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0]=[.A5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1]=[.A5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2]=[.A5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3]=[.A5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4]=[.A5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5]=[.A5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6]=[.A5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7]=[.A5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8]=[.A5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9]=[.A5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0]=[.A5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1]=[.A5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2]=[.A5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3]=[.A5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4]=[.A5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5]=[.A5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6]=[.A5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7]=[.A5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8]=[.A5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9]=[.A5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0]=[.A5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1]=[.A5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2]=[.A5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3]=[.A5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4]=[.A5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5]=[.A5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6]=[.A5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7]=[.A5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8]=[.A5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9]=[.A5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0]=[.A5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1]=[.A5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2]=[.A5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3]=[.A5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4]=[.A5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5]=[.A5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6]=[.A5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7]=[.A5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8]=[.A5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9]=[.A5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0]=[.A5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1]=[.A5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2]=[.A5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3]=[.A5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4]=[.A5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5]=[.A5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6]=[.A5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7]=[.A5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8]=[.A5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9]=[.A6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0]=[.A6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1]=[.A6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2]=[.A6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3]=[.A6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4]=[.A6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5]=[.A6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6]=[.A6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7]=[.A6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8]=[.A6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9]=[.A6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0]=[.A6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1]=[.A6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2]=[.A6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3]=[.A6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4]=[.A6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5]=[.A6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6]=[.A6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7]=[.A6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8]=[.A6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9]=[.A6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0]=[.A6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1]=[.A6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2]=[.A6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3]=[.A6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4]=[.A6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5]=[.A6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6]=[.A6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7]=[.A6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8]=[.A6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9]=[.A6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0]=[.A6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1]=[.A6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2]=[.A6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3]=[.A6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4]=[.A6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5]=[.A6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6]=[.A6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7]=[.A6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8]=[.A6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9]=[.A6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0]=[.A6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1]=[.A6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2]=[.A6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3]=[.A6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4]=[.A60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90</text:p>
          </table:table-cell>
          <table:table-cell table:formula="of:=IF([.A6045]=[.A60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90</text:p>
          </table:table-cell>
          <table:table-cell table:formula="of:=IF([.A6046]=[.A604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94f4f</text:p>
          </table:table-cell>
          <table:table-cell table:formula="of:=IF([.A6047]=[.A60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5</text:p>
          </table:table-cell>
          <table:table-cell table:formula="of:=IF([.A6048]=[.A60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5050</text:p>
          </table:table-cell>
          <table:table-cell table:formula="of:=IF([.A6049]=[.A60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b02d</text:p>
          </table:table-cell>
          <table:table-cell table:formula="of:=IF([.A6050]=[.A605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9b72b</text:p>
          </table:table-cell>
          <table:table-cell table:formula="of:=IF([.A6051]=[.A60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c8c2</text:p>
          </table:table-cell>
          <table:table-cell table:formula="of:=IF([.A6052]=[.A60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ce1d</text:p>
          </table:table-cell>
          <table:table-cell table:formula="of:=IF([.A6053]=[.A6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9ce1d</text:p>
          </table:table-cell>
          <table:table-cell table:formula="of:=IF([.A6054]=[.A60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9d254</text:p>
          </table:table-cell>
          <table:table-cell table:formula="of:=IF([.A6055]=[.A60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d546</text:p>
          </table:table-cell>
          <table:table-cell table:formula="of:=IF([.A6056]=[.A60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d73a</text:p>
          </table:table-cell>
          <table:table-cell table:formula="of:=IF([.A6057]=[.A60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eee5</text:p>
          </table:table-cell>
          <table:table-cell table:formula="of:=IF([.A6058]=[.A60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9f06b</text:p>
          </table:table-cell>
          <table:table-cell table:formula="of:=IF([.A6059]=[.A60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9f06b</text:p>
          </table:table-cell>
          <table:table-cell table:formula="of:=IF([.A6060]=[.A6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06b</text:p>
          </table:table-cell>
          <table:table-cell table:formula="of:=IF([.A6061]=[.A606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9f9f9</text:p>
          </table:table-cell>
          <table:table-cell table:formula="of:=IF([.A6062]=[.A60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3]=[.A6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4]=[.A6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5]=[.A6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6]=[.A6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7]=[.A6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8]=[.A6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69]=[.A6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0]=[.A6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1]=[.A6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2]=[.A6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3]=[.A6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4]=[.A6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5]=[.A6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6]=[.A6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7]=[.A6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8]=[.A6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79]=[.A6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0]=[.A6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1]=[.A6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2]=[.A6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3]=[.A6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4]=[.A6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5]=[.A6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6]=[.A6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7]=[.A6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8]=[.A6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89]=[.A6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0]=[.A6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1]=[.A6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2]=[.A6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3]=[.A6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4]=[.A6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5]=[.A6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6]=[.A6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7]=[.A6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8]=[.A6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099]=[.A6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0]=[.A6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1]=[.A6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2]=[.A6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3]=[.A6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4]=[.A6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5]=[.A6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6]=[.A6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7]=[.A6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8]=[.A6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09]=[.A6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0]=[.A6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1]=[.A6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2]=[.A6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3]=[.A6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4]=[.A6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5]=[.A6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6]=[.A6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7]=[.A6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8]=[.A6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19]=[.A6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0]=[.A6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1]=[.A6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2]=[.A6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3]=[.A6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4]=[.A6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5]=[.A6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6]=[.A6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7]=[.A6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8]=[.A6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29]=[.A6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0]=[.A6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1]=[.A6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2]=[.A6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3]=[.A6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4]=[.A6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5]=[.A6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6]=[.A6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7]=[.A6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8]=[.A6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39]=[.A6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0]=[.A6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1]=[.A6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2]=[.A6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3]=[.A6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4]=[.A6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5]=[.A6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6]=[.A6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7]=[.A6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8]=[.A6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49]=[.A6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0]=[.A6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1]=[.A6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2]=[.A6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3]=[.A6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4]=[.A6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5]=[.A6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6]=[.A6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7]=[.A6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8]=[.A6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59]=[.A6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0]=[.A6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1]=[.A6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2]=[.A6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3]=[.A6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4]=[.A6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5]=[.A6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6]=[.A6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7]=[.A6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8]=[.A6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69]=[.A6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0]=[.A6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1]=[.A6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2]=[.A6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3]=[.A6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4]=[.A6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5]=[.A6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6]=[.A6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7]=[.A6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8]=[.A6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79]=[.A6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0]=[.A6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1]=[.A6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2]=[.A6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3]=[.A6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4]=[.A6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5]=[.A6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6]=[.A6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7]=[.A6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8]=[.A6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89]=[.A6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0]=[.A6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1]=[.A6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2]=[.A6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3]=[.A6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4]=[.A6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5]=[.A6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6]=[.A6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7]=[.A6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8]=[.A6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199]=[.A6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0]=[.A6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1]=[.A6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2]=[.A6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3]=[.A6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4]=[.A6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5]=[.A6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6]=[.A6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7]=[.A6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8]=[.A6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09]=[.A6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0]=[.A6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1]=[.A6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2]=[.A6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3]=[.A6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4]=[.A6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5]=[.A6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6]=[.A6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7]=[.A6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8]=[.A6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19]=[.A6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0]=[.A6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1]=[.A6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2]=[.A6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3]=[.A6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4]=[.A6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5]=[.A6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6]=[.A6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7]=[.A6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8]=[.A6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29]=[.A6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0]=[.A6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1]=[.A6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2]=[.A6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3]=[.A6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4]=[.A6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5]=[.A6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6]=[.A6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7]=[.A6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8]=[.A6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39]=[.A6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0]=[.A6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1]=[.A6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2]=[.A6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3]=[.A6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4]=[.A6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9f9f9</text:p>
          </table:table-cell>
          <table:table-cell table:formula="of:=IF([.A6245]=[.A6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6]=[.A6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7]=[.A6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8]=[.A6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9]=[.A6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0]=[.A6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1]=[.A6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2]=[.A6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3]=[.A62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a4778</text:p>
          </table:table-cell>
          <table:table-cell table:formula="of:=IF([.A6254]=[.A625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a4b2d</text:p>
          </table:table-cell>
          <table:table-cell table:formula="of:=IF([.A6255]=[.A62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4d6f</text:p>
          </table:table-cell>
          <table:table-cell table:formula="of:=IF([.A6256]=[.A625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512f</text:p>
          </table:table-cell>
          <table:table-cell table:formula="of:=IF([.A6257]=[.A62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6968</text:p>
          </table:table-cell>
          <table:table-cell table:formula="of:=IF([.A6258]=[.A625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a6a5d</text:p>
          </table:table-cell>
          <table:table-cell table:formula="of:=IF([.A6259]=[.A62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c93a</text:p>
          </table:table-cell>
          <table:table-cell table:formula="of:=IF([.A6260]=[.A62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d25a</text:p>
          </table:table-cell>
          <table:table-cell table:formula="of:=IF([.A6261]=[.A62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afafa</text:p>
          </table:table-cell>
          <table:table-cell table:formula="of:=IF([.A6262]=[.A62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3]=[.A6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4]=[.A6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5]=[.A6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6]=[.A6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7]=[.A6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afafa</text:p>
          </table:table-cell>
          <table:table-cell table:formula="of:=IF([.A6268]=[.A626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b4848</text:p>
          </table:table-cell>
          <table:table-cell table:formula="of:=IF([.A6269]=[.A62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b4848</text:p>
          </table:table-cell>
          <table:table-cell table:formula="of:=IF([.A6270]=[.A627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b5</text:p>
          </table:table-cell>
          <table:table-cell table:formula="of:=IF([.A6271]=[.A62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b5</text:p>
          </table:table-cell>
          <table:table-cell table:formula="of:=IF([.A6272]=[.A62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bb74b</text:p>
          </table:table-cell>
          <table:table-cell table:formula="of:=IF([.A6273]=[.A627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bbc05</text:p>
          </table:table-cell>
          <table:table-cell table:formula="of:=IF([.A6274]=[.A627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bbf00</text:p>
          </table:table-cell>
          <table:table-cell table:formula="of:=IF([.A6275]=[.A62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bbf00</text:p>
          </table:table-cell>
          <table:table-cell table:formula="of:=IF([.A6276]=[.A6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bf00</text:p>
          </table:table-cell>
          <table:table-cell table:formula="of:=IF([.A6277]=[.A6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bf00</text:p>
          </table:table-cell>
          <table:table-cell table:formula="of:=IF([.A6278]=[.A627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bc02d</text:p>
          </table:table-cell>
          <table:table-cell table:formula="of:=IF([.A6279]=[.A62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0]=[.A6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1]=[.A6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2]=[.A6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3]=[.A6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4]=[.A6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5]=[.A6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6]=[.A6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bc02d</text:p>
          </table:table-cell>
          <table:table-cell table:formula="of:=IF([.A6287]=[.A628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bc549</text:p>
          </table:table-cell>
          <table:table-cell table:formula="of:=IF([.A6288]=[.A628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bde78</text:p>
          </table:table-cell>
          <table:table-cell table:formula="of:=IF([.A6289]=[.A629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be604</text:p>
          </table:table-cell>
          <table:table-cell table:formula="of:=IF([.A6290]=[.A62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bfdfc</text:p>
          </table:table-cell>
          <table:table-cell table:formula="of:=IF([.A6291]=[.A629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5555</text:p>
          </table:table-cell>
          <table:table-cell table:formula="of:=IF([.A6292]=[.A629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6663</text:p>
          </table:table-cell>
          <table:table-cell table:formula="of:=IF([.A6293]=[.A629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924d</text:p>
          </table:table-cell>
          <table:table-cell table:formula="of:=IF([.A6294]=[.A62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c924d</text:p>
          </table:table-cell>
          <table:table-cell table:formula="of:=IF([.A6295]=[.A6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924d</text:p>
          </table:table-cell>
          <table:table-cell table:formula="of:=IF([.A6296]=[.A629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ca528</text:p>
          </table:table-cell>
          <table:table-cell table:formula="of:=IF([.A6297]=[.A62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af3e</text:p>
          </table:table-cell>
          <table:table-cell table:formula="of:=IF([.A6298]=[.A62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c431</text:p>
          </table:table-cell>
          <table:table-cell table:formula="of:=IF([.A6299]=[.A63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cc431</text:p>
          </table:table-cell>
          <table:table-cell table:formula="of:=IF([.A6300]=[.A63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cd4e1</text:p>
          </table:table-cell>
          <table:table-cell table:formula="of:=IF([.A6301]=[.A63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e3bc</text:p>
          </table:table-cell>
          <table:table-cell table:formula="of:=IF([.A6302]=[.A63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e4ec</text:p>
          </table:table-cell>
          <table:table-cell table:formula="of:=IF([.A6303]=[.A63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efbb</text:p>
          </table:table-cell>
          <table:table-cell table:formula="of:=IF([.A6304]=[.A63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fafb</text:p>
          </table:table-cell>
          <table:table-cell table:formula="of:=IF([.A6305]=[.A63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cfcfc</text:p>
          </table:table-cell>
          <table:table-cell table:formula="of:=IF([.A6306]=[.A63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07]=[.A6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08]=[.A6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09]=[.A6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0]=[.A6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1]=[.A6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2]=[.A6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3]=[.A6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4]=[.A6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5]=[.A6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6]=[.A6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7]=[.A6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8]=[.A6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19]=[.A6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cfcfc</text:p>
          </table:table-cell>
          <table:table-cell table:formula="of:=IF([.A6320]=[.A6321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d4932</text:p>
          </table:table-cell>
          <table:table-cell table:formula="of:=IF([.A6321]=[.A632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d7e7c</text:p>
          </table:table-cell>
          <table:table-cell table:formula="of:=IF([.A6322]=[.A632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d99d1</text:p>
          </table:table-cell>
          <table:table-cell table:formula="of:=IF([.A6323]=[.A632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dbc4a</text:p>
          </table:table-cell>
          <table:table-cell table:formula="of:=IF([.A6324]=[.A63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dbc4a</text:p>
          </table:table-cell>
          <table:table-cell table:formula="of:=IF([.A6325]=[.A632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dc409</text:p>
          </table:table-cell>
          <table:table-cell table:formula="of:=IF([.A6326]=[.A632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dc88e</text:p>
          </table:table-cell>
          <table:table-cell table:formula="of:=IF([.A6327]=[.A63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dc88e</text:p>
          </table:table-cell>
          <table:table-cell table:formula="of:=IF([.A6328]=[.A6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dc88e</text:p>
          </table:table-cell>
          <table:table-cell table:formula="of:=IF([.A6329]=[.A633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dc92b</text:p>
          </table:table-cell>
          <table:table-cell table:formula="of:=IF([.A6330]=[.A63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dcf71</text:p>
          </table:table-cell>
          <table:table-cell table:formula="of:=IF([.A6331]=[.A63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dcf71</text:p>
          </table:table-cell>
          <table:table-cell table:formula="of:=IF([.A6332]=[.A63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ddda3</text:p>
          </table:table-cell>
          <table:table-cell table:formula="of:=IF([.A6333]=[.A63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ddda3</text:p>
          </table:table-cell>
          <table:table-cell table:formula="of:=IF([.A6334]=[.A63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defef</text:p>
          </table:table-cell>
          <table:table-cell table:formula="of:=IF([.A6335]=[.A63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dfdfd</text:p>
          </table:table-cell>
          <table:table-cell table:formula="of:=IF([.A6336]=[.A63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dfdfd</text:p>
          </table:table-cell>
          <table:table-cell table:formula="of:=IF([.A6337]=[.A6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dfdfd</text:p>
          </table:table-cell>
          <table:table-cell table:formula="of:=IF([.A6338]=[.A633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eaf27</text:p>
          </table:table-cell>
          <table:table-cell table:formula="of:=IF([.A6339]=[.A63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eb512</text:p>
          </table:table-cell>
          <table:table-cell table:formula="of:=IF([.A6340]=[.A634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eb512</text:p>
          </table:table-cell>
          <table:table-cell table:formula="of:=IF([.A6341]=[.A634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eb70d</text:p>
          </table:table-cell>
          <table:table-cell table:formula="of:=IF([.A6342]=[.A634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ec21a</text:p>
          </table:table-cell>
          <table:table-cell table:formula="of:=IF([.A6343]=[.A63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ec786</text:p>
          </table:table-cell>
          <table:table-cell table:formula="of:=IF([.A6344]=[.A634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eea3a</text:p>
          </table:table-cell>
          <table:table-cell table:formula="of:=IF([.A6345]=[.A63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efefe</text:p>
          </table:table-cell>
          <table:table-cell table:formula="of:=IF([.A6346]=[.A6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efefe</text:p>
          </table:table-cell>
          <table:table-cell table:formula="of:=IF([.A6347]=[.A6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efefe</text:p>
          </table:table-cell>
          <table:table-cell table:formula="of:=IF([.A6348]=[.A6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efefe</text:p>
          </table:table-cell>
          <table:table-cell table:formula="of:=IF([.A6349]=[.A635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0034</text:p>
          </table:table-cell>
          <table:table-cell table:formula="of:=IF([.A6350]=[.A63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1b2d</text:p>
          </table:table-cell>
          <table:table-cell table:formula="of:=IF([.A6351]=[.A63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3944</text:p>
          </table:table-cell>
          <table:table-cell table:formula="of:=IF([.A6352]=[.A63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3b53</text:p>
          </table:table-cell>
          <table:table-cell table:formula="of:=IF([.A6353]=[.A63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4b20</text:p>
          </table:table-cell>
          <table:table-cell table:formula="of:=IF([.A6354]=[.A63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4b20</text:p>
          </table:table-cell>
          <table:table-cell table:formula="of:=IF([.A6355]=[.A6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4b20</text:p>
          </table:table-cell>
          <table:table-cell table:formula="of:=IF([.A6356]=[.A6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4b20</text:p>
          </table:table-cell>
          <table:table-cell table:formula="of:=IF([.A6357]=[.A635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4b68</text:p>
          </table:table-cell>
          <table:table-cell table:formula="of:=IF([.A6358]=[.A63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4d5b</text:p>
          </table:table-cell>
          <table:table-cell table:formula="of:=IF([.A6359]=[.A63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522c</text:p>
          </table:table-cell>
          <table:table-cell table:formula="of:=IF([.A6360]=[.A63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522c</text:p>
          </table:table-cell>
          <table:table-cell table:formula="of:=IF([.A6361]=[.A6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22c</text:p>
          </table:table-cell>
          <table:table-cell table:formula="of:=IF([.A6362]=[.A6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22c</text:p>
          </table:table-cell>
          <table:table-cell table:formula="of:=IF([.A6363]=[.A636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5555</text:p>
          </table:table-cell>
          <table:table-cell table:formula="of:=IF([.A6364]=[.A63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65]=[.A6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66]=[.A6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67]=[.A6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68]=[.A6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69]=[.A6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0]=[.A6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1]=[.A6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2]=[.A6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3]=[.A6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4]=[.A6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5]=[.A6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6]=[.A6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7]=[.A6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8]=[.A6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79]=[.A6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0]=[.A6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1]=[.A6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2]=[.A6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3]=[.A6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4]=[.A6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5]=[.A6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6]=[.A6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5555</text:p>
          </table:table-cell>
          <table:table-cell table:formula="of:=IF([.A6387]=[.A6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5555</text:p>
          </table:table-cell>
          <table:table-cell table:formula="of:=IF([.A6388]=[.A6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5555</text:p>
          </table:table-cell>
          <table:table-cell table:formula="of:=IF([.A6389]=[.A639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5636</text:p>
          </table:table-cell>
          <table:table-cell table:formula="of:=IF([.A6390]=[.A639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5722</text:p>
          </table:table-cell>
          <table:table-cell table:formula="of:=IF([.A6391]=[.A63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5722</text:p>
          </table:table-cell>
          <table:table-cell table:formula="of:=IF([.A6392]=[.A639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5757</text:p>
          </table:table-cell>
          <table:table-cell table:formula="of:=IF([.A6393]=[.A63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5757</text:p>
          </table:table-cell>
          <table:table-cell table:formula="of:=IF([.A6394]=[.A639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584c</text:p>
          </table:table-cell>
          <table:table-cell table:formula="of:=IF([.A6395]=[.A63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584c</text:p>
          </table:table-cell>
          <table:table-cell table:formula="of:=IF([.A6396]=[.A63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f5959</text:p>
          </table:table-cell>
          <table:table-cell table:formula="of:=IF([.A6397]=[.A639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5e27</text:p>
          </table:table-cell>
          <table:table-cell table:formula="of:=IF([.A6398]=[.A639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5f34</text:p>
          </table:table-cell>
          <table:table-cell table:formula="of:=IF([.A6399]=[.A640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333</text:p>
          </table:table-cell>
          <table:table-cell table:formula="of:=IF([.A6400]=[.A640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44f</text:p>
          </table:table-cell>
          <table:table-cell table:formula="of:=IF([.A6401]=[.A640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469</text:p>
          </table:table-cell>
          <table:table-cell table:formula="of:=IF([.A6402]=[.A640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d00</text:p>
          </table:table-cell>
          <table:table-cell table:formula="of:=IF([.A6403]=[.A640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d6f</text:p>
          </table:table-cell>
          <table:table-cell table:formula="of:=IF([.A6404]=[.A640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6e65</text:p>
          </table:table-cell>
          <table:table-cell table:formula="of:=IF([.A6405]=[.A640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008</text:p>
          </table:table-cell>
          <table:table-cell table:formula="of:=IF([.A6406]=[.A640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043</text:p>
          </table:table-cell>
          <table:table-cell table:formula="of:=IF([.A6407]=[.A640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7043</text:p>
          </table:table-cell>
          <table:table-cell table:formula="of:=IF([.A6408]=[.A640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7214</text:p>
          </table:table-cell>
          <table:table-cell table:formula="of:=IF([.A6409]=[.A64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262</text:p>
          </table:table-cell>
          <table:table-cell table:formula="of:=IF([.A6410]=[.A64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643</text:p>
          </table:table-cell>
          <table:table-cell table:formula="of:=IF([.A6411]=[.A64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7643</text:p>
          </table:table-cell>
          <table:table-cell table:formula="of:=IF([.A6412]=[.A641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7700</text:p>
          </table:table-cell>
          <table:table-cell table:formula="of:=IF([.A6413]=[.A641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800</text:p>
          </table:table-cell>
          <table:table-cell table:formula="of:=IF([.A6414]=[.A64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920</text:p>
          </table:table-cell>
          <table:table-cell table:formula="of:=IF([.A6415]=[.A64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9c6</text:p>
          </table:table-cell>
          <table:table-cell table:formula="of:=IF([.A6416]=[.A64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a6e</text:p>
          </table:table-cell>
          <table:table-cell table:formula="of:=IF([.A6417]=[.A64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7c00</text:p>
          </table:table-cell>
          <table:table-cell table:formula="of:=IF([.A6418]=[.A64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d55</text:p>
          </table:table-cell>
          <table:table-cell table:formula="of:=IF([.A6419]=[.A64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f23</text:p>
          </table:table-cell>
          <table:table-cell table:formula="of:=IF([.A6420]=[.A642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7f28</text:p>
          </table:table-cell>
          <table:table-cell table:formula="of:=IF([.A6421]=[.A64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7f28</text:p>
          </table:table-cell>
          <table:table-cell table:formula="of:=IF([.A6422]=[.A642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7f2a</text:p>
          </table:table-cell>
          <table:table-cell table:formula="of:=IF([.A6423]=[.A64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4]=[.A64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5]=[.A6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6]=[.A6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7]=[.A642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8080</text:p>
          </table:table-cell>
          <table:table-cell table:formula="of:=IF([.A6428]=[.A64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29]=[.A6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30]=[.A6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31]=[.A6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32]=[.A6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33]=[.A6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8080</text:p>
          </table:table-cell>
          <table:table-cell table:formula="of:=IF([.A6434]=[.A643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812d</text:p>
          </table:table-cell>
          <table:table-cell table:formula="of:=IF([.A6435]=[.A64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242</text:p>
          </table:table-cell>
          <table:table-cell table:formula="of:=IF([.A6436]=[.A64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619</text:p>
          </table:table-cell>
          <table:table-cell table:formula="of:=IF([.A6437]=[.A64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830</text:p>
          </table:table-cell>
          <table:table-cell table:formula="of:=IF([.A6438]=[.A643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92c</text:p>
          </table:table-cell>
          <table:table-cell table:formula="of:=IF([.A6439]=[.A644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b3c</text:p>
          </table:table-cell>
          <table:table-cell table:formula="of:=IF([.A6440]=[.A64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d3d</text:p>
          </table:table-cell>
          <table:table-cell table:formula="of:=IF([.A6441]=[.A644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e03</text:p>
          </table:table-cell>
          <table:table-cell table:formula="of:=IF([.A6442]=[.A644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8e3d</text:p>
          </table:table-cell>
          <table:table-cell table:formula="of:=IF([.A6443]=[.A644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106</text:p>
          </table:table-cell>
          <table:table-cell table:formula="of:=IF([.A6444]=[.A64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9230</text:p>
          </table:table-cell>
          <table:table-cell table:formula="of:=IF([.A6445]=[.A64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409</text:p>
          </table:table-cell>
          <table:table-cell table:formula="of:=IF([.A6446]=[.A64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633</text:p>
          </table:table-cell>
          <table:table-cell table:formula="of:=IF([.A6447]=[.A64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64a</text:p>
          </table:table-cell>
          <table:table-cell table:formula="of:=IF([.A6448]=[.A644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662</text:p>
          </table:table-cell>
          <table:table-cell table:formula="of:=IF([.A6449]=[.A645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700</text:p>
          </table:table-cell>
          <table:table-cell table:formula="of:=IF([.A6450]=[.A645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9955</text:p>
          </table:table-cell>
          <table:table-cell table:formula="of:=IF([.A6451]=[.A645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11c</text:p>
          </table:table-cell>
          <table:table-cell table:formula="of:=IF([.A6452]=[.A645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14e</text:p>
          </table:table-cell>
          <table:table-cell table:formula="of:=IF([.A6453]=[.A645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316</text:p>
          </table:table-cell>
          <table:table-cell table:formula="of:=IF([.A6454]=[.A645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348</text:p>
          </table:table-cell>
          <table:table-cell table:formula="of:=IF([.A6455]=[.A645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444</text:p>
          </table:table-cell>
          <table:table-cell table:formula="of:=IF([.A6456]=[.A645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a84c</text:p>
          </table:table-cell>
          <table:table-cell table:formula="of:=IF([.A6457]=[.A64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86d</text:p>
          </table:table-cell>
          <table:table-cell table:formula="of:=IF([.A6458]=[.A64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a41</text:p>
          </table:table-cell>
          <table:table-cell table:formula="of:=IF([.A6459]=[.A64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aa41</text:p>
          </table:table-cell>
          <table:table-cell table:formula="of:=IF([.A6460]=[.A6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aa41</text:p>
          </table:table-cell>
          <table:table-cell table:formula="of:=IF([.A6461]=[.A6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aa41</text:p>
          </table:table-cell>
          <table:table-cell table:formula="of:=IF([.A6462]=[.A646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aa64</text:p>
          </table:table-cell>
          <table:table-cell table:formula="of:=IF([.A6463]=[.A64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ab34</text:p>
          </table:table-cell>
          <table:table-cell table:formula="of:=IF([.A6464]=[.A64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12a</text:p>
          </table:table-cell>
          <table:table-cell table:formula="of:=IF([.A6465]=[.A64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22b</text:p>
          </table:table-cell>
          <table:table-cell table:formula="of:=IF([.A6466]=[.A646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30a</text:p>
          </table:table-cell>
          <table:table-cell table:formula="of:=IF([.A6467]=[.A64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b30a</text:p>
          </table:table-cell>
          <table:table-cell table:formula="of:=IF([.A6468]=[.A6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30a</text:p>
          </table:table-cell>
          <table:table-cell table:formula="of:=IF([.A6469]=[.A6470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b32b</text:p>
          </table:table-cell>
          <table:table-cell table:formula="of:=IF([.A6470]=[.A64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333</text:p>
          </table:table-cell>
          <table:table-cell table:formula="of:=IF([.A6471]=[.A6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b333</text:p>
          </table:table-cell>
          <table:table-cell table:formula="of:=IF([.A6472]=[.A647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b345</text:p>
          </table:table-cell>
          <table:table-cell table:formula="of:=IF([.A6473]=[.A64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b345</text:p>
          </table:table-cell>
          <table:table-cell table:formula="of:=IF([.A6474]=[.A64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345</text:p>
          </table:table-cell>
          <table:table-cell table:formula="of:=IF([.A6475]=[.A6476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b401</text:p>
          </table:table-cell>
          <table:table-cell table:formula="of:=IF([.A6476]=[.A647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559</text:p>
          </table:table-cell>
          <table:table-cell table:formula="of:=IF([.A6477]=[.A647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74d</text:p>
          </table:table-cell>
          <table:table-cell table:formula="of:=IF([.A6478]=[.A647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74f</text:p>
          </table:table-cell>
          <table:table-cell table:formula="of:=IF([.A6479]=[.A648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750</text:p>
          </table:table-cell>
          <table:table-cell table:formula="of:=IF([.A6480]=[.A648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86c</text:p>
          </table:table-cell>
          <table:table-cell table:formula="of:=IF([.A6481]=[.A64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2]=[.A6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3]=[.A6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4]=[.A6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5]=[.A6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6]=[.A6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7]=[.A6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8]=[.A6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89]=[.A6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0]=[.A6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1]=[.A6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2]=[.A6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3]=[.A6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4]=[.A6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5]=[.A6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6]=[.A6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7]=[.A6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8]=[.A6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499]=[.A6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0]=[.A6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1]=[.A6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2]=[.A6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3]=[.A6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4]=[.A6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5]=[.A6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6]=[.A6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b86c</text:p>
          </table:table-cell>
          <table:table-cell table:formula="of:=IF([.A6507]=[.A6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b86c</text:p>
          </table:table-cell>
          <table:table-cell table:formula="of:=IF([.A6508]=[.A650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ba24</text:p>
          </table:table-cell>
          <table:table-cell table:formula="of:=IF([.A6509]=[.A651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b27</text:p>
          </table:table-cell>
          <table:table-cell table:formula="of:=IF([.A6510]=[.A651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c01</text:p>
          </table:table-cell>
          <table:table-cell table:formula="of:=IF([.A6511]=[.A651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bd55</text:p>
          </table:table-cell>
          <table:table-cell table:formula="of:=IF([.A6512]=[.A65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bd55</text:p>
          </table:table-cell>
          <table:table-cell table:formula="of:=IF([.A6513]=[.A651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c35a</text:p>
          </table:table-cell>
          <table:table-cell table:formula="of:=IF([.A6514]=[.A651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62e</text:p>
          </table:table-cell>
          <table:table-cell table:formula="of:=IF([.A6515]=[.A651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831</text:p>
          </table:table-cell>
          <table:table-cell table:formula="of:=IF([.A6516]=[.A651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859</text:p>
          </table:table-cell>
          <table:table-cell table:formula="of:=IF([.A6517]=[.A651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894</text:p>
          </table:table-cell>
          <table:table-cell table:formula="of:=IF([.A6518]=[.A651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d34</text:p>
          </table:table-cell>
          <table:table-cell table:formula="of:=IF([.A6519]=[.A652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d40</text:p>
          </table:table-cell>
          <table:table-cell table:formula="of:=IF([.A6520]=[.A65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cd40</text:p>
          </table:table-cell>
          <table:table-cell table:formula="of:=IF([.A6521]=[.A6522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cd5f</text:p>
          </table:table-cell>
          <table:table-cell table:formula="of:=IF([.A6522]=[.A652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e3d</text:p>
          </table:table-cell>
          <table:table-cell table:formula="of:=IF([.A6523]=[.A65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ce3d</text:p>
          </table:table-cell>
          <table:table-cell table:formula="of:=IF([.A6524]=[.A652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cf2b</text:p>
          </table:table-cell>
          <table:table-cell table:formula="of:=IF([.A6525]=[.A652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f33</text:p>
          </table:table-cell>
          <table:table-cell table:formula="of:=IF([.A6526]=[.A65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cf33</text:p>
          </table:table-cell>
          <table:table-cell table:formula="of:=IF([.A6527]=[.A6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cf33</text:p>
          </table:table-cell>
          <table:table-cell table:formula="of:=IF([.A6528]=[.A6529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cf36</text:p>
          </table:table-cell>
          <table:table-cell table:formula="of:=IF([.A6529]=[.A653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cf67</text:p>
          </table:table-cell>
          <table:table-cell table:formula="of:=IF([.A6530]=[.A653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059</text:p>
          </table:table-cell>
          <table:table-cell table:formula="of:=IF([.A6531]=[.A653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10a</text:p>
          </table:table-cell>
          <table:table-cell table:formula="of:=IF([.A6532]=[.A653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13d</text:p>
          </table:table-cell>
          <table:table-cell table:formula="of:=IF([.A6533]=[.A653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1ba</text:p>
          </table:table-cell>
          <table:table-cell table:formula="of:=IF([.A6534]=[.A653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300</text:p>
          </table:table-cell>
          <table:table-cell table:formula="of:=IF([.A6535]=[.A653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33f</text:p>
          </table:table-cell>
          <table:table-cell table:formula="of:=IF([.A6536]=[.A653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343</text:p>
          </table:table-cell>
          <table:table-cell table:formula="of:=IF([.A6537]=[.A653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351</text:p>
          </table:table-cell>
          <table:table-cell table:formula="of:=IF([.A6538]=[.A653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d43b</text:p>
          </table:table-cell>
          <table:table-cell table:formula="of:=IF([.A6539]=[.A65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d441</text:p>
          </table:table-cell>
          <table:table-cell table:formula="of:=IF([.A6540]=[.A654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517</text:p>
          </table:table-cell>
          <table:table-cell table:formula="of:=IF([.A6541]=[.A65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d517</text:p>
          </table:table-cell>
          <table:table-cell table:formula="of:=IF([.A6542]=[.A6543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d54f</text:p>
          </table:table-cell>
          <table:table-cell table:formula="of:=IF([.A6543]=[.A65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d54f</text:p>
          </table:table-cell>
          <table:table-cell table:formula="of:=IF([.A6544]=[.A6545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d85c</text:p>
          </table:table-cell>
          <table:table-cell table:formula="of:=IF([.A6545]=[.A654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a64</text:p>
          </table:table-cell>
          <table:table-cell table:formula="of:=IF([.A6546]=[.A6547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b4e</text:p>
          </table:table-cell>
          <table:table-cell table:formula="of:=IF([.A6547]=[.A654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b4f</text:p>
          </table:table-cell>
          <table:table-cell table:formula="of:=IF([.A6548]=[.A65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db4f</text:p>
          </table:table-cell>
          <table:table-cell table:formula="of:=IF([.A6549]=[.A6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db4f</text:p>
          </table:table-cell>
          <table:table-cell table:formula="of:=IF([.A6550]=[.A6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db4f</text:p>
          </table:table-cell>
          <table:table-cell table:formula="of:=IF([.A6551]=[.A6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db4f</text:p>
          </table:table-cell>
          <table:table-cell table:formula="of:=IF([.A6552]=[.A6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db4f</text:p>
          </table:table-cell>
          <table:table-cell table:formula="of:=IF([.A6553]=[.A6554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db8a</text:p>
          </table:table-cell>
          <table:table-cell table:formula="of:=IF([.A6554]=[.A65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db8a</text:p>
          </table:table-cell>
          <table:table-cell table:formula="of:=IF([.A6555]=[.A6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db8a</text:p>
          </table:table-cell>
          <table:table-cell table:formula="of:=IF([.A6556]=[.A6557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dbb3</text:p>
          </table:table-cell>
          <table:table-cell table:formula="of:=IF([.A6557]=[.A6558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c54</text:p>
          </table:table-cell>
          <table:table-cell table:formula="of:=IF([.A6558]=[.A655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e75</text:p>
          </table:table-cell>
          <table:table-cell table:formula="of:=IF([.A6559]=[.A656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df55</text:p>
          </table:table-cell>
          <table:table-cell table:formula="of:=IF([.A6560]=[.A656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236</text:p>
          </table:table-cell>
          <table:table-cell table:formula="of:=IF([.A6561]=[.A6562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287</text:p>
          </table:table-cell>
          <table:table-cell table:formula="of:=IF([.A6562]=[.A6563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485</text:p>
          </table:table-cell>
          <table:table-cell table:formula="of:=IF([.A6563]=[.A6564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669</text:p>
          </table:table-cell>
          <table:table-cell table:formula="of:=IF([.A6564]=[.A6565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680</text:p>
          </table:table-cell>
          <table:table-cell table:formula="of:=IF([.A6565]=[.A6566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6d5</text:p>
          </table:table-cell>
          <table:table-cell table:formula="of:=IF([.A6566]=[.A65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e6d5</text:p>
          </table:table-cell>
          <table:table-cell table:formula="of:=IF([.A6567]=[.A6568];0;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#ffea59</text:p>
          </table:table-cell>
          <table:table-cell table:formula="of:=IF([.A6568]=[.A6569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b23</text:p>
          </table:table-cell>
          <table:table-cell table:formula="of:=IF([.A6569]=[.A6570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c8c</text:p>
          </table:table-cell>
          <table:table-cell table:formula="of:=IF([.A6570]=[.A6571];0;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#ffef4d</text:p>
          </table:table-cell>
          <table:table-cell table:formula="of:=IF([.A6571]=[.A65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" office:value-type="string" calcext:value-type="string">
            <text:p>#ffef4d</text:p>
          </table:table-cell>
          <table:table-cell table:formula="of:=IF([.A6572]=[.A6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ef4d</text:p>
          </table:table-cell>
          <table:table-cell table:formula="of:=IF([.A6573]=[.A6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" office:value-type="string" calcext:value-type="string">
            <text:p>#ffef4d</text:p>
          </table:table-cell>
          <table:table-cell table:formula="of:=IF([.A6574]=[.A6575];0;1)" office:value-type="float" office:value="0" calcext:value-type="float">
            <text:p>0</text:p>
          </table:table-cell>
        </table:table-row>
        <table:table-row table:style-name="ro1" table:number-rows-repeated="104200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1:Tabelle1.B6575" table:display-filter-buttons="true">
          <table:filter>
            <table:filter-and>
              <table:filter-condition table:data-type="number" table:value="1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4:09:58.440282926</meta:creation-date>
    <dc:date>2023-08-04T14:29:48.742673505</dc:date>
    <meta:editing-duration>PT19M55S</meta:editing-duration>
    <meta:editing-cycles>2</meta:editing-cycles>
    <meta:generator>LibreOffice/7.4.5.1$Linux_X86_64 LibreOffice_project/40$Build-1</meta:generator>
    <meta:document-statistic meta:table-count="1" meta:cell-count="13150" meta:object-count="0"/>
  </office:meta>
</office:document-meta>
</file>